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Times New Roman" svg:font-family="Times New Roman"/>
  </office:font-face-decls>
  <office:automatic-styles>
    <style:style style:family="text" style:name="T10">
      <style:text-properties style:font-name="Times New Roman" fo:font-size="10pt" fo:language="es" fo:country="MX" fo:font-weight="bold"/>
    </style:style>
    <style:style style:family="text" style:name="T14">
      <style:text-properties style:font-name="Times New Roman" fo:font-size="10pt" fo:language="es" fo:country="ES" fo:font-style="italic"/>
    </style:style>
    <style:style style:family="text" style:name="T11"/>
    <style:style style:family="text" style:name="T12">
      <style:text-properties style:text-position="33%" style:font-name="Times New Roman" fo:font-size="10pt" fo:language="es" fo:country="ES"/>
    </style:style>
    <style:style style:family="text" style:name="T13">
      <style:text-properties style:font-name="Times New Roman" fo:font-size="8pt" fo:language="es" fo:country="ES" fo:font-weight="bold"/>
    </style:style>
    <style:style style:family="text" style:name="T1">
      <style:text-properties fo:color="#ffffff" style:font-name="Times New Roman" fo:font-size="18pt" fo:language="es" fo:country="MX" fo:font-weight="bold"/>
    </style:style>
    <style:style style:family="text" style:name="T2">
      <style:text-properties style:font-name="Times New Roman" fo:font-size="16pt" fo:language="es" fo:country="ES" fo:font-weight="bold"/>
    </style:style>
    <style:style style:family="text" style:name="T3">
      <style:text-properties style:font-name="Times New Roman" fo:font-size="16pt" fo:language="es" fo:country="ES"/>
    </style:style>
    <style:style style:family="text" style:name="T4">
      <style:text-properties style:font-name="Times New Roman" fo:font-size="26pt" fo:language="es" fo:country="ES" fo:font-weight="bold"/>
    </style:style>
    <style:style style:family="text" style:name="T5">
      <style:text-properties style:font-name="Times New Roman" fo:font-size="10pt" fo:language="es" fo:country="ES" fo:font-weight="bold"/>
    </style:style>
    <style:style style:family="text" style:name="T6">
      <style:text-properties style:font-name="Times New Roman" fo:font-size="10pt" fo:language="es" fo:country="ES"/>
    </style:style>
    <style:style style:family="text" style:name="T7">
      <style:text-properties style:font-name="Times New Roman" fo:font-size="10pt" fo:language="en" fo:country="GB"/>
    </style:style>
    <style:style style:family="text" style:name="T8">
      <style:text-properties style:font-name="Times New Roman" fo:font-size="12pt" fo:language="es" fo:country="MX" fo:font-weight="bold"/>
    </style:style>
    <style:style style:family="text" style:name="T9">
      <style:text-properties style:font-name="Times New Roman" fo:font-size="10pt" fo:language="es" fo:country="MX"/>
    </style:style>
    <style:style style:family="text" style:name="T15">
      <style:text-properties style:font-name="Times New Roman" fo:font-size="10pt" fo:language="en" fo:country="GB" fo:font-weight="bold"/>
    </style:style>
    <style:style style:family="text" style:name="T16">
      <style:text-properties style:font-name="Times New Roman" fo:font-size="12pt" fo:language="es" fo:country="ES" fo:font-weight="bold"/>
    </style:style>
    <style:style style:family="paragraph" style:name="P40" style:parent-style-name="Normal" style:list-style-name="L19">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35" style:parent-style-name="Normal" style:list-style-name="L14">
      <style:paragraph-properties fo:text-align="left" fo:text-indent="0.000000cm" fo:line-height="100%" fo:margin-left="0.000000cm" style:writing-mode="lr">
        <style:tab-stops>
          <style:tab-stop style:type="left" style:position="0.247917in"/>
        </style:tab-stops>
      </style:paragraph-properties>
    </style:style>
    <style:style style:family="paragraph" style:name="P42" style:parent-style-name="Normal" style:list-style-name="L20">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43" style:parent-style-name="Normal" style:list-style-name="L21">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44" style:parent-style-name="Normal" style:list-style-name="L22">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20" style:parent-style-name="TÃ­tulo 5" style:list-style-name="L2">
      <style:paragraph-properties fo:text-align="left" fo:text-indent="0.000000cm" fo:line-height="100%" fo:margin-left="0.000000cm" fo:keep-with-next="always" style:writing-mode="lr">
        <style:tab-stops>
          <style:tab-stop style:type="left" style:position="0.247917in"/>
        </style:tab-stops>
      </style:paragraph-properties>
    </style:style>
    <style:style style:family="paragraph" style:name="P21" style:parent-style-name="Normal" style:list-style-name="L2">
      <style:paragraph-properties fo:text-align="left" fo:text-indent="0.000000cm" fo:line-height="100%" fo:margin-left="0.000000cm" style:writing-mode="lr">
        <style:tab-stops>
          <style:tab-stop style:type="left" style:position="0.247917in"/>
        </style:tab-stops>
      </style:paragraph-properties>
    </style:style>
    <style:style style:family="paragraph" style:name="P22" style:parent-style-name="Normal" style:list-style-name="L3">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23" style:parent-style-name="Normal" style:list-style-name="L4">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24" style:parent-style-name="Normal" style:list-style-name="L5">
      <style:paragraph-properties fo:text-align="left" fo:text-indent="0.000000cm" fo:line-height="100%" fo:margin-left="0.000000cm" style:writing-mode="lr">
        <style:tab-stops>
          <style:tab-stop style:type="left" style:position="0.247917in"/>
        </style:tab-stops>
      </style:paragraph-properties>
    </style:style>
    <style:style style:family="paragraph" style:name="P25" style:parent-style-name="Normal" style:list-style-name="L6">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26" style:parent-style-name="Normal" style:list-style-name="L7">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27" style:parent-style-name="Normal" style:list-style-name="L8">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28" style:parent-style-name="TÃ­tulo 8">
      <style:paragraph-properties fo:text-align="left" fo:line-height="100%" fo:keep-with-next="always" style:writing-mode="lr"/>
    </style:style>
    <style:style style:family="paragraph" style:name="P29" style:parent-style-name="Texto independiente" style:list-style-name="L9">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39" style:parent-style-name="Normal" style:list-style-name="L18">
      <style:paragraph-properties fo:text-align="left" fo:text-indent="0.000000cm" fo:line-height="100%" fo:margin-left="0.000000cm" style:writing-mode="lr">
        <style:tab-stops>
          <style:tab-stop style:type="left" style:position="0.247917in"/>
        </style:tab-stops>
      </style:paragraph-properties>
    </style:style>
    <style:style style:family="paragraph" style:name="P41" style:parent-style-name="Normal">
      <style:paragraph-properties fo:text-align="justify" fo:text-indent="6.3mm" fo:line-height="100%" style:writing-mode="lr"/>
    </style:style>
    <style:style style:family="paragraph" style:name="P37" style:parent-style-name="Normal" style:list-style-name="L16">
      <style:paragraph-properties fo:text-align="left" fo:text-indent="0.000000cm" fo:line-height="100%" fo:margin-left="0.000000cm" style:writing-mode="lr">
        <style:tab-stops>
          <style:tab-stop style:type="left" style:position="0.247917in"/>
        </style:tab-stops>
      </style:paragraph-properties>
    </style:style>
    <style:style style:family="paragraph" style:name="P3" style:parent-style-name="TÃ­tulo 6">
      <style:paragraph-properties fo:text-align="center" fo:line-height="100%" fo:keep-with-next="always" style:writing-mode="lr"/>
    </style:style>
    <style:style style:family="paragraph" style:name="P31" style:parent-style-name="Texto independiente" style:list-style-name="L11">
      <style:paragraph-properties fo:text-align="justify" fo:text-indent="0.000000cm" fo:line-height="100%" fo:margin-left="0.000000cm" fo:margin-top="6pt" style:writing-mode="lr">
        <style:tab-stops>
          <style:tab-stop style:type="left" style:position="0.247917in"/>
        </style:tab-stops>
      </style:paragraph-properties>
    </style:style>
    <style:style style:family="paragraph" style:name="P36" style:parent-style-name="Normal" style:list-style-name="L15">
      <style:paragraph-properties fo:text-align="left" fo:text-indent="0.000000cm" fo:line-height="100%" fo:margin-left="0.000000cm" style:writing-mode="lr">
        <style:tab-stops>
          <style:tab-stop style:type="left" style:position="0.247917in"/>
        </style:tab-stops>
      </style:paragraph-properties>
    </style:style>
    <style:style style:family="paragraph" style:name="P32" style:parent-style-name="Texto independiente" style:list-style-name="L12">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33" style:parent-style-name="Texto independiente" style:list-style-name="L13">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34" style:parent-style-name="Texto independiente" style:list-style-name="L13">
      <style:paragraph-properties fo:text-align="justify" fo:text-indent="0.000000cm" fo:line-height="100%" fo:margin-left="0.000000cm" fo:margin-top="6pt" style:writing-mode="lr">
        <style:tab-stops>
          <style:tab-stop style:type="left" style:position="0.247917in"/>
        </style:tab-stops>
      </style:paragraph-properties>
    </style:style>
    <style:style style:family="paragraph" style:name="P38" style:parent-style-name="Normal" style:list-style-name="L17">
      <style:paragraph-properties fo:text-align="left" fo:text-indent="0.000000cm" fo:line-height="100%" fo:margin-left="0.000000cm" style:writing-mode="lr">
        <style:tab-stops>
          <style:tab-stop style:type="left" style:position="0.247917in"/>
        </style:tab-stops>
      </style:paragraph-properties>
    </style:style>
    <style:style style:family="paragraph" style:name="P8" style:parent-style-name="Normal">
      <style:paragraph-properties fo:text-align="left" fo:line-height="100%" fo:margin-left="12.5mm" fo:margin-bottom="6pt" style:writing-mode="lr">
        <style:tab-stops>
          <style:tab-stop style:type="right" style:position="5.413194in"/>
        </style:tab-stops>
      </style:paragraph-properties>
    </style:style>
    <style:style style:family="paragraph" style:name="P11" style:parent-style-name="TÃ­tulo de Ã­ndice">
      <style:paragraph-properties fo:text-align="left" fo:line-height="100%" fo:margin-left="25.0mm" fo:margin-bottom="6pt" style:writing-mode="lr">
        <style:tab-stops>
          <style:tab-stop style:type="right" style:position="5.413194in"/>
        </style:tab-stops>
      </style:paragraph-properties>
    </style:style>
    <style:style style:family="paragraph" style:name="P1" style:parent-style-name="Normal">
      <style:paragraph-properties fo:text-align="left" fo:line-height="100%" style:writing-mode="lr"/>
    </style:style>
    <style:style style:family="paragraph" style:name="P2" style:parent-style-name="Heading 1">
      <style:paragraph-properties fo:text-align="justify" fo:line-height="100%" fo:keep-with-next="always" style:writing-mode="lr"/>
    </style:style>
    <style:style style:family="paragraph" style:name="P30" style:parent-style-name="Texto independiente" style:list-style-name="L10">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4" style:parent-style-name="TÃ­tulo 7">
      <style:paragraph-properties fo:text-align="center" fo:line-height="100%" fo:keep-with-next="always" style:writing-mode="lr"/>
    </style:style>
    <style:style style:family="paragraph" style:name="P5" style:parent-style-name="Normal">
      <style:paragraph-properties fo:text-align="center" fo:line-height="100%" style:writing-mode="lr"/>
    </style:style>
    <style:style style:family="paragraph" style:name="P6" style:parent-style-name="TÃ­tulo de Ã­ndice">
      <style:paragraph-properties fo:text-align="left" fo:line-height="100%" style:writing-mode="lr"/>
    </style:style>
    <style:style style:family="paragraph" style:name="P7" style:parent-style-name="TÃ­tulo de Ã­ndice">
      <style:paragraph-properties fo:text-align="left" fo:line-height="100%" fo:margin-bottom="6pt" style:writing-mode="lr">
        <style:tab-stops>
          <style:tab-stop style:type="right" style:position="5.413194in"/>
        </style:tab-stops>
      </style:paragraph-properties>
    </style:style>
    <style:style style:family="paragraph" style:name="P10" style:parent-style-name="TÃ­tulo de Ã­ndice">
      <style:paragraph-properties fo:text-align="left" fo:line-height="100%" fo:margin-left="12.5mm" fo:margin-bottom="6pt" style:writing-mode="lr">
        <style:tab-stops>
          <style:tab-stop style:type="right" style:position="5.413194in"/>
        </style:tab-stops>
      </style:paragraph-properties>
    </style:style>
    <style:style style:family="paragraph" style:name="P9" style:parent-style-name="Normal">
      <style:paragraph-properties fo:text-align="left" fo:line-height="100%" fo:margin-left="25.0mm" fo:margin-bottom="6pt" style:writing-mode="lr">
        <style:tab-stops>
          <style:tab-stop style:type="right" style:position="5.413194in"/>
        </style:tab-stops>
      </style:paragraph-properties>
    </style:style>
    <style:style style:family="paragraph" style:name="P12" style:parent-style-name="Normal">
      <style:paragraph-properties fo:text-align="left" fo:line-height="100%" fo:margin-bottom="6pt" style:writing-mode="lr">
        <style:tab-stops>
          <style:tab-stop style:type="right" style:position="5.413194in"/>
        </style:tab-stops>
      </style:paragraph-properties>
    </style:style>
    <style:style style:family="paragraph" style:name="P13" style:parent-style-name="TÃ­tulo de Ã­ndice">
      <style:paragraph-properties fo:text-align="left" fo:line-height="100%" style:writing-mode="lr">
        <style:tab-stops>
          <style:tab-stop style:type="right" style:position="5.413194in"/>
        </style:tab-stops>
      </style:paragraph-properties>
    </style:style>
    <style:style style:family="paragraph" style:name="P14" style:parent-style-name="Normal">
      <style:paragraph-properties fo:text-align="left" fo:line-height="100%" style:writing-mode="lr">
        <style:tab-stops>
          <style:tab-stop style:type="right" style:position="5.413194in"/>
        </style:tab-stops>
      </style:paragraph-properties>
    </style:style>
    <style:style style:family="paragraph" style:name="P15" style:parent-style-name="Normal">
      <style:paragraph-properties fo:text-align="justify" fo:line-height="100%" style:writing-mode="lr"/>
    </style:style>
    <style:style style:family="paragraph" style:name="P16" style:parent-style-name="Texto independiente">
      <style:paragraph-properties fo:text-align="justify" fo:line-height="100%" style:writing-mode="lr"/>
    </style:style>
    <style:style style:family="paragraph" style:name="P17" style:parent-style-name="Heading 2">
      <style:paragraph-properties fo:text-align="justify" fo:line-height="100%" fo:keep-with-next="always" style:writing-mode="lr"/>
    </style:style>
    <style:style style:family="paragraph" style:name="P18" style:parent-style-name="Normal" style:list-style-name="L1">
      <style:paragraph-properties fo:text-align="justify" fo:text-indent="0.000000cm" fo:line-height="100%" fo:margin-left="0.000000cm" style:writing-mode="lr">
        <style:tab-stops>
          <style:tab-stop style:type="left" style:position="0.247917in"/>
        </style:tab-stops>
      </style:paragraph-properties>
    </style:style>
    <style:style style:family="paragraph" style:name="P19" style:parent-style-name="Heading 4">
      <style:paragraph-properties fo:text-align="center" fo:line-height="100%" fo:keep-with-next="always" style:writing-mode="lr"/>
    </style:style>
    <style:style style:family="section" style:name="Sect1"/>
    <style:style style:family="table" style:name="Table7">
      <style:table-properties style:width="126.200000mm" table:align="margins" fo:margin-left="-1.2mm"/>
    </style:style>
    <style:style style:family="table" style:name="Table8">
      <style:table-properties style:width="182.200000mm" table:align="margins" fo:margin-left="-1.2mm"/>
    </style:style>
    <style:style style:family="table" style:name="Table9">
      <style:table-properties style:width="297.400000mm" table:align="margins" fo:margin-left="-1.2mm"/>
    </style:style>
    <style:style style:family="table" style:name="Table10">
      <style:table-properties style:width="242.400000mm" table:align="margins" fo:margin-left="-1.2mm"/>
    </style:style>
    <style:style style:family="table" style:name="Table11">
      <style:table-properties style:width="883.000000mm" table:align="margins" fo:margin-left="-1.2mm"/>
    </style:style>
    <style:style style:family="table" style:name="Table12">
      <style:table-properties style:width="2112.000000mm" table:align="margins" fo:margin-left="-1.2mm"/>
    </style:style>
    <style:style style:family="table" style:name="Table13">
      <style:table-properties style:width="314.400000mm" table:align="margins" fo:margin-left="-1.2mm"/>
    </style:style>
    <style:style style:family="table" style:name="Table14">
      <style:table-properties style:width="152.500000mm" table:align="margins" fo:margin-left="-1.2mm"/>
    </style:style>
    <style:style style:family="table" style:name="Table15">
      <style:table-properties style:width="152.500000mm" table:align="margins" fo:margin-left="-1.2mm"/>
    </style:style>
    <style:style style:family="table" style:name="Table16">
      <style:table-properties style:width="302.400000mm" table:align="margins" fo:margin-left="-1.2mm"/>
    </style:style>
    <style:style style:family="table" style:name="Table17">
      <style:table-properties style:width="152.500000mm" table:align="margins" fo:margin-left="-1.2mm"/>
    </style:style>
    <style:style style:family="table" style:name="Table1">
      <style:table-properties style:width="53.100000mm" table:align="margins" fo:margin-left="-1.2mm"/>
    </style:style>
    <style:style style:family="table" style:name="Table2">
      <style:table-properties style:width="152.500000mm" table:align="margins" fo:margin-left="-1.2mm"/>
    </style:style>
    <style:style style:family="table" style:name="Table3">
      <style:table-properties style:width="152.500000mm" table:align="margins" fo:margin-left="-1.2mm"/>
    </style:style>
    <style:style style:family="table" style:name="Table4">
      <style:table-properties style:width="148.700000mm" table:align="margins" fo:margin-left="-1.2mm"/>
    </style:style>
    <style:style style:family="table" style:name="Table5">
      <style:table-properties style:width="152.500000mm" table:align="margins" fo:margin-left="-1.2mm"/>
    </style:style>
    <style:style style:family="table" style:name="Table6">
      <style:table-properties style:width="3326.400000mm" table:align="margins" fo:margin-left="-1.2mm"/>
    </style:style>
    <style:style style:family="table-column" style:name="Table1.col1">
      <style:table-column-properties style:column-width="53.1mm"/>
    </style:style>
    <style:style style:family="table-column" style:name="Table13.col10">
      <style:table-column-properties style:column-width="28.7mm"/>
    </style:style>
    <style:style style:family="table-column" style:name="Table13.col11">
      <style:table-column-properties style:column-width="20.0mm"/>
    </style:style>
    <style:style style:family="table-column" style:name="Table13.col12">
      <style:table-column-properties style:column-width="29.9mm"/>
    </style:style>
    <style:style style:family="table-column" style:name="Table11.col10">
      <style:table-column-properties style:column-width="76.2mm"/>
    </style:style>
    <style:style style:family="table-column" style:name="Table11.col11">
      <style:table-column-properties style:column-width="12.1mm"/>
    </style:style>
    <style:style style:family="table-column" style:name="Table11.col12">
      <style:table-column-properties style:column-width="76.2mm"/>
    </style:style>
    <style:style style:family="table-column" style:name="Table11.col13">
      <style:table-column-properties style:column-width="12.1mm"/>
    </style:style>
    <style:style style:family="table-column" style:name="Table11.col14">
      <style:table-column-properties style:column-width="76.2mm"/>
    </style:style>
    <style:style style:family="table-column" style:name="Table11.col15">
      <style:table-column-properties style:column-width="12.1mm"/>
    </style:style>
    <style:style style:family="table-column" style:name="Table11.col16">
      <style:table-column-properties style:column-width="76.2mm"/>
    </style:style>
    <style:style style:family="table-column" style:name="Table11.col17">
      <style:table-column-properties style:column-width="12.1mm"/>
    </style:style>
    <style:style style:family="table-column" style:name="Table11.col18">
      <style:table-column-properties style:column-width="76.2mm"/>
    </style:style>
    <style:style style:family="table-column" style:name="Table11.col19">
      <style:table-column-properties style:column-width="12.1mm"/>
    </style:style>
    <style:style style:family="table-column" style:name="Table9.col1">
      <style:table-column-properties style:column-width="26.2mm"/>
    </style:style>
    <style:style style:family="table-column" style:name="Table9.col2">
      <style:table-column-properties style:column-width="30.0mm"/>
    </style:style>
    <style:style style:family="table-column" style:name="Table9.col3">
      <style:table-column-properties style:column-width="30.0mm"/>
    </style:style>
    <style:style style:family="table-column" style:name="Table9.col4">
      <style:table-column-properties style:column-width="30.0mm"/>
    </style:style>
    <style:style style:family="table-column" style:name="Table9.col5">
      <style:table-column-properties style:column-width="32.5mm"/>
    </style:style>
    <style:style style:family="table-column" style:name="Table9.col6">
      <style:table-column-properties style:column-width="26.2mm"/>
    </style:style>
    <style:style style:family="table-column" style:name="Table9.col7">
      <style:table-column-properties style:column-width="30.0mm"/>
    </style:style>
    <style:style style:family="table-column" style:name="Table9.col8">
      <style:table-column-properties style:column-width="30.0mm"/>
    </style:style>
    <style:style style:family="table-column" style:name="Table9.col9">
      <style:table-column-properties style:column-width="30.0mm"/>
    </style:style>
    <style:style style:family="table-column" style:name="Table12.col17">
      <style:table-column-properties style:column-width="41.2mm"/>
    </style:style>
    <style:style style:family="table-column" style:name="Table5.col1">
      <style:table-column-properties style:column-width="152.5mm"/>
    </style:style>
    <style:style style:family="table-column" style:name="Table12.col18">
      <style:table-column-properties style:column-width="64.4mm"/>
    </style:style>
    <style:style style:family="table-column" style:name="Table11.col20">
      <style:table-column-properties style:column-width="76.2mm"/>
    </style:style>
    <style:style style:family="table-column" style:name="Table11.col1">
      <style:table-column-properties style:column-width="12.1mm"/>
    </style:style>
    <style:style style:family="table-column" style:name="Table11.col2">
      <style:table-column-properties style:column-width="76.2mm"/>
    </style:style>
    <style:style style:family="table-column" style:name="Table11.col3">
      <style:table-column-properties style:column-width="12.1mm"/>
    </style:style>
    <style:style style:family="table-column" style:name="Table11.col4">
      <style:table-column-properties style:column-width="76.2mm"/>
    </style:style>
    <style:style style:family="table-column" style:name="Table11.col5">
      <style:table-column-properties style:column-width="12.1mm"/>
    </style:style>
    <style:style style:family="table-column" style:name="Table11.col6">
      <style:table-column-properties style:column-width="76.2mm"/>
    </style:style>
    <style:style style:family="table-column" style:name="Table6.col11">
      <style:table-column-properties style:column-width="23.6mm"/>
    </style:style>
    <style:style style:family="table-column" style:name="Table6.col12">
      <style:table-column-properties style:column-width="27.9mm"/>
    </style:style>
    <style:style style:family="table-column" style:name="Table6.col13">
      <style:table-column-properties style:column-width="99.7mm"/>
    </style:style>
    <style:style style:family="table-column" style:name="Table6.col14">
      <style:table-column-properties style:column-width="23.6mm"/>
    </style:style>
    <style:style style:family="table-column" style:name="Table6.col15">
      <style:table-column-properties style:column-width="27.9mm"/>
    </style:style>
    <style:style style:family="table-column" style:name="Table6.col16">
      <style:table-column-properties style:column-width="99.7mm"/>
    </style:style>
    <style:style style:family="table-column" style:name="Table6.col17">
      <style:table-column-properties style:column-width="23.6mm"/>
    </style:style>
    <style:style style:family="table-column" style:name="Table6.col18">
      <style:table-column-properties style:column-width="27.9mm"/>
    </style:style>
    <style:style style:family="table-column" style:name="Table6.col19">
      <style:table-column-properties style:column-width="99.7mm"/>
    </style:style>
    <style:style style:family="table-column" style:name="Table6.col61">
      <style:table-column-properties style:column-width="99.7mm"/>
    </style:style>
    <style:style style:family="table-column" style:name="Table6.col20">
      <style:table-column-properties style:column-width="23.6mm"/>
    </style:style>
    <style:style style:family="table-column" style:name="Table6.col21">
      <style:table-column-properties style:column-width="27.9mm"/>
    </style:style>
    <style:style style:family="table-column" style:name="Table6.col22">
      <style:table-column-properties style:column-width="99.7mm"/>
    </style:style>
    <style:style style:family="table-column" style:name="Table6.col23">
      <style:table-column-properties style:column-width="23.6mm"/>
    </style:style>
    <style:style style:family="table-column" style:name="Table6.col24">
      <style:table-column-properties style:column-width="27.9mm"/>
    </style:style>
    <style:style style:family="table-column" style:name="Table6.col25">
      <style:table-column-properties style:column-width="99.7mm"/>
    </style:style>
    <style:style style:family="table-column" style:name="Table6.col26">
      <style:table-column-properties style:column-width="23.6mm"/>
    </style:style>
    <style:style style:family="table-column" style:name="Table6.col27">
      <style:table-column-properties style:column-width="27.9mm"/>
    </style:style>
    <style:style style:family="table-column" style:name="Table6.col28">
      <style:table-column-properties style:column-width="99.7mm"/>
    </style:style>
    <style:style style:family="table-column" style:name="Table6.col29">
      <style:table-column-properties style:column-width="23.6mm"/>
    </style:style>
    <style:style style:family="table-column" style:name="Table9.col10">
      <style:table-column-properties style:column-width="32.5mm"/>
    </style:style>
    <style:style style:family="table-column" style:name="Table4.col1">
      <style:table-column-properties style:column-width="36.2mm"/>
    </style:style>
    <style:style style:family="table-column" style:name="Table4.col2">
      <style:table-column-properties style:column-width="112.5mm"/>
    </style:style>
    <style:style style:family="table-column" style:name="Table6.col10">
      <style:table-column-properties style:column-width="99.7mm"/>
    </style:style>
    <style:style style:family="table-column" style:name="Table13.col1">
      <style:table-column-properties style:column-width="28.7mm"/>
    </style:style>
    <style:style style:family="table-column" style:name="Table11.col7">
      <style:table-column-properties style:column-width="12.1mm"/>
    </style:style>
    <style:style style:family="table-column" style:name="Table11.col8">
      <style:table-column-properties style:column-width="76.2mm"/>
    </style:style>
    <style:style style:family="table-column" style:name="Table13.col3">
      <style:table-column-properties style:column-width="29.9mm"/>
    </style:style>
    <style:style style:family="table-column" style:name="Table11.col9">
      <style:table-column-properties style:column-width="12.1mm"/>
    </style:style>
    <style:style style:family="table-column" style:name="Table8.col1">
      <style:table-column-properties style:column-width="21.2mm"/>
    </style:style>
    <style:style style:family="table-column" style:name="Table8.col2">
      <style:table-column-properties style:column-width="22.5mm"/>
    </style:style>
    <style:style style:family="table-column" style:name="Table8.col3">
      <style:table-column-properties style:column-width="22.5mm"/>
    </style:style>
    <style:style style:family="table-column" style:name="Table8.col4">
      <style:table-column-properties style:column-width="24.9mm"/>
    </style:style>
    <style:style style:family="table-column" style:name="Table8.col5">
      <style:table-column-properties style:column-width="21.2mm"/>
    </style:style>
    <style:style style:family="table-column" style:name="Table8.col6">
      <style:table-column-properties style:column-width="22.5mm"/>
    </style:style>
    <style:style style:family="table-column" style:name="Table8.col7">
      <style:table-column-properties style:column-width="22.5mm"/>
    </style:style>
    <style:style style:family="table-column" style:name="Table6.col32">
      <style:table-column-properties style:column-width="23.6mm"/>
    </style:style>
    <style:style style:family="table-column" style:name="Table6.col33">
      <style:table-column-properties style:column-width="27.9mm"/>
    </style:style>
    <style:style style:family="table-column" style:name="Table6.col34">
      <style:table-column-properties style:column-width="99.7mm"/>
    </style:style>
    <style:style style:family="table-column" style:name="Table6.col35">
      <style:table-column-properties style:column-width="23.6mm"/>
    </style:style>
    <style:style style:family="table-column" style:name="Table6.col36">
      <style:table-column-properties style:column-width="27.9mm"/>
    </style:style>
    <style:style style:family="table-column" style:name="Table6.col37">
      <style:table-column-properties style:column-width="99.7mm"/>
    </style:style>
    <style:style style:family="table-column" style:name="Table6.col38">
      <style:table-column-properties style:column-width="23.6mm"/>
    </style:style>
    <style:style style:family="table-column" style:name="Table6.col39">
      <style:table-column-properties style:column-width="27.9mm"/>
    </style:style>
    <style:style style:family="table-column" style:name="Table10.col1">
      <style:table-column-properties style:column-width="26.2mm"/>
    </style:style>
    <style:style style:family="table-column" style:name="Table10.col2">
      <style:table-column-properties style:column-width="27.5mm"/>
    </style:style>
    <style:style style:family="table-column" style:name="Table10.col3">
      <style:table-column-properties style:column-width="32.5mm"/>
    </style:style>
    <style:style style:family="table-column" style:name="Table10.col4">
      <style:table-column-properties style:column-width="35.0mm"/>
    </style:style>
    <style:style style:family="table-column" style:name="Table10.col5">
      <style:table-column-properties style:column-width="26.2mm"/>
    </style:style>
    <style:style style:family="table-column" style:name="Table10.col6">
      <style:table-column-properties style:column-width="27.5mm"/>
    </style:style>
    <style:style style:family="table-column" style:name="Table10.col7">
      <style:table-column-properties style:column-width="32.5mm"/>
    </style:style>
    <style:style style:family="table-column" style:name="Table10.col8">
      <style:table-column-properties style:column-width="35.0mm"/>
    </style:style>
    <style:style style:family="table-column" style:name="Table12.col40">
      <style:table-column-properties style:column-width="64.4mm"/>
    </style:style>
    <style:style style:family="table-column" style:name="Table14.col1">
      <style:table-column-properties style:column-width="152.5mm"/>
    </style:style>
    <style:style style:family="table-column" style:name="Table6.col40">
      <style:table-column-properties style:column-width="99.7mm"/>
    </style:style>
    <style:style style:family="table-column" style:name="Table6.col41">
      <style:table-column-properties style:column-width="23.6mm"/>
    </style:style>
    <style:style style:family="table-column" style:name="Table6.col42">
      <style:table-column-properties style:column-width="27.9mm"/>
    </style:style>
    <style:style style:family="table-column" style:name="Table6.col43">
      <style:table-column-properties style:column-width="99.7mm"/>
    </style:style>
    <style:style style:family="table-column" style:name="Table6.col44">
      <style:table-column-properties style:column-width="23.6mm"/>
    </style:style>
    <style:style style:family="table-column" style:name="Table6.col45">
      <style:table-column-properties style:column-width="27.9mm"/>
    </style:style>
    <style:style style:family="table-column" style:name="Table6.col46">
      <style:table-column-properties style:column-width="99.7mm"/>
    </style:style>
    <style:style style:family="table-column" style:name="Table6.col47">
      <style:table-column-properties style:column-width="23.6mm"/>
    </style:style>
    <style:style style:family="table-column" style:name="Table6.col48">
      <style:table-column-properties style:column-width="27.9mm"/>
    </style:style>
    <style:style style:family="table-column" style:name="Table6.col49">
      <style:table-column-properties style:column-width="99.7mm"/>
    </style:style>
    <style:style style:family="table-column" style:name="Table15.col1">
      <style:table-column-properties style:column-width="152.5mm"/>
    </style:style>
    <style:style style:family="table-column" style:name="Table6.col50">
      <style:table-column-properties style:column-width="23.6mm"/>
    </style:style>
    <style:style style:family="table-column" style:name="Table6.col51">
      <style:table-column-properties style:column-width="27.9mm"/>
    </style:style>
    <style:style style:family="table-column" style:name="Table6.col52">
      <style:table-column-properties style:column-width="99.7mm"/>
    </style:style>
    <style:style style:family="table-column" style:name="Table6.col53">
      <style:table-column-properties style:column-width="23.6mm"/>
    </style:style>
    <style:style style:family="table-column" style:name="Table6.col54">
      <style:table-column-properties style:column-width="27.9mm"/>
    </style:style>
    <style:style style:family="table-column" style:name="Table6.col55">
      <style:table-column-properties style:column-width="99.7mm"/>
    </style:style>
    <style:style style:family="table-column" style:name="Table3.col1">
      <style:table-column-properties style:column-width="152.5mm"/>
    </style:style>
    <style:style style:family="table-column" style:name="Table6.col57">
      <style:table-column-properties style:column-width="27.9mm"/>
    </style:style>
    <style:style style:family="table-column" style:name="Table6.col58">
      <style:table-column-properties style:column-width="99.7mm"/>
    </style:style>
    <style:style style:family="table-column" style:name="Table6.col59">
      <style:table-column-properties style:column-width="23.6mm"/>
    </style:style>
    <style:style style:family="table-column" style:name="Table12.col10">
      <style:table-column-properties style:column-width="64.4mm"/>
    </style:style>
    <style:style style:family="table-column" style:name="Table12.col11">
      <style:table-column-properties style:column-width="41.2mm"/>
    </style:style>
    <style:style style:family="table-column" style:name="Table12.col12">
      <style:table-column-properties style:column-width="64.4mm"/>
    </style:style>
    <style:style style:family="table-column" style:name="Table12.col13">
      <style:table-column-properties style:column-width="41.2mm"/>
    </style:style>
    <style:style style:family="table-column" style:name="Table12.col14">
      <style:table-column-properties style:column-width="64.4mm"/>
    </style:style>
    <style:style style:family="table-column" style:name="Table12.col15">
      <style:table-column-properties style:column-width="41.2mm"/>
    </style:style>
    <style:style style:family="table-column" style:name="Table12.col16">
      <style:table-column-properties style:column-width="64.4mm"/>
    </style:style>
    <style:style style:family="table-column" style:name="Table7.col1">
      <style:table-column-properties style:column-width="63.1mm"/>
    </style:style>
    <style:style style:family="table-column" style:name="Table7.col2">
      <style:table-column-properties style:column-width="63.1mm"/>
    </style:style>
    <style:style style:family="table-column" style:name="Table12.col19">
      <style:table-column-properties style:column-width="41.2mm"/>
    </style:style>
    <style:style style:family="table-column" style:name="Table6.col60">
      <style:table-column-properties style:column-width="27.9mm"/>
    </style:style>
    <style:style style:family="table-column" style:name="Table6.col56">
      <style:table-column-properties style:column-width="23.6mm"/>
    </style:style>
    <style:style style:family="table-column" style:name="Table6.col62">
      <style:table-column-properties style:column-width="23.6mm"/>
    </style:style>
    <style:style style:family="table-column" style:name="Table6.col63">
      <style:table-column-properties style:column-width="27.9mm"/>
    </style:style>
    <style:style style:family="table-column" style:name="Table6.col64">
      <style:table-column-properties style:column-width="99.7mm"/>
    </style:style>
    <style:style style:family="table-column" style:name="Table6.col65">
      <style:table-column-properties style:column-width="23.6mm"/>
    </style:style>
    <style:style style:family="table-column" style:name="Table6.col66">
      <style:table-column-properties style:column-width="27.9mm"/>
    </style:style>
    <style:style style:family="table-column" style:name="Table12.col20">
      <style:table-column-properties style:column-width="64.4mm"/>
    </style:style>
    <style:style style:family="table-column" style:name="Table12.col21">
      <style:table-column-properties style:column-width="41.2mm"/>
    </style:style>
    <style:style style:family="table-column" style:name="Table12.col22">
      <style:table-column-properties style:column-width="64.4mm"/>
    </style:style>
    <style:style style:family="table-column" style:name="Table12.col23">
      <style:table-column-properties style:column-width="41.2mm"/>
    </style:style>
    <style:style style:family="table-column" style:name="Table12.col24">
      <style:table-column-properties style:column-width="64.4mm"/>
    </style:style>
    <style:style style:family="table-column" style:name="Table12.col25">
      <style:table-column-properties style:column-width="41.2mm"/>
    </style:style>
    <style:style style:family="table-column" style:name="Table12.col26">
      <style:table-column-properties style:column-width="64.4mm"/>
    </style:style>
    <style:style style:family="table-column" style:name="Table12.col27">
      <style:table-column-properties style:column-width="41.2mm"/>
    </style:style>
    <style:style style:family="table-column" style:name="Table12.col28">
      <style:table-column-properties style:column-width="64.4mm"/>
    </style:style>
    <style:style style:family="table-column" style:name="Table12.col29">
      <style:table-column-properties style:column-width="41.2mm"/>
    </style:style>
    <style:style style:family="table-column" style:name="Table13.col2">
      <style:table-column-properties style:column-width="20.0mm"/>
    </style:style>
    <style:style style:family="table-column" style:name="Table6.col31">
      <style:table-column-properties style:column-width="99.7mm"/>
    </style:style>
    <style:style style:family="table-column" style:name="Table13.col4">
      <style:table-column-properties style:column-width="28.7mm"/>
    </style:style>
    <style:style style:family="table-column" style:name="Table8.col8">
      <style:table-column-properties style:column-width="24.9mm"/>
    </style:style>
    <style:style style:family="table-column" style:name="Table13.col6">
      <style:table-column-properties style:column-width="29.9mm"/>
    </style:style>
    <style:style style:family="table-column" style:name="Table13.col7">
      <style:table-column-properties style:column-width="28.7mm"/>
    </style:style>
    <style:style style:family="table-column" style:name="Table13.col8">
      <style:table-column-properties style:column-width="20.0mm"/>
    </style:style>
    <style:style style:family="table-column" style:name="Table13.col9">
      <style:table-column-properties style:column-width="29.9mm"/>
    </style:style>
    <style:style style:family="table-column" style:name="Table17.col1">
      <style:table-column-properties style:column-width="152.5mm"/>
    </style:style>
    <style:style style:family="table-column" style:name="Table12.col30">
      <style:table-column-properties style:column-width="64.4mm"/>
    </style:style>
    <style:style style:family="table-column" style:name="Table12.col31">
      <style:table-column-properties style:column-width="41.2mm"/>
    </style:style>
    <style:style style:family="table-column" style:name="Table12.col32">
      <style:table-column-properties style:column-width="64.4mm"/>
    </style:style>
    <style:style style:family="table-column" style:name="Table12.col33">
      <style:table-column-properties style:column-width="41.2mm"/>
    </style:style>
    <style:style style:family="table-column" style:name="Table12.col34">
      <style:table-column-properties style:column-width="64.4mm"/>
    </style:style>
    <style:style style:family="table-column" style:name="Table12.col35">
      <style:table-column-properties style:column-width="41.2mm"/>
    </style:style>
    <style:style style:family="table-column" style:name="Table12.col36">
      <style:table-column-properties style:column-width="64.4mm"/>
    </style:style>
    <style:style style:family="table-column" style:name="Table12.col37">
      <style:table-column-properties style:column-width="41.2mm"/>
    </style:style>
    <style:style style:family="table-column" style:name="Table12.col38">
      <style:table-column-properties style:column-width="64.4mm"/>
    </style:style>
    <style:style style:family="table-column" style:name="Table12.col39">
      <style:table-column-properties style:column-width="41.2mm"/>
    </style:style>
    <style:style style:family="table-column" style:name="Table2.col1">
      <style:table-column-properties style:column-width="152.5mm"/>
    </style:style>
    <style:style style:family="table-column" style:name="Table6.col1">
      <style:table-column-properties style:column-width="99.7mm"/>
    </style:style>
    <style:style style:family="table-column" style:name="Table6.col2">
      <style:table-column-properties style:column-width="23.6mm"/>
    </style:style>
    <style:style style:family="table-column" style:name="Table6.col3">
      <style:table-column-properties style:column-width="27.9mm"/>
    </style:style>
    <style:style style:family="table-column" style:name="Table6.col4">
      <style:table-column-properties style:column-width="99.7mm"/>
    </style:style>
    <style:style style:family="table-column" style:name="Table6.col5">
      <style:table-column-properties style:column-width="23.6mm"/>
    </style:style>
    <style:style style:family="table-column" style:name="Table6.col6">
      <style:table-column-properties style:column-width="27.9mm"/>
    </style:style>
    <style:style style:family="table-column" style:name="Table6.col7">
      <style:table-column-properties style:column-width="99.7mm"/>
    </style:style>
    <style:style style:family="table-column" style:name="Table6.col8">
      <style:table-column-properties style:column-width="23.6mm"/>
    </style:style>
    <style:style style:family="table-column" style:name="Table6.col9">
      <style:table-column-properties style:column-width="27.9mm"/>
    </style:style>
    <style:style style:family="table-column" style:name="Table12.col1">
      <style:table-column-properties style:column-width="41.2mm"/>
    </style:style>
    <style:style style:family="table-column" style:name="Table12.col2">
      <style:table-column-properties style:column-width="64.4mm"/>
    </style:style>
    <style:style style:family="table-column" style:name="Table12.col3">
      <style:table-column-properties style:column-width="41.2mm"/>
    </style:style>
    <style:style style:family="table-column" style:name="Table12.col4">
      <style:table-column-properties style:column-width="64.4mm"/>
    </style:style>
    <style:style style:family="table-column" style:name="Table12.col5">
      <style:table-column-properties style:column-width="41.2mm"/>
    </style:style>
    <style:style style:family="table-column" style:name="Table12.col6">
      <style:table-column-properties style:column-width="64.4mm"/>
    </style:style>
    <style:style style:family="table-column" style:name="Table12.col7">
      <style:table-column-properties style:column-width="41.2mm"/>
    </style:style>
    <style:style style:family="table-column" style:name="Table12.col8">
      <style:table-column-properties style:column-width="64.4mm"/>
    </style:style>
    <style:style style:family="table-column" style:name="Table12.col9">
      <style:table-column-properties style:column-width="41.2mm"/>
    </style:style>
    <style:style style:family="table-column" style:name="Table16.col1">
      <style:table-column-properties style:column-width="13.7mm"/>
    </style:style>
    <style:style style:family="table-column" style:name="Table16.col2">
      <style:table-column-properties style:column-width="137.5mm"/>
    </style:style>
    <style:style style:family="table-column" style:name="Table16.col3">
      <style:table-column-properties style:column-width="13.7mm"/>
    </style:style>
    <style:style style:family="table-column" style:name="Table16.col4">
      <style:table-column-properties style:column-width="137.5mm"/>
    </style:style>
    <style:style style:family="table-column" style:name="Table6.col30">
      <style:table-column-properties style:column-width="27.9mm"/>
    </style:style>
    <style:style style:family="table-column" style:name="Table13.col5">
      <style:table-column-properties style:column-width="20.0mm"/>
    </style:style>
    <style:style style:family="table-cell" style:name="Table6_col3_row1">
      <style:table-cell-properties fo:border-left="0.000000px solid #000000" fo:border-right="0.000000px solid #000000" fo:border-top="0.000000pt solid #000000" fo:border-bottom="0.000000px solid #000000" fo:background-color="#ffffff"/>
    </style:style>
    <style:style style:family="table-cell" style:name="Table6_col3_row2">
      <style:table-cell-properties fo:border-left="0.000000px solid #000000" fo:border-right="0.000000px solid #000000" fo:border-top="0.000000pt solid #000000" fo:border-bottom="0.000000px solid #000000" fo:background-color="#ffffff"/>
    </style:style>
    <style:style style:family="table-cell" style:name="Table6_col3_row3">
      <style:table-cell-properties fo:border-left="0.000000px solid #000000" fo:border-right="0.000000px solid #000000" fo:border-top="0.000000pt solid #000000" fo:border-bottom="0.000000px solid #000000" fo:background-color="#ffffff"/>
    </style:style>
    <style:style style:family="table-cell" style:name="Table6_col3_row4">
      <style:table-cell-properties fo:border-left="0.000000px solid #000000" fo:border-right="0.000000px solid #000000" fo:border-top="0.000000pt solid #000000" fo:border-bottom="0.000000px solid #000000" fo:background-color="#ffffff"/>
    </style:style>
    <style:style style:family="table-cell" style:name="Table6_col1_row1">
      <style:table-cell-properties fo:border-left="0.000000px solid #000000" fo:border-right="0.000000px solid #000000" fo:border-top="0.000000pt solid #000000" fo:border-bottom="0.000000px solid #000000" fo:background-color="#ffffff"/>
    </style:style>
    <style:style style:family="table-cell" style:name="Table8_col3_row1">
      <style:table-cell-properties fo:border-left="0.000000px solid #000000" fo:border-right="0.000000px solid #000000" fo:border-top="0.000000pt solid #000000" fo:border-bottom="0.000000px solid #000000" fo:background-color="#ffffff"/>
    </style:style>
    <style:style style:family="table-cell" style:name="Table6_col3_row7">
      <style:table-cell-properties fo:border-left="0.000000px solid #000000" fo:border-right="0.000000px solid #000000" fo:border-top="0.000000pt solid #000000" fo:border-bottom="0.000000px solid #000000" fo:background-color="#ffffff"/>
    </style:style>
    <style:style style:family="table-cell" style:name="Table6_col3_row8">
      <style:table-cell-properties fo:border-left="0.000000px solid #000000" fo:border-right="0.000000px solid #000000" fo:border-top="0.000000pt solid #000000" fo:border-bottom="0.000000px solid #000000" fo:background-color="#ffffff"/>
    </style:style>
    <style:style style:family="table-cell" style:name="Table11_col1_row6">
      <style:table-cell-properties fo:border-left="0.000000px solid #000000" fo:border-right="0.000000px solid #000000" fo:border-top="0.000000pt solid #000000" fo:border-bottom="0.000000px solid #000000" fo:background-color="#ffffff"/>
    </style:style>
    <style:style style:family="table-cell" style:name="Table11_col1_row7">
      <style:table-cell-properties fo:border-left="0.000000px solid #000000" fo:border-right="0.000000px solid #000000" fo:border-top="0.000000pt solid #000000" fo:border-bottom="0.000000px solid #000000" fo:background-color="#ffffff"/>
    </style:style>
    <style:style style:family="table-cell" style:name="Table6_col1_row5">
      <style:table-cell-properties fo:border-left="0.000000px solid #000000" fo:border-right="0.000000px solid #000000" fo:border-top="0.000000pt solid #000000" fo:border-bottom="0.000000px solid #000000" fo:background-color="#ffffff"/>
    </style:style>
    <style:style style:family="table-cell" style:name="Table8_col1_row1">
      <style:table-cell-properties fo:border-left="0.000000px solid #000000" fo:border-right="0.000000px solid #000000" fo:border-top="0.000000pt solid #000000" fo:border-bottom="0.000000px solid #000000" fo:background-color="#ffffff"/>
    </style:style>
    <style:style style:family="table-cell" style:name="Table8_col1_row2">
      <style:table-cell-properties fo:border-left="0.000000px solid #000000" fo:border-right="0.000000px solid #000000" fo:border-top="0.000000pt solid #000000" fo:border-bottom="0.000000px solid #000000" fo:background-color="#ffffff"/>
    </style:style>
    <style:style style:family="table-cell" style:name="Table15_col1_row1">
      <style:table-cell-properties fo:border-left="0.000000px solid #000000" fo:border-right="0.000000px solid #000000" fo:border-top="0.000000pt solid #000000" fo:border-bottom="0.000000px solid #000000" fo:background-color="#000000"/>
    </style:style>
    <style:style style:family="table-cell" style:name="Table13_col3_row1">
      <style:table-cell-properties fo:border-left="0.000000px solid #000000" fo:border-right="0.000000px solid #000000" fo:border-top="0.000000pt solid #000000" fo:border-bottom="0.000000px solid #000000" fo:background-color="#ffffff"/>
    </style:style>
    <style:style style:family="table-cell" style:name="Table13_col3_row2">
      <style:table-cell-properties fo:border-left="0.000000px solid #000000" fo:border-right="0.000000px solid #000000" fo:border-top="0.000000pt solid #000000" fo:border-bottom="0.000000px solid #000000" fo:background-color="#ffffff"/>
    </style:style>
    <style:style style:family="table-cell" style:name="Table6_col3_row5">
      <style:table-cell-properties fo:border-left="0.000000px solid #000000" fo:border-right="0.000000px solid #000000" fo:border-top="0.000000pt solid #000000" fo:border-bottom="0.000000px solid #000000" fo:background-color="#ffffff"/>
    </style:style>
    <style:style style:family="table-cell" style:name="Table6_col3_row6">
      <style:table-cell-properties fo:border-left="0.000000px solid #000000" fo:border-right="0.000000px solid #000000" fo:border-top="0.000000pt solid #000000" fo:border-bottom="0.000000px solid #000000" fo:background-color="#ffffff"/>
    </style:style>
    <style:style style:family="table-cell" style:name="Table8_col3_row2">
      <style:table-cell-properties fo:border-left="0.000000px solid #000000" fo:border-right="0.000000px solid #000000" fo:border-top="0.000000pt solid #000000" fo:border-bottom="0.000000px solid #000000" fo:background-color="#ffffff"/>
    </style:style>
    <style:style style:family="table-cell" style:name="Table9_col2_row1">
      <style:table-cell-properties fo:border-left="0.000000px solid #000000" fo:border-right="0.000000px solid #000000" fo:border-top="0.000000pt solid #000000" fo:border-bottom="0.000000px solid #000000" fo:background-color="#ffffff"/>
    </style:style>
    <style:style style:family="table-cell" style:name="Table9_col2_row2">
      <style:table-cell-properties fo:border-left="0.000000px solid #000000" fo:border-right="0.000000px solid #000000" fo:border-top="0.000000pt solid #000000" fo:border-bottom="0.000000px solid #000000" fo:background-color="#ffffff"/>
    </style:style>
    <style:style style:family="table-cell" style:name="Table16_col2_row1">
      <style:table-cell-properties fo:border-left="0.000000px solid #000000" fo:border-right="0.000000px solid #000000" fo:border-top="0.000000pt solid #000000" fo:border-bottom="0.000000px solid #000000" fo:background-color="#ffffff"/>
    </style:style>
    <style:style style:family="table-cell" style:name="Table6_col3_row9">
      <style:table-cell-properties fo:border-left="0.000000px solid #000000" fo:border-right="0.000000px solid #000000" fo:border-top="0.000000pt solid #000000" fo:border-bottom="0.000000px solid #000000" fo:background-color="#ffffff"/>
    </style:style>
    <style:style style:family="table-cell" style:name="Table12_col1_row10">
      <style:table-cell-properties fo:border-left="0.000000px solid #000000" fo:border-right="0.000000px solid #000000" fo:border-top="0.000000pt solid #000000" fo:border-bottom="0.000000px solid #000000" fo:background-color="#ffffff"/>
    </style:style>
    <style:style style:family="table-cell" style:name="Table12_col1_row11">
      <style:table-cell-properties fo:border-left="0.000000px solid #000000" fo:border-right="0.000000px solid #000000" fo:border-top="0.000000pt solid #000000" fo:border-bottom="0.000000px solid #000000" fo:background-color="#ffffff"/>
    </style:style>
    <style:style style:family="table-cell" style:name="Table12_col1_row12">
      <style:table-cell-properties fo:border-left="0.000000px solid #000000" fo:border-right="0.000000px solid #000000" fo:border-top="0.000000pt solid #000000" fo:border-bottom="0.000000px solid #000000" fo:background-color="#ffffff"/>
    </style:style>
    <style:style style:family="table-cell" style:name="Table12_col1_row13">
      <style:table-cell-properties fo:border-left="0.000000px solid #000000" fo:border-right="0.000000px solid #000000" fo:border-top="0.000000pt solid #000000" fo:border-bottom="0.000000px solid #000000" fo:background-color="#ffffff"/>
    </style:style>
    <style:style style:family="table-cell" style:name="Table12_col1_row14">
      <style:table-cell-properties fo:border-left="0.000000px solid #000000" fo:border-right="0.000000px solid #000000" fo:border-top="0.000000pt solid #000000" fo:border-bottom="0.000000px solid #000000" fo:background-color="#ffffff"/>
    </style:style>
    <style:style style:family="table-cell" style:name="Table12_col1_row15">
      <style:table-cell-properties fo:border-left="0.000000px solid #000000" fo:border-right="0.000000px solid #000000" fo:border-top="0.000000pt solid #000000" fo:border-bottom="0.000000px solid #000000" fo:background-color="#ffffff"/>
    </style:style>
    <style:style style:family="table-cell" style:name="Table12_col1_row16">
      <style:table-cell-properties fo:border-left="0.000000px solid #000000" fo:border-right="0.000000px solid #000000" fo:border-top="0.000000pt solid #000000" fo:border-bottom="0.000000px solid #000000" fo:background-color="#ffffff"/>
    </style:style>
    <style:style style:family="table-cell" style:name="Table12_col1_row17">
      <style:table-cell-properties fo:border-left="0.000000px solid #000000" fo:border-right="0.000000px solid #000000" fo:border-top="0.000000pt solid #000000" fo:border-bottom="0.000000px solid #000000" fo:background-color="#ffffff"/>
    </style:style>
    <style:style style:family="table-cell" style:name="Table12_col1_row18">
      <style:table-cell-properties fo:border-left="0.000000px solid #000000" fo:border-right="0.000000px solid #000000" fo:border-top="0.000000pt solid #000000" fo:border-bottom="0.000000px solid #000000" fo:background-color="#ffffff"/>
    </style:style>
    <style:style style:family="table-cell" style:name="Table12_col1_row19">
      <style:table-cell-properties fo:border-left="0.000000px solid #000000" fo:border-right="0.000000px solid #000000" fo:border-top="0.000000pt solid #000000" fo:border-bottom="0.000000px solid #000000" fo:background-color="#ffffff"/>
    </style:style>
    <style:style style:family="table-cell" style:name="Table13_col2_row1">
      <style:table-cell-properties fo:border-left="0.000000px solid #000000" fo:border-right="0.000000px solid #000000" fo:border-top="0.000000pt solid #000000" fo:border-bottom="0.000000px solid #000000" fo:background-color="#ffffff"/>
    </style:style>
    <style:style style:family="table-cell" style:name="Table13_col1_row4">
      <style:table-cell-properties fo:border-left="0.000000px solid #000000" fo:border-right="0.000000px solid #000000" fo:border-top="0.000000pt solid #000000" fo:border-bottom="0.000000px solid #000000" fo:background-color="#ffffff"/>
    </style:style>
    <style:style style:family="table-cell" style:name="Table13_col3_row4">
      <style:table-cell-properties fo:border-left="0.000000px solid #000000" fo:border-right="0.000000px solid #000000" fo:border-top="0.000000pt solid #000000" fo:border-bottom="0.000000px solid #000000" fo:background-color="#ffffff"/>
    </style:style>
    <style:style style:family="table-cell" style:name="Table13_col2_row2">
      <style:table-cell-properties fo:border-left="0.000000px solid #000000" fo:border-right="0.000000px solid #000000" fo:border-top="0.000000pt solid #000000" fo:border-bottom="0.000000px solid #000000" fo:background-color="#ffffff"/>
    </style:style>
    <style:style style:family="table-cell" style:name="Table6_col3_row10">
      <style:table-cell-properties fo:border-left="0.000000px solid #000000" fo:border-right="0.000000px solid #000000" fo:border-top="0.000000pt solid #000000" fo:border-bottom="0.000000px solid #000000" fo:background-color="#ffffff"/>
    </style:style>
    <style:style style:family="table-cell" style:name="Table6_col3_row11">
      <style:table-cell-properties fo:border-left="0.000000px solid #000000" fo:border-right="0.000000px solid #000000" fo:border-top="0.000000pt solid #000000" fo:border-bottom="0.000000px solid #000000" fo:background-color="#ffffff"/>
    </style:style>
    <style:style style:family="table-cell" style:name="Table6_col3_row12">
      <style:table-cell-properties fo:border-left="0.000000px solid #000000" fo:border-right="0.000000px solid #000000" fo:border-top="0.000000pt solid #000000" fo:border-bottom="0.000000px solid #000000" fo:background-color="#ffffff"/>
    </style:style>
    <style:style style:family="table-cell" style:name="Table6_col3_row13">
      <style:table-cell-properties fo:border-left="0.000000px solid #000000" fo:border-right="0.000000px solid #000000" fo:border-top="0.000000pt solid #000000" fo:border-bottom="0.000000px solid #000000" fo:background-color="#ffffff"/>
    </style:style>
    <style:style style:family="table-cell" style:name="Table6_col3_row14">
      <style:table-cell-properties fo:border-left="0.000000px solid #000000" fo:border-right="0.000000px solid #000000" fo:border-top="0.000000pt solid #000000" fo:border-bottom="0.000000px solid #000000" fo:background-color="#ffffff"/>
    </style:style>
    <style:style style:family="table-cell" style:name="Table6_col3_row15">
      <style:table-cell-properties fo:border-left="0.000000px solid #000000" fo:border-right="0.000000px solid #000000" fo:border-top="0.000000pt solid #000000" fo:border-bottom="0.000000px solid #000000" fo:background-color="#ffffff"/>
    </style:style>
    <style:style style:family="table-cell" style:name="Table6_col3_row16">
      <style:table-cell-properties fo:border-left="0.000000px solid #000000" fo:border-right="0.000000px solid #000000" fo:border-top="0.000000pt solid #000000" fo:border-bottom="0.000000px solid #000000" fo:background-color="#ffffff"/>
    </style:style>
    <style:style style:family="table-cell" style:name="Table6_col3_row17">
      <style:table-cell-properties fo:border-left="0.000000px solid #000000" fo:border-right="0.000000px solid #000000" fo:border-top="0.000000pt solid #000000" fo:border-bottom="0.000000px solid #000000" fo:background-color="#ffffff"/>
    </style:style>
    <style:style style:family="table-cell" style:name="Table6_col3_row18">
      <style:table-cell-properties fo:border-left="0.000000px solid #000000" fo:border-right="0.000000px solid #000000" fo:border-top="0.000000pt solid #000000" fo:border-bottom="0.000000px solid #000000" fo:background-color="#ffffff"/>
    </style:style>
    <style:style style:family="table-cell" style:name="Table10_col3_row1">
      <style:table-cell-properties fo:border-left="0.000000px solid #000000" fo:border-right="0.000000px solid #000000" fo:border-top="0.000000pt solid #000000" fo:border-bottom="0.000000px solid #000000" fo:background-color="#ffffff"/>
    </style:style>
    <style:style style:family="table-cell" style:name="Table10_col3_row2">
      <style:table-cell-properties fo:border-left="0.000000px solid #000000" fo:border-right="0.000000px solid #000000" fo:border-top="0.000000pt solid #000000" fo:border-bottom="0.000000px solid #000000" fo:background-color="#ffffff"/>
    </style:style>
    <style:style style:family="table-cell" style:name="Table13_col3_row3">
      <style:table-cell-properties fo:border-left="0.000000px solid #000000" fo:border-right="0.000000px solid #000000" fo:border-top="0.000000pt solid #000000" fo:border-bottom="0.000000px solid #000000" fo:background-color="#ffffff"/>
    </style:style>
    <style:style style:family="table-cell" style:name="Table12_col1_row20">
      <style:table-cell-properties fo:border-left="0.000000px solid #000000" fo:border-right="0.000000px solid #000000" fo:border-top="0.000000pt solid #000000" fo:border-bottom="0.000000px solid #000000" fo:background-color="#ffffff"/>
    </style:style>
    <style:style style:family="table-cell" style:name="Table13_col1_row3">
      <style:table-cell-properties fo:border-left="0.000000px solid #000000" fo:border-right="0.000000px solid #000000" fo:border-top="0.000000pt solid #000000" fo:border-bottom="0.000000px solid #000000" fo:background-color="#ffffff"/>
    </style:style>
    <style:style style:family="table-cell" style:name="Table4_col2_row1">
      <style:table-cell-properties fo:border-left="0.000000px solid #000000" fo:border-right="0.000000px solid #000000" fo:border-top="0.000000pt solid #000000" fo:border-bottom="0.000000px solid #000000" fo:background-color="#ffffff"/>
    </style:style>
    <style:style style:family="table-cell" style:name="Table6_col3_row20">
      <style:table-cell-properties fo:border-left="0.000000px solid #000000" fo:border-right="0.000000px solid #000000" fo:border-top="0.000000pt solid #000000" fo:border-bottom="0.000000px solid #000000" fo:background-color="#ffffff"/>
    </style:style>
    <style:style style:family="table-cell" style:name="Table11_col2_row1">
      <style:table-cell-properties fo:border-left="0.000000px solid #000000" fo:border-right="0.000000px solid #000000" fo:border-top="0.000000pt solid #000000" fo:border-bottom="0.000000px solid #000000" fo:background-color="#ffffff"/>
    </style:style>
    <style:style style:family="table-cell" style:name="Table11_col2_row2">
      <style:table-cell-properties fo:border-left="0.000000px solid #000000" fo:border-right="0.000000px solid #000000" fo:border-top="0.000000pt solid #000000" fo:border-bottom="0.000000px solid #000000" fo:background-color="#ffffff"/>
    </style:style>
    <style:style style:family="table-cell" style:name="Table11_col2_row3">
      <style:table-cell-properties fo:border-left="0.000000px solid #000000" fo:border-right="0.000000px solid #000000" fo:border-top="0.000000pt solid #000000" fo:border-bottom="0.000000px solid #000000" fo:background-color="#ffffff"/>
    </style:style>
    <style:style style:family="table-cell" style:name="Table11_col2_row4">
      <style:table-cell-properties fo:border-left="0.000000px solid #000000" fo:border-right="0.000000px solid #000000" fo:border-top="0.000000pt solid #000000" fo:border-bottom="0.000000px solid #000000" fo:background-color="#ffffff"/>
    </style:style>
    <style:style style:family="table-cell" style:name="Table11_col2_row5">
      <style:table-cell-properties fo:border-left="0.000000px solid #000000" fo:border-right="0.000000px solid #000000" fo:border-top="0.000000pt solid #000000" fo:border-bottom="0.000000px solid #000000" fo:background-color="#ffffff"/>
    </style:style>
    <style:style style:family="table-cell" style:name="Table11_col2_row6">
      <style:table-cell-properties fo:border-left="0.000000px solid #000000" fo:border-right="0.000000px solid #000000" fo:border-top="0.000000pt solid #000000" fo:border-bottom="0.000000px solid #000000" fo:background-color="#ffffff"/>
    </style:style>
    <style:style style:family="table-cell" style:name="Table11_col2_row7">
      <style:table-cell-properties fo:border-left="0.000000px solid #000000" fo:border-right="0.000000px solid #000000" fo:border-top="0.000000pt solid #000000" fo:border-bottom="0.000000px solid #000000" fo:background-color="#ffffff"/>
    </style:style>
    <style:style style:family="table-cell" style:name="Table11_col2_row8">
      <style:table-cell-properties fo:border-left="0.000000px solid #000000" fo:border-right="0.000000px solid #000000" fo:border-top="0.000000pt solid #000000" fo:border-bottom="0.000000px solid #000000" fo:background-color="#ffffff"/>
    </style:style>
    <style:style style:family="table-cell" style:name="Table11_col2_row9">
      <style:table-cell-properties fo:border-left="0.000000px solid #000000" fo:border-right="0.000000px solid #000000" fo:border-top="0.000000pt solid #000000" fo:border-bottom="0.000000px solid #000000" fo:background-color="#ffffff"/>
    </style:style>
    <style:style style:family="table-cell" style:name="Table6_col1_row21">
      <style:table-cell-properties fo:border-left="0.000000px solid #000000" fo:border-right="0.000000px solid #000000" fo:border-top="0.000000pt solid #000000" fo:border-bottom="0.000000px solid #000000" fo:background-color="#ffffff"/>
    </style:style>
    <style:style style:family="table-cell" style:name="Table6_col2_row8">
      <style:table-cell-properties fo:border-left="0.000000px solid #000000" fo:border-right="0.000000px solid #000000" fo:border-top="0.000000pt solid #000000" fo:border-bottom="0.000000px solid #000000" fo:background-color="#ffffff"/>
    </style:style>
    <style:style style:family="table-cell" style:name="Table6_col1_row22">
      <style:table-cell-properties fo:border-left="0.000000px solid #000000" fo:border-right="0.000000px solid #000000" fo:border-top="0.000000pt solid #000000" fo:border-bottom="0.000000px solid #000000" fo:background-color="#ffffff"/>
    </style:style>
    <style:style style:family="table-cell" style:name="Table11_col2_row10">
      <style:table-cell-properties fo:border-left="0.000000px solid #000000" fo:border-right="0.000000px solid #000000" fo:border-top="0.000000pt solid #000000" fo:border-bottom="0.000000px solid #000000" fo:background-color="#ffffff"/>
    </style:style>
    <style:style style:family="table-cell" style:name="Table14_col1_row1">
      <style:table-cell-properties fo:border-left="0.000000px solid #000000" fo:border-right="0.000000px solid #000000" fo:border-top="0.000000pt solid #000000" fo:border-bottom="0.000000px solid #000000" fo:background-color="#000000"/>
    </style:style>
    <style:style style:family="table-cell" style:name="Table9_col1_row1">
      <style:table-cell-properties fo:border-left="0.000000px solid #000000" fo:border-right="0.000000px solid #000000" fo:border-top="0.000000pt solid #000000" fo:border-bottom="0.000000px solid #000000" fo:background-color="#ffffff"/>
    </style:style>
    <style:style style:family="table-cell" style:name="Table9_col1_row2">
      <style:table-cell-properties fo:border-left="0.000000px solid #000000" fo:border-right="0.000000px solid #000000" fo:border-top="0.000000pt solid #000000" fo:border-bottom="0.000000px solid #000000" fo:background-color="#ffffff"/>
    </style:style>
    <style:style style:family="table-cell" style:name="Table16_col1_row1">
      <style:table-cell-properties fo:border-left="0.000000px solid #000000" fo:border-right="0.000000px solid #000000" fo:border-top="0.000000pt solid #000000" fo:border-bottom="0.000000px solid #000000" fo:background-color="#ffffff"/>
    </style:style>
    <style:style style:family="table-cell" style:name="Table16_col1_row2">
      <style:table-cell-properties fo:border-left="0.000000px solid #000000" fo:border-right="0.000000px solid #000000" fo:border-top="0.000000pt solid #000000" fo:border-bottom="0.000000px solid #000000" fo:background-color="#ffffff"/>
    </style:style>
    <style:style style:family="table-cell" style:name="Table6_col2_row10">
      <style:table-cell-properties fo:border-left="0.000000px solid #000000" fo:border-right="0.000000px solid #000000" fo:border-top="0.000000pt solid #000000" fo:border-bottom="0.000000px solid #000000" fo:background-color="#ffffff"/>
    </style:style>
    <style:style style:family="table-cell" style:name="Table10_col1_row1">
      <style:table-cell-properties fo:border-left="0.000000px solid #000000" fo:border-right="0.000000px solid #000000" fo:border-top="0.000000pt solid #000000" fo:border-bottom="0.000000px solid #000000" fo:background-color="#ffffff"/>
    </style:style>
    <style:style style:family="table-cell" style:name="Table10_col1_row2">
      <style:table-cell-properties fo:border-left="0.000000px solid #000000" fo:border-right="0.000000px solid #000000" fo:border-top="0.000000pt solid #000000" fo:border-bottom="0.000000px solid #000000" fo:background-color="#ffffff"/>
    </style:style>
    <style:style style:family="table-cell" style:name="Table9_col5_row1">
      <style:table-cell-properties fo:border-left="0.000000px solid #000000" fo:border-right="0.000000px solid #000000" fo:border-top="0.000000pt solid #000000" fo:border-bottom="0.000000px solid #000000" fo:background-color="#ffffff"/>
    </style:style>
    <style:style style:family="table-cell" style:name="Table9_col5_row2">
      <style:table-cell-properties fo:border-left="0.000000px solid #000000" fo:border-right="0.000000px solid #000000" fo:border-top="0.000000pt solid #000000" fo:border-bottom="0.000000px solid #000000" fo:background-color="#ffffff"/>
    </style:style>
    <style:style style:family="table-cell" style:name="Table5_col1_row1">
      <style:table-cell-properties fo:border-left="0.000000px solid #000000" fo:border-right="0.000000px solid #000000" fo:border-top="0.000000pt solid #000000" fo:border-bottom="0.000000px solid #000000" fo:background-color="#000000"/>
    </style:style>
    <style:style style:family="table-cell" style:name="Table6_col2_row17">
      <style:table-cell-properties fo:border-left="0.000000px solid #000000" fo:border-right="0.000000px solid #000000" fo:border-top="0.000000pt solid #000000" fo:border-bottom="0.000000px solid #000000" fo:background-color="#ffffff"/>
    </style:style>
    <style:style style:family="table-cell" style:name="Table6_col3_row19">
      <style:table-cell-properties fo:border-left="0.000000px solid #000000" fo:border-right="0.000000px solid #000000" fo:border-top="0.000000pt solid #000000" fo:border-bottom="0.000000px solid #000000" fo:background-color="#ffffff"/>
    </style:style>
    <style:style style:family="table-cell" style:name="Table12_col1_row2">
      <style:table-cell-properties fo:border-left="0.000000px solid #000000" fo:border-right="0.000000px solid #000000" fo:border-top="0.000000pt solid #000000" fo:border-bottom="0.000000px solid #000000" fo:background-color="#ffffff"/>
    </style:style>
    <style:style style:family="table-cell" style:name="Table12_col1_row3">
      <style:table-cell-properties fo:border-left="0.000000px solid #000000" fo:border-right="0.000000px solid #000000" fo:border-top="0.000000pt solid #000000" fo:border-bottom="0.000000px solid #000000" fo:background-color="#ffffff"/>
    </style:style>
    <style:style style:family="table-cell" style:name="Table12_col1_row4">
      <style:table-cell-properties fo:border-left="0.000000px solid #000000" fo:border-right="0.000000px solid #000000" fo:border-top="0.000000pt solid #000000" fo:border-bottom="0.000000px solid #000000" fo:background-color="#ffffff"/>
    </style:style>
    <style:style style:family="table-cell" style:name="Table7_col1_row2">
      <style:table-cell-properties fo:border-left="0.000000px solid #000000" fo:border-right="0.000000px solid #000000" fo:border-top="0.000000pt solid #000000" fo:border-bottom="0.000000px solid #000000" fo:background-color="#ffffff"/>
    </style:style>
    <style:style style:family="table-cell" style:name="Table10_col2_row1">
      <style:table-cell-properties fo:border-left="0.000000px solid #000000" fo:border-right="0.000000px solid #000000" fo:border-top="0.000000pt solid #000000" fo:border-bottom="0.000000px solid #000000" fo:background-color="#ffffff"/>
    </style:style>
    <style:style style:family="table-cell" style:name="Table10_col2_row2">
      <style:table-cell-properties fo:border-left="0.000000px solid #000000" fo:border-right="0.000000px solid #000000" fo:border-top="0.000000pt solid #000000" fo:border-bottom="0.000000px solid #000000" fo:background-color="#ffffff"/>
    </style:style>
    <style:style style:family="table-cell" style:name="Table12_col1_row8">
      <style:table-cell-properties fo:border-left="0.000000px solid #000000" fo:border-right="0.000000px solid #000000" fo:border-top="0.000000pt solid #000000" fo:border-bottom="0.000000px solid #000000" fo:background-color="#ffffff"/>
    </style:style>
    <style:style style:family="table-cell" style:name="Table12_col2_row1">
      <style:table-cell-properties fo:border-left="0.000000px solid #000000" fo:border-right="0.000000px solid #000000" fo:border-top="0.000000pt solid #000000" fo:border-bottom="0.000000px solid #000000" fo:background-color="#ffffff"/>
    </style:style>
    <style:style style:family="table-cell" style:name="Table12_col2_row2">
      <style:table-cell-properties fo:border-left="0.000000px solid #000000" fo:border-right="0.000000px solid #000000" fo:border-top="0.000000pt solid #000000" fo:border-bottom="0.000000px solid #000000" fo:background-color="#ffffff"/>
    </style:style>
    <style:style style:family="table-cell" style:name="Table12_col2_row3">
      <style:table-cell-properties fo:border-left="0.000000px solid #000000" fo:border-right="0.000000px solid #000000" fo:border-top="0.000000pt solid #000000" fo:border-bottom="0.000000px solid #000000" fo:background-color="#ffffff"/>
    </style:style>
    <style:style style:family="table-cell" style:name="Table12_col2_row4">
      <style:table-cell-properties fo:border-left="0.000000px solid #000000" fo:border-right="0.000000px solid #000000" fo:border-top="0.000000pt solid #000000" fo:border-bottom="0.000000px solid #000000" fo:background-color="#ffffff"/>
    </style:style>
    <style:style style:family="table-cell" style:name="Table12_col2_row5">
      <style:table-cell-properties fo:border-left="0.000000px solid #000000" fo:border-right="0.000000px solid #000000" fo:border-top="0.000000pt solid #000000" fo:border-bottom="0.000000px solid #000000" fo:background-color="#ffffff"/>
    </style:style>
    <style:style style:family="table-cell" style:name="Table12_col2_row6">
      <style:table-cell-properties fo:border-left="0.000000px solid #000000" fo:border-right="0.000000px solid #000000" fo:border-top="0.000000pt solid #000000" fo:border-bottom="0.000000px solid #000000" fo:background-color="#ffffff"/>
    </style:style>
    <style:style style:family="table-cell" style:name="Table12_col2_row7">
      <style:table-cell-properties fo:border-left="0.000000px solid #000000" fo:border-right="0.000000px solid #000000" fo:border-top="0.000000pt solid #000000" fo:border-bottom="0.000000px solid #000000" fo:background-color="#ffffff"/>
    </style:style>
    <style:style style:family="table-cell" style:name="Table12_col2_row8">
      <style:table-cell-properties fo:border-left="0.000000px solid #000000" fo:border-right="0.000000px solid #000000" fo:border-top="0.000000pt solid #000000" fo:border-bottom="0.000000px solid #000000" fo:background-color="#ffffff"/>
    </style:style>
    <style:style style:family="table-cell" style:name="Table12_col2_row9">
      <style:table-cell-properties fo:border-left="0.000000px solid #000000" fo:border-right="0.000000px solid #000000" fo:border-top="0.000000pt solid #000000" fo:border-bottom="0.000000px solid #000000" fo:background-color="#ffffff"/>
    </style:style>
    <style:style style:family="table-cell" style:name="Table13_col2_row4">
      <style:table-cell-properties fo:border-left="0.000000px solid #000000" fo:border-right="0.000000px solid #000000" fo:border-top="0.000000pt solid #000000" fo:border-bottom="0.000000px solid #000000" fo:background-color="#ffffff"/>
    </style:style>
    <style:style style:family="table-cell" style:name="Table4_col1_row1">
      <style:table-cell-properties fo:border-left="0.000000px solid #000000" fo:border-right="0.000000px solid #000000" fo:border-top="0.000000pt solid #000000" fo:border-bottom="0.000000px solid #000000" fo:background-color="#ffffff"/>
    </style:style>
    <style:style style:family="table-cell" style:name="Table11_col1_row1">
      <style:table-cell-properties fo:border-left="0.000000px solid #000000" fo:border-right="0.000000px solid #000000" fo:border-top="0.000000pt solid #000000" fo:border-bottom="0.000000px solid #000000" fo:background-color="#ffffff"/>
    </style:style>
    <style:style style:family="table-cell" style:name="Table11_col1_row2">
      <style:table-cell-properties fo:border-left="0.000000px solid #000000" fo:border-right="0.000000px solid #000000" fo:border-top="0.000000pt solid #000000" fo:border-bottom="0.000000px solid #000000" fo:background-color="#ffffff"/>
    </style:style>
    <style:style style:family="table-cell" style:name="Table11_col1_row3">
      <style:table-cell-properties fo:border-left="0.000000px solid #000000" fo:border-right="0.000000px solid #000000" fo:border-top="0.000000pt solid #000000" fo:border-bottom="0.000000px solid #000000" fo:background-color="#ffffff"/>
    </style:style>
    <style:style style:family="table-cell" style:name="Table11_col1_row4">
      <style:table-cell-properties fo:border-left="0.000000px solid #000000" fo:border-right="0.000000px solid #000000" fo:border-top="0.000000pt solid #000000" fo:border-bottom="0.000000px solid #000000" fo:background-color="#ffffff"/>
    </style:style>
    <style:style style:family="table-cell" style:name="Table6_col1_row2">
      <style:table-cell-properties fo:border-left="0.000000px solid #000000" fo:border-right="0.000000px solid #000000" fo:border-top="0.000000pt solid #000000" fo:border-bottom="0.000000px solid #000000" fo:background-color="#ffffff"/>
    </style:style>
    <style:style style:family="table-cell" style:name="Table6_col1_row3">
      <style:table-cell-properties fo:border-left="0.000000px solid #000000" fo:border-right="0.000000px solid #000000" fo:border-top="0.000000pt solid #000000" fo:border-bottom="0.000000px solid #000000" fo:background-color="#ffffff"/>
    </style:style>
    <style:style style:family="table-cell" style:name="Table6_col1_row4">
      <style:table-cell-properties fo:border-left="0.000000px solid #000000" fo:border-right="0.000000px solid #000000" fo:border-top="0.000000pt solid #000000" fo:border-bottom="0.000000px solid #000000" fo:background-color="#ffffff"/>
    </style:style>
    <style:style style:family="table-cell" style:name="Table11_col1_row8">
      <style:table-cell-properties fo:border-left="0.000000px solid #000000" fo:border-right="0.000000px solid #000000" fo:border-top="0.000000pt solid #000000" fo:border-bottom="0.000000px solid #000000" fo:background-color="#ffffff"/>
    </style:style>
    <style:style style:family="table-cell" style:name="Table6_col1_row6">
      <style:table-cell-properties fo:border-left="0.000000px solid #000000" fo:border-right="0.000000px solid #000000" fo:border-top="0.000000pt solid #000000" fo:border-bottom="0.000000px solid #000000" fo:background-color="#ffffff"/>
    </style:style>
    <style:style style:family="table-cell" style:name="Table6_col1_row7">
      <style:table-cell-properties fo:border-left="0.000000px solid #000000" fo:border-right="0.000000px solid #000000" fo:border-top="0.000000pt solid #000000" fo:border-bottom="0.000000px solid #000000" fo:background-color="#ffffff"/>
    </style:style>
    <style:style style:family="table-cell" style:name="Table6_col1_row8">
      <style:table-cell-properties fo:border-left="0.000000px solid #000000" fo:border-right="0.000000px solid #000000" fo:border-top="0.000000pt solid #000000" fo:border-bottom="0.000000px solid #000000" fo:background-color="#ffffff"/>
    </style:style>
    <style:style style:family="table-cell" style:name="Table6_col1_row9">
      <style:table-cell-properties fo:border-left="0.000000px solid #000000" fo:border-right="0.000000px solid #000000" fo:border-top="0.000000pt solid #000000" fo:border-bottom="0.000000px solid #000000" fo:background-color="#ffffff"/>
    </style:style>
    <style:style style:family="table-cell" style:name="Table6_col3_row21">
      <style:table-cell-properties fo:border-left="0.000000px solid #000000" fo:border-right="0.000000px solid #000000" fo:border-top="0.000000pt solid #000000" fo:border-bottom="0.000000px solid #000000" fo:background-color="#ffffff"/>
    </style:style>
    <style:style style:family="table-cell" style:name="Table6_col1_row10">
      <style:table-cell-properties fo:border-left="0.000000px solid #000000" fo:border-right="0.000000px solid #000000" fo:border-top="0.000000pt solid #000000" fo:border-bottom="0.000000px solid #000000" fo:background-color="#ffffff"/>
    </style:style>
    <style:style style:family="table-cell" style:name="Table6_col1_row11">
      <style:table-cell-properties fo:border-left="0.000000px solid #000000" fo:border-right="0.000000px solid #000000" fo:border-top="0.000000pt solid #000000" fo:border-bottom="0.000000px solid #000000" fo:background-color="#ffffff"/>
    </style:style>
    <style:style style:family="table-cell" style:name="Table6_col1_row12">
      <style:table-cell-properties fo:border-left="0.000000px solid #000000" fo:border-right="0.000000px solid #000000" fo:border-top="0.000000pt solid #000000" fo:border-bottom="0.000000px solid #000000" fo:background-color="#ffffff"/>
    </style:style>
    <style:style style:family="table-cell" style:name="Table6_col1_row13">
      <style:table-cell-properties fo:border-left="0.000000px solid #000000" fo:border-right="0.000000px solid #000000" fo:border-top="0.000000pt solid #000000" fo:border-bottom="0.000000px solid #000000" fo:background-color="#ffffff"/>
    </style:style>
    <style:style style:family="table-cell" style:name="Table6_col1_row14">
      <style:table-cell-properties fo:border-left="0.000000px solid #000000" fo:border-right="0.000000px solid #000000" fo:border-top="0.000000pt solid #000000" fo:border-bottom="0.000000px solid #000000" fo:background-color="#ffffff"/>
    </style:style>
    <style:style style:family="table-cell" style:name="Table6_col1_row15">
      <style:table-cell-properties fo:border-left="0.000000px solid #000000" fo:border-right="0.000000px solid #000000" fo:border-top="0.000000pt solid #000000" fo:border-bottom="0.000000px solid #000000" fo:background-color="#ffffff"/>
    </style:style>
    <style:style style:family="table-cell" style:name="Table6_col1_row16">
      <style:table-cell-properties fo:border-left="0.000000px solid #000000" fo:border-right="0.000000px solid #000000" fo:border-top="0.000000pt solid #000000" fo:border-bottom="0.000000px solid #000000" fo:background-color="#ffffff"/>
    </style:style>
    <style:style style:family="table-cell" style:name="Table6_col1_row17">
      <style:table-cell-properties fo:border-left="0.000000px solid #000000" fo:border-right="0.000000px solid #000000" fo:border-top="0.000000pt solid #000000" fo:border-bottom="0.000000px solid #000000" fo:background-color="#ffffff"/>
    </style:style>
    <style:style style:family="table-cell" style:name="Table6_col1_row18">
      <style:table-cell-properties fo:border-left="0.000000px solid #000000" fo:border-right="0.000000px solid #000000" fo:border-top="0.000000pt solid #000000" fo:border-bottom="0.000000px solid #000000" fo:background-color="#ffffff"/>
    </style:style>
    <style:style style:family="table-cell" style:name="Table6_col1_row19">
      <style:table-cell-properties fo:border-left="0.000000px solid #000000" fo:border-right="0.000000px solid #000000" fo:border-top="0.000000pt solid #000000" fo:border-bottom="0.000000px solid #000000" fo:background-color="#ffffff"/>
    </style:style>
    <style:style style:family="table-cell" style:name="Table6_col2_row4">
      <style:table-cell-properties fo:border-left="0.000000px solid #000000" fo:border-right="0.000000px solid #000000" fo:border-top="0.000000pt solid #000000" fo:border-bottom="0.000000px solid #000000" fo:background-color="#ffffff"/>
    </style:style>
    <style:style style:family="table-cell" style:name="Table11_col1_row5">
      <style:table-cell-properties fo:border-left="0.000000px solid #000000" fo:border-right="0.000000px solid #000000" fo:border-top="0.000000pt solid #000000" fo:border-bottom="0.000000px solid #000000" fo:background-color="#ffffff"/>
    </style:style>
    <style:style style:family="table-cell" style:name="Table6_col2_row5">
      <style:table-cell-properties fo:border-left="0.000000px solid #000000" fo:border-right="0.000000px solid #000000" fo:border-top="0.000000pt solid #000000" fo:border-bottom="0.000000px solid #000000" fo:background-color="#ffffff"/>
    </style:style>
    <style:style style:family="table-cell" style:name="Table6_col2_row6">
      <style:table-cell-properties fo:border-left="0.000000px solid #000000" fo:border-right="0.000000px solid #000000" fo:border-top="0.000000pt solid #000000" fo:border-bottom="0.000000px solid #000000" fo:background-color="#ffffff"/>
    </style:style>
    <style:style style:family="table-cell" style:name="Table12_col2_row20">
      <style:table-cell-properties fo:border-left="0.000000px solid #000000" fo:border-right="0.000000px solid #000000" fo:border-top="0.000000pt solid #000000" fo:border-bottom="0.000000px solid #000000" fo:background-color="#ffffff"/>
    </style:style>
    <style:style style:family="table-cell" style:name="Table6_col2_row7">
      <style:table-cell-properties fo:border-left="0.000000px solid #000000" fo:border-right="0.000000px solid #000000" fo:border-top="0.000000pt solid #000000" fo:border-bottom="0.000000px solid #000000" fo:background-color="#ffffff"/>
    </style:style>
    <style:style style:family="table-cell" style:name="Table13_col1_row2">
      <style:table-cell-properties fo:border-left="0.000000px solid #000000" fo:border-right="0.000000px solid #000000" fo:border-top="0.000000pt solid #000000" fo:border-bottom="0.000000px solid #000000" fo:background-color="#ffffff"/>
    </style:style>
    <style:style style:family="table-cell" style:name="Table6_col2_row9">
      <style:table-cell-properties fo:border-left="0.000000px solid #000000" fo:border-right="0.000000px solid #000000" fo:border-top="0.000000pt solid #000000" fo:border-bottom="0.000000px solid #000000" fo:background-color="#ffffff"/>
    </style:style>
    <style:style style:family="table-cell" style:name="Table11_col1_row9">
      <style:table-cell-properties fo:border-left="0.000000px solid #000000" fo:border-right="0.000000px solid #000000" fo:border-top="0.000000pt solid #000000" fo:border-bottom="0.000000px solid #000000" fo:background-color="#ffffff"/>
    </style:style>
    <style:style style:family="table-cell" style:name="Table12_col2_row10">
      <style:table-cell-properties fo:border-left="0.000000px solid #000000" fo:border-right="0.000000px solid #000000" fo:border-top="0.000000pt solid #000000" fo:border-bottom="0.000000px solid #000000" fo:background-color="#ffffff"/>
    </style:style>
    <style:style style:family="table-cell" style:name="Table12_col2_row11">
      <style:table-cell-properties fo:border-left="0.000000px solid #000000" fo:border-right="0.000000px solid #000000" fo:border-top="0.000000pt solid #000000" fo:border-bottom="0.000000px solid #000000" fo:background-color="#ffffff"/>
    </style:style>
    <style:style style:family="table-cell" style:name="Table12_col2_row12">
      <style:table-cell-properties fo:border-left="0.000000px solid #000000" fo:border-right="0.000000px solid #000000" fo:border-top="0.000000pt solid #000000" fo:border-bottom="0.000000px solid #000000" fo:background-color="#ffffff"/>
    </style:style>
    <style:style style:family="table-cell" style:name="Table12_col2_row13">
      <style:table-cell-properties fo:border-left="0.000000px solid #000000" fo:border-right="0.000000px solid #000000" fo:border-top="0.000000pt solid #000000" fo:border-bottom="0.000000px solid #000000" fo:background-color="#ffffff"/>
    </style:style>
    <style:style style:family="table-cell" style:name="Table12_col2_row14">
      <style:table-cell-properties fo:border-left="0.000000px solid #000000" fo:border-right="0.000000px solid #000000" fo:border-top="0.000000pt solid #000000" fo:border-bottom="0.000000px solid #000000" fo:background-color="#ffffff"/>
    </style:style>
    <style:style style:family="table-cell" style:name="Table12_col2_row15">
      <style:table-cell-properties fo:border-left="0.000000px solid #000000" fo:border-right="0.000000px solid #000000" fo:border-top="0.000000pt solid #000000" fo:border-bottom="0.000000px solid #000000" fo:background-color="#ffffff"/>
    </style:style>
    <style:style style:family="table-cell" style:name="Table12_col2_row16">
      <style:table-cell-properties fo:border-left="0.000000px solid #000000" fo:border-right="0.000000px solid #000000" fo:border-top="0.000000pt solid #000000" fo:border-bottom="0.000000px solid #000000" fo:background-color="#ffffff"/>
    </style:style>
    <style:style style:family="table-cell" style:name="Table12_col2_row17">
      <style:table-cell-properties fo:border-left="0.000000px solid #000000" fo:border-right="0.000000px solid #000000" fo:border-top="0.000000pt solid #000000" fo:border-bottom="0.000000px solid #000000" fo:background-color="#ffffff"/>
    </style:style>
    <style:style style:family="table-cell" style:name="Table12_col2_row18">
      <style:table-cell-properties fo:border-left="0.000000px solid #000000" fo:border-right="0.000000px solid #000000" fo:border-top="0.000000pt solid #000000" fo:border-bottom="0.000000px solid #000000" fo:background-color="#ffffff"/>
    </style:style>
    <style:style style:family="table-cell" style:name="Table12_col2_row19">
      <style:table-cell-properties fo:border-left="0.000000px solid #000000" fo:border-right="0.000000px solid #000000" fo:border-top="0.000000pt solid #000000" fo:border-bottom="0.000000px solid #000000" fo:background-color="#ffffff"/>
    </style:style>
    <style:style style:family="table-cell" style:name="Table13_col1_row1">
      <style:table-cell-properties fo:border-left="0.000000px solid #000000" fo:border-right="0.000000px solid #000000" fo:border-top="0.000000pt solid #000000" fo:border-bottom="0.000000px solid #000000" fo:background-color="#ffffff"/>
    </style:style>
    <style:style style:family="table-cell" style:name="Table1_col1_row1">
      <style:table-cell-properties fo:border-left="0.000000px solid #000000" fo:border-right="0.000000px solid #000000" fo:border-top="0.000000pt solid #000000" fo:border-bottom="0.000000px solid #000000" fo:background-color="#ffffff"/>
    </style:style>
    <style:style style:family="table-cell" style:name="Table17_col1_row1">
      <style:table-cell-properties fo:border-left="0.000000px solid #000000" fo:border-right="0.000000px solid #000000" fo:border-top="0.000000pt solid #000000" fo:border-bottom="0.000000px solid #000000" fo:background-color="#000000"/>
    </style:style>
    <style:style style:family="table-cell" style:name="Table3_col1_row1">
      <style:table-cell-properties fo:border-left="0.000000px solid #000000" fo:border-right="0.000000px solid #000000" fo:border-top="0.000000pt solid #000000" fo:border-bottom="0.000000px solid #000000" fo:background-color="#000000"/>
    </style:style>
    <style:style style:family="table-cell" style:name="Table6_col2_row11">
      <style:table-cell-properties fo:border-left="0.000000px solid #000000" fo:border-right="0.000000px solid #000000" fo:border-top="0.000000pt solid #000000" fo:border-bottom="0.000000px solid #000000" fo:background-color="#ffffff"/>
    </style:style>
    <style:style style:family="table-cell" style:name="Table6_col2_row12">
      <style:table-cell-properties fo:border-left="0.000000px solid #000000" fo:border-right="0.000000px solid #000000" fo:border-top="0.000000pt solid #000000" fo:border-bottom="0.000000px solid #000000" fo:background-color="#ffffff"/>
    </style:style>
    <style:style style:family="table-cell" style:name="Table6_col2_row13">
      <style:table-cell-properties fo:border-left="0.000000px solid #000000" fo:border-right="0.000000px solid #000000" fo:border-top="0.000000pt solid #000000" fo:border-bottom="0.000000px solid #000000" fo:background-color="#ffffff"/>
    </style:style>
    <style:style style:family="table-cell" style:name="Table6_col2_row14">
      <style:table-cell-properties fo:border-left="0.000000px solid #000000" fo:border-right="0.000000px solid #000000" fo:border-top="0.000000pt solid #000000" fo:border-bottom="0.000000px solid #000000" fo:background-color="#ffffff"/>
    </style:style>
    <style:style style:family="table-cell" style:name="Table6_col2_row15">
      <style:table-cell-properties fo:border-left="0.000000px solid #000000" fo:border-right="0.000000px solid #000000" fo:border-top="0.000000pt solid #000000" fo:border-bottom="0.000000px solid #000000" fo:background-color="#ffffff"/>
    </style:style>
    <style:style style:family="table-cell" style:name="Table6_col2_row16">
      <style:table-cell-properties fo:border-left="0.000000px solid #000000" fo:border-right="0.000000px solid #000000" fo:border-top="0.000000pt solid #000000" fo:border-bottom="0.000000px solid #000000" fo:background-color="#ffffff"/>
    </style:style>
    <style:style style:family="table-cell" style:name="Table12_col1_row1">
      <style:table-cell-properties fo:border-left="0.000000px solid #000000" fo:border-right="0.000000px solid #000000" fo:border-top="0.000000pt solid #000000" fo:border-bottom="0.000000px solid #000000" fo:background-color="#ffffff"/>
    </style:style>
    <style:style style:family="table-cell" style:name="Table6_col2_row18">
      <style:table-cell-properties fo:border-left="0.000000px solid #000000" fo:border-right="0.000000px solid #000000" fo:border-top="0.000000pt solid #000000" fo:border-bottom="0.000000px solid #000000" fo:background-color="#ffffff"/>
    </style:style>
    <style:style style:family="table-cell" style:name="Table6_col2_row19">
      <style:table-cell-properties fo:border-left="0.000000px solid #000000" fo:border-right="0.000000px solid #000000" fo:border-top="0.000000pt solid #000000" fo:border-bottom="0.000000px solid #000000" fo:background-color="#ffffff"/>
    </style:style>
    <style:style style:family="table-cell" style:name="Table7_col1_row1">
      <style:table-cell-properties fo:border-left="0.000000px solid #000000" fo:border-right="0.000000px solid #000000" fo:border-top="0.000000pt solid #000000" fo:border-bottom="0.000000px solid #000000" fo:background-color="#ffffff"/>
    </style:style>
    <style:style style:family="table-cell" style:name="Table12_col1_row5">
      <style:table-cell-properties fo:border-left="0.000000px solid #000000" fo:border-right="0.000000px solid #000000" fo:border-top="0.000000pt solid #000000" fo:border-bottom="0.000000px solid #000000" fo:background-color="#ffffff"/>
    </style:style>
    <style:style style:family="table-cell" style:name="Table12_col1_row6">
      <style:table-cell-properties fo:border-left="0.000000px solid #000000" fo:border-right="0.000000px solid #000000" fo:border-top="0.000000pt solid #000000" fo:border-bottom="0.000000px solid #000000" fo:background-color="#ffffff"/>
    </style:style>
    <style:style style:family="table-cell" style:name="Table12_col1_row7">
      <style:table-cell-properties fo:border-left="0.000000px solid #000000" fo:border-right="0.000000px solid #000000" fo:border-top="0.000000pt solid #000000" fo:border-bottom="0.000000px solid #000000" fo:background-color="#ffffff"/>
    </style:style>
    <style:style style:family="table-cell" style:name="Table6_col2_row2">
      <style:table-cell-properties fo:border-left="0.000000px solid #000000" fo:border-right="0.000000px solid #000000" fo:border-top="0.000000pt solid #000000" fo:border-bottom="0.000000px solid #000000" fo:background-color="#ffffff"/>
    </style:style>
    <style:style style:family="table-cell" style:name="Table12_col1_row9">
      <style:table-cell-properties fo:border-left="0.000000px solid #000000" fo:border-right="0.000000px solid #000000" fo:border-top="0.000000pt solid #000000" fo:border-bottom="0.000000px solid #000000" fo:background-color="#ffffff"/>
    </style:style>
    <style:style style:family="table-cell" style:name="Table6_col2_row20">
      <style:table-cell-properties fo:border-left="0.000000px solid #000000" fo:border-right="0.000000px solid #000000" fo:border-top="0.000000pt solid #000000" fo:border-bottom="0.000000px solid #000000" fo:background-color="#ffffff"/>
    </style:style>
    <style:style style:family="table-cell" style:name="Table6_col2_row21">
      <style:table-cell-properties fo:border-left="0.000000px solid #000000" fo:border-right="0.000000px solid #000000" fo:border-top="0.000000pt solid #000000" fo:border-bottom="0.000000px solid #000000" fo:background-color="#ffffff"/>
    </style:style>
    <style:style style:family="table-cell" style:name="Table6_col2_row22">
      <style:table-cell-properties fo:border-left="0.000000px solid #000000" fo:border-right="0.000000px solid #000000" fo:border-top="0.000000pt solid #000000" fo:border-bottom="0.000000px solid #000000" fo:background-color="#ffffff"/>
    </style:style>
    <style:style style:family="table-cell" style:name="Table8_col4_row1">
      <style:table-cell-properties fo:border-left="0.000000px solid #000000" fo:border-right="0.000000px solid #000000" fo:border-top="0.000000pt solid #000000" fo:border-bottom="0.000000px solid #000000" fo:background-color="#ffffff"/>
    </style:style>
    <style:style style:family="table-cell" style:name="Table8_col4_row2">
      <style:table-cell-properties fo:border-left="0.000000px solid #000000" fo:border-right="0.000000px solid #000000" fo:border-top="0.000000pt solid #000000" fo:border-bottom="0.000000px solid #000000" fo:background-color="#ffffff"/>
    </style:style>
    <style:style style:family="table-cell" style:name="Table11_col1_row10">
      <style:table-cell-properties fo:border-left="0.000000px solid #000000" fo:border-right="0.000000px solid #000000" fo:border-top="0.000000pt solid #000000" fo:border-bottom="0.000000px solid #000000" fo:background-color="#ffffff"/>
    </style:style>
    <style:style style:family="table-cell" style:name="Table6_col3_row22">
      <style:table-cell-properties fo:border-left="0.000000px solid #000000" fo:border-right="0.000000px solid #000000" fo:border-top="0.000000pt solid #000000" fo:border-bottom="0.000000px solid #000000" fo:background-color="#ffffff"/>
    </style:style>
    <style:style style:family="table-cell" style:name="Table6_col2_row1">
      <style:table-cell-properties fo:border-left="0.000000px solid #000000" fo:border-right="0.000000px solid #000000" fo:border-top="0.000000pt solid #000000" fo:border-bottom="0.000000px solid #000000" fo:background-color="#ffffff"/>
    </style:style>
    <style:style style:family="table-cell" style:name="Table2_col1_row1">
      <style:table-cell-properties fo:border-left="0.000000px solid #000000" fo:border-right="0.000000px solid #000000" fo:border-top="0.000000pt solid #000000" fo:border-bottom="0.000000px solid #000000" fo:background-color="#000000"/>
    </style:style>
    <style:style style:family="table-cell" style:name="Table6_col2_row3">
      <style:table-cell-properties fo:border-left="0.000000px solid #000000" fo:border-right="0.000000px solid #000000" fo:border-top="0.000000pt solid #000000" fo:border-bottom="0.000000px solid #000000" fo:background-color="#ffffff"/>
    </style:style>
    <style:style style:family="table-cell" style:name="Table9_col3_row1">
      <style:table-cell-properties fo:border-left="0.000000px solid #000000" fo:border-right="0.000000px solid #000000" fo:border-top="0.000000pt solid #000000" fo:border-bottom="0.000000px solid #000000" fo:background-color="#ffffff"/>
    </style:style>
    <style:style style:family="table-cell" style:name="Table9_col3_row2">
      <style:table-cell-properties fo:border-left="0.000000px solid #000000" fo:border-right="0.000000px solid #000000" fo:border-top="0.000000pt solid #000000" fo:border-bottom="0.000000px solid #000000" fo:background-color="#ffffff"/>
    </style:style>
    <style:style style:family="table-cell" style:name="Table13_col2_row3">
      <style:table-cell-properties fo:border-left="0.000000px solid #000000" fo:border-right="0.000000px solid #000000" fo:border-top="0.000000pt solid #000000" fo:border-bottom="0.000000px solid #000000" fo:background-color="#ffffff"/>
    </style:style>
    <style:style style:family="table-cell" style:name="Table8_col2_row1">
      <style:table-cell-properties fo:border-left="0.000000px solid #000000" fo:border-right="0.000000px solid #000000" fo:border-top="0.000000pt solid #000000" fo:border-bottom="0.000000px solid #000000" fo:background-color="#ffffff"/>
    </style:style>
    <style:style style:family="table-cell" style:name="Table8_col2_row2">
      <style:table-cell-properties fo:border-left="0.000000px solid #000000" fo:border-right="0.000000px solid #000000" fo:border-top="0.000000pt solid #000000" fo:border-bottom="0.000000px solid #000000" fo:background-color="#ffffff"/>
    </style:style>
    <style:style style:family="table-cell" style:name="Table9_col4_row1">
      <style:table-cell-properties fo:border-left="0.000000px solid #000000" fo:border-right="0.000000px solid #000000" fo:border-top="0.000000pt solid #000000" fo:border-bottom="0.000000px solid #000000" fo:background-color="#ffffff"/>
    </style:style>
    <style:style style:family="table-cell" style:name="Table9_col4_row2">
      <style:table-cell-properties fo:border-left="0.000000px solid #000000" fo:border-right="0.000000px solid #000000" fo:border-top="0.000000pt solid #000000" fo:border-bottom="0.000000px solid #000000" fo:background-color="#ffffff"/>
    </style:style>
    <style:style style:family="table-cell" style:name="Table6_col1_row20">
      <style:table-cell-properties fo:border-left="0.000000px solid #000000" fo:border-right="0.000000px solid #000000" fo:border-top="0.000000pt solid #000000" fo:border-bottom="0.000000px solid #000000" fo:background-color="#ffffff"/>
    </style:style>
    <style:style style:family="table-cell" style:name="Table10_col4_row1">
      <style:table-cell-properties fo:border-left="0.000000px solid #000000" fo:border-right="0.000000px solid #000000" fo:border-top="0.000000pt solid #000000" fo:border-bottom="0.000000px solid #000000" fo:background-color="#ffffff"/>
    </style:style>
    <style:style style:family="table-cell" style:name="Table10_col4_row2">
      <style:table-cell-properties fo:border-left="0.000000px solid #000000" fo:border-right="0.000000px solid #000000" fo:border-top="0.000000pt solid #000000" fo:border-bottom="0.000000px solid #000000" fo:background-color="#ffffff"/>
    </style:style>
    <style:page-layout style:name="PLayout2">
      <style:page-layout-properties fo:margin-top="2.000000cm" fo:margin-bottom="0.500000cm" fo:margin-left="40.0mm" fo:margin-right="25.0mm"/>
      <style:header-style>
        <style:header-footer-properties svg:height="1.645916cm"/>
      </style:header-style>
      <style:footer-style>
        <style:header-footer-properties svg:height="2.426334cm"/>
      </style:footer-style>
    </style:page-layout>
    <style:page-layout style:name="Standard">
      <style:page-layout-properties fo:margin-top="2.000000cm" fo:margin-bottom="0.500000cm" fo:margin-left="40.0mm" fo:margin-right="25.0mm"/>
      <style:header-style>
        <style:header-footer-properties svg:height="1.645916cm"/>
      </style:header-style>
      <style:footer-style>
        <style:header-footer-properties svg:height="2.426334cm"/>
      </style:footer-style>
    </style:page-layout>
    <text:list-style style:name="L4">
      <text:list-level-style-bullet text:level="1" text:bullet-char="•">
        <style:text-properties style:font-name="FreeSerif"/>
        <style:list-level-properties fo:text-indent="0.000000cm" text:space-before="0cm" text:min-label-width="0.630000cm" fo:margin-left="0.000000cm"/>
      </text:list-level-style-bullet>
    </text:list-style>
    <text:list-style style:name="L5">
      <text:list-level-style-bullet text:level="1" text:bullet-char="•">
        <style:text-properties style:font-name="FreeSerif"/>
        <style:list-level-properties fo:text-indent="0.000000cm" text:space-before="0cm" text:min-label-width="0.630000cm" fo:margin-left="0.000000cm"/>
      </text:list-level-style-bullet>
    </text:list-style>
    <text:list-style style:name="L6">
      <text:list-level-style-bullet text:level="1" text:bullet-char="•">
        <style:text-properties style:font-name="FreeSerif"/>
        <style:list-level-properties fo:text-indent="0.000000cm" text:space-before="0cm" text:min-label-width="0.630000cm" fo:margin-left="0.000000cm"/>
      </text:list-level-style-bullet>
    </text:list-style>
    <text:list-style style:name="L7">
      <text:list-level-style-bullet text:level="1" text:bullet-char="•">
        <style:text-properties style:font-name="FreeSerif"/>
        <style:list-level-properties fo:text-indent="0.000000cm" text:space-before="0cm" text:min-label-width="0.630000cm" fo:margin-left="0.000000cm"/>
      </text:list-level-style-bullet>
    </text:list-style>
    <text:list-style style:name="L8">
      <text:list-level-style-bullet text:level="1" text:bullet-char="•">
        <style:text-properties style:font-name="FreeSerif"/>
        <style:list-level-properties fo:text-indent="0.000000cm" text:space-before="0cm" text:min-label-width="0.630000cm" fo:margin-left="0.000000cm"/>
      </text:list-level-style-bullet>
    </text:list-style>
    <text:list-style style:name="L9">
      <text:list-level-style-bullet text:level="1" text:bullet-char="•">
        <style:text-properties style:font-name="FreeSerif"/>
        <style:list-level-properties fo:text-indent="0.000000cm" text:space-before="0cm" text:min-label-width="0.630000cm" fo:margin-left="0.000000cm"/>
      </text:list-level-style-bullet>
    </text:list-style>
    <text:list-style style:name="L13">
      <text:list-level-style-bullet text:level="1" text:bullet-char="•">
        <style:text-properties style:font-name="FreeSerif"/>
        <style:list-level-properties fo:text-indent="0.000000cm" text:space-before="0cm" text:min-label-width="0.630000cm" fo:margin-left="0.000000cm"/>
      </text:list-level-style-bullet>
    </text:list-style>
    <text:list-style style:name="L19">
      <text:list-level-style-bullet text:level="1" text:bullet-char="•">
        <style:text-properties style:font-name="FreeSerif"/>
        <style:list-level-properties fo:text-indent="0.000000cm" text:space-before="0cm" text:min-label-width="0.630000cm" fo:margin-left="0.000000cm"/>
      </text:list-level-style-bullet>
    </text:list-style>
    <text:list-style style:name="L14">
      <text:list-level-style-bullet text:level="1" text:bullet-char="•">
        <style:text-properties style:font-name="FreeSerif"/>
        <style:list-level-properties fo:text-indent="0.000000cm" text:space-before="0cm" text:min-label-width="0.630000cm" fo:margin-left="0.000000cm"/>
      </text:list-level-style-bullet>
    </text:list-style>
    <text:list-style style:name="L15">
      <text:list-level-style-bullet text:level="1" text:bullet-char="•">
        <style:text-properties style:font-name="FreeSerif"/>
        <style:list-level-properties fo:text-indent="0.000000cm" text:space-before="0cm" text:min-label-width="0.630000cm" fo:margin-left="0.000000cm"/>
      </text:list-level-style-bullet>
    </text:list-style>
    <text:list-style style:name="L17">
      <text:list-level-style-bullet text:level="1" text:bullet-char="•">
        <style:text-properties style:font-name="FreeSerif"/>
        <style:list-level-properties fo:text-indent="0.000000cm" text:space-before="0cm" text:min-label-width="0.630000cm" fo:margin-left="0.000000cm"/>
      </text:list-level-style-bullet>
    </text:list-style>
    <text:list-style style:name="L16">
      <text:list-level-style-bullet text:level="1" text:bullet-char="•">
        <style:text-properties style:font-name="FreeSerif"/>
        <style:list-level-properties fo:text-indent="0.000000cm" text:space-before="0cm" text:min-label-width="0.630000cm" fo:margin-left="0.000000cm"/>
      </text:list-level-style-bullet>
    </text:list-style>
    <text:list-style style:name="L18">
      <text:list-level-style-bullet text:level="1" text:bullet-char="•">
        <style:text-properties style:font-name="FreeSerif"/>
        <style:list-level-properties fo:text-indent="0.000000cm" text:space-before="0cm" text:min-label-width="0.630000cm" fo:margin-left="0.000000cm"/>
      </text:list-level-style-bullet>
    </text:list-style>
    <text:list-style style:name="L20">
      <text:list-level-style-bullet text:level="1" text:bullet-char="•">
        <style:text-properties style:font-name="FreeSerif"/>
        <style:list-level-properties fo:text-indent="0.000000cm" text:space-before="0cm" text:min-label-width="0.630000cm" fo:margin-left="0.000000cm"/>
      </text:list-level-style-bullet>
    </text:list-style>
    <text:list-style style:name="L21">
      <text:list-level-style-bullet text:level="1" text:bullet-char="•">
        <style:text-properties style:font-name="FreeSerif"/>
        <style:list-level-properties fo:text-indent="0.000000cm" text:space-before="0cm" text:min-label-width="0.630000cm" fo:margin-left="0.000000cm"/>
      </text:list-level-style-bullet>
    </text:list-style>
    <text:list-style style:name="L22">
      <text:list-level-style-bullet text:level="1" text:bullet-char="•">
        <style:text-properties style:font-name="FreeSerif"/>
        <style:list-level-properties fo:text-indent="0.000000cm" text:space-before="0cm" text:min-label-width="0.630000cm" fo:margin-left="0.000000cm"/>
      </text:list-level-style-bullet>
    </text:list-style>
    <text:list-style style:name="L2">
      <text:list-level-style-bullet text:level="1" text:bullet-char="•">
        <style:text-properties style:font-name="FreeSerif"/>
        <style:list-level-properties fo:text-indent="0.000000cm" text:space-before="0cm" text:min-label-width="0.630000cm" fo:margin-left="0.000000cm"/>
      </text:list-level-style-bullet>
    </text:list-style>
    <text:list-style style:name="L1">
      <text:list-level-style-number text:level="1" style:num-format="1" text:start-value="1">
        <style:list-level-properties fo:text-indent="0.000000cm" text:space-before="0cm" text:min-label-width="0.630000cm" fo:margin-left="0.000000cm"/>
      </text:list-level-style-number>
    </text:list-style>
    <text:list-style style:name="L12">
      <text:list-level-style-bullet text:level="1" text:bullet-char="•">
        <style:text-properties style:font-name="FreeSerif"/>
        <style:list-level-properties fo:text-indent="0.000000cm" text:space-before="0cm" text:min-label-width="0.630000cm" fo:margin-left="0.000000cm"/>
      </text:list-level-style-bullet>
    </text:list-style>
    <text:list-style style:name="L11">
      <text:list-level-style-number text:level="1" style:num-format="1" text:start-value="1">
        <style:list-level-properties fo:text-indent="0.000000cm" text:space-before="0cm" text:min-label-width="0.630000cm" fo:margin-left="0.000000cm"/>
      </text:list-level-style-number>
    </text:list-style>
    <text:list-style style:name="L10">
      <text:list-level-style-bullet text:level="1" text:bullet-char="•">
        <style:text-properties style:font-name="FreeSerif"/>
        <style:list-level-properties fo:text-indent="0.000000cm" text:space-before="0cm" text:min-label-width="0.630000cm" fo:margin-left="0.000000cm"/>
      </text:list-level-style-bullet>
    </text:list-style>
    <text:list-style style:name="L3">
      <text:list-level-style-bullet text:level="1" text:bullet-char="•">
        <style:text-properties style:font-name="FreeSerif"/>
        <style:list-level-properties fo:text-indent="0.000000cm" text:space-before="0cm" text:min-label-width="0.630000cm" fo:margin-left="0.000000cm"/>
      </text:list-level-style-bullet>
    </text:list-style>
  </office:automatic-styles>
  <office:body>
    <office:text>
      <text:section text:style-name="Sect1" text:name="Section1">
        <text:p text:style-name="P1"/>
        <text:p text:style-name="P1"/>
        <text:p text:style-name="P1"/>
        <text:p text:style-name="P1"/>
        <text:p text:style-name="P2"><text:span text:style-name="T1">UNIVERSIDAD TECNOLOGICA NACIONAL</text:span></text:p>
        <text:p text:style-name="P3"><text:span text:style-name="T2">UNIVERSIDAD TECNOLOGICA NACIONAL</text:span></text:p>
        <text:p text:style-name="P3"><text:span text:style-name="T3">Facultad Regional Buenos Aires</text:span></text:p>
        <text:p text:style-name="P1"/>
        <text:p text:style-name="P1"/>
        <text:p text:style-name="P1"/>
        <text:p text:style-name="P1"/>
        <text:p text:style-name="P1"/>
        <text:p text:style-name="P1"/>
        <table:table table:name="Table1" table:style-name="Table1">
          <table:table-column table:style-name="Table1.col1"/>
          <table:table-row>
            <table:table-cell table:style-name="Table1_col1_row1">
              <text:p text:style-name="P1"/>
            </table:table-cell>
          </table:table-row>
        </table:table>
        <text:p text:style-name="P1"/>
        <text:p text:style-name="P1"/>
        <text:p text:style-name="P1"/>
        <text:p text:style-name="P1"/>
        <text:p text:style-name="P1"/>
        <text:p text:style-name="P4"><text:span text:style-name="T4">“Direccionamiento en IP versión 6”</text:span></text:p>
        <text:p text:style-name="P1"/>
        <text:p text:style-name="P5"/>
        <text:p text:style-name="P5"/>
        <text:p text:style-name="P4"/>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1"/>
        <text:p text:style-name="P1"/>
        <text:p text:style-name="P1"/>
        <text:p text:style-name="P1"/>
        <text:p text:style-name="P1"/>
        <text:p text:style-name="P1"/>
        <table:table table:name="Table2" table:style-name="Table2">
          <table:table-column table:style-name="Table2.col1"/>
          <table:table-row>
            <table:table-cell table:style-name="Table2_col1_row1">
              <text:p text:style-name="P2"><text:span text:style-name="T1">Tabla de contenidos</text:span></text:p>
            </table:table-cell>
          </table:table-row>
        </table:table>
        <text:p text:style-name="P1"/>
        <text:p text:style-name="P6"/>
        <text:p text:style-name="P7"><text:span text:style-name="T5">1. Introducción y objetivos del tema tratar<text:tab/></text:span><text:span text:style-name="T6">3</text:span></text:p>
        <text:p text:style-name="P7"><text:span text:style-name="T5">2. Desarrollo del tema<text:tab/></text:span><text:span text:style-name="T6">3</text:span></text:p>
        <text:p text:style-name="P8"><text:span text:style-name="T6">2.1 Tipos de direcciones IPv6<text:tab/>3</text:span></text:p>
        <text:p text:style-name="P8"><text:span text:style-name="T6">2.2 Principios de asignación de direcciones<text:tab/>3</text:span></text:p>
        <text:p text:style-name="P8"><text:span text:style-name="T6">2.3 Asignación de dirección inicial<text:tab/>4</text:span></text:p>
        <text:p text:style-name="P8"><text:span text:style-name="T6">2.4 Direcciones unicast<text:tab/>5</text:span></text:p>
        <text:p text:style-name="P9"><text:span text:style-name="T6">2.4.1 Direcciones unicast basadas en proveedor<text:tab/>5</text:span></text:p>
        <text:p text:style-name="P9"><text:span text:style-name="T6">2.4.2 Direcciones unicast de uso local<text:tab/>6</text:span></text:p>
        <text:p text:style-name="P8"><text:span text:style-name="T6">2.5 Direcciones anycast<text:tab/>6</text:span></text:p>
        <text:p text:style-name="P10"><text:span text:style-name="T6">2.6 Direcciones multicast<text:tab/>7</text:span></text:p>
        <text:p text:style-name="P11"><text:span text:style-name="T6">2.6.1 Direcciones multicast predeterminadas<text:tab/>7</text:span></text:p>
        <text:p text:style-name="P10"><text:span text:style-name="T6">2.7 La transición IPv4 a IPv6<text:tab/>8</text:span></text:p>
        <text:p text:style-name="P11"><text:span text:style-name="T7">2.7.1 Dual IP layer<text:tab/>8</text:span></text:p>
        <text:p text:style-name="P11"><text:span text:style-name="T7">2.7.2 IPv6-over-IPv4 tunneling<text:tab/>9</text:span></text:p>
        <text:p text:style-name="P12"><text:span text:style-name="T5">3. Importancia operativa en el área de redes<text:tab/></text:span><text:span text:style-name="T6">10</text:span></text:p>
        <text:p text:style-name="P12"><text:span text:style-name="T5">4. Estado y situación actual en el mercado<text:tab/></text:span><text:span text:style-name="T6">10</text:span></text:p>
        <text:p text:style-name="P12"><text:span text:style-name="T5">5. Bibliografía<text:tab/></text:span><text:span text:style-name="T6">11</text:span></text:p>
        <text:p text:style-name="P13"/>
        <text:p text:style-name="P14"/>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3" table:style-name="Table3">
          <table:table-column table:style-name="Table3.col1"/>
          <table:table-row>
            <table:table-cell table:style-name="Table3_col1_row1">
              <text:p text:style-name="P2"><text:span text:style-name="T1">1. Introducción y objetivos del tema a tratar</text:span></text:p>
            </table:table-cell>
          </table:table-row>
        </table:table>
        <text:p text:style-name="P1"/>
        <text:p text:style-name="P1"/>
        <table:table table:name="Table4" table:style-name="Table4">
          <table:table-column table:style-name="Table4.col1"/>
          <table:table-column table:style-name="Table4.col2"/>
          <table:table-row>
            <table:table-cell table:style-name="Table4_col1_row1">
              <text:p text:style-name="P15"/>
            </table:table-cell>
            <table:table-cell table:style-name="Table4_col2_row1">
              <text:p text:style-name="P16"><text:span text:style-name="T6">IPv6 es la abreviatura de “Internet Protocol Versión 6”. Se trata del protocolo de “la nueva generación”, diseñado por la IETF (Internet Engineering Task Force) para reemplazar la versión actual del protocolo de internet: IPv4.</text:span></text:p>
              <text:p text:style-name="P15"><text:span text:style-name="T6">Hoy en día, la mayor parte de las interredes utilizan el protocolo IPv4, el cual </text:span></text:p>
            </table:table-cell>
          </table:table-row>
        </table:table>
        <text:p text:style-name="P15"><text:span text:style-name="T6">tiene mas de veinte años de antigüedad. Aunque IPv4 demostró ser elástico y resistente a pesar de los años, esta comenzando a traer problemas. Principalmente problemas relacionados con la asignación de nuevas direcciones IP, las cuales resultan necesarias para conectar nuevos host a internet. IPv4 asigna a sus direcciones 4 bytes (32 bits), y dado el crecimiento exponencial que experimenta internet, el espacio de direccionamiento que estas direcciones permiten resulta escaso. IPV6 soluciona muchos de los problemas de IPv4. </text:span></text:p>
        <text:p text:style-name="P16"><text:span text:style-name="T6">El objetivo de este trabajo es explicar el esquema de direccionamiento que implementa IPv6 y que soluciona ampliamente la limitada disposición de direcciones de la versión actual del protocolo de internet.</text:span></text:p>
        <text:p text:style-name="P15"/>
        <text:p text:style-name="P15"/>
        <text:p text:style-name="P15"/>
        <table:table table:name="Table5" table:style-name="Table5">
          <table:table-column table:style-name="Table5.col1"/>
          <table:table-row>
            <table:table-cell table:style-name="Table5_col1_row1">
              <text:p text:style-name="P2"><text:span text:style-name="T1">2. Desarrollo de tema</text:span></text:p>
            </table:table-cell>
          </table:table-row>
        </table:table>
        <text:p text:style-name="P17"/>
        <text:p text:style-name="P1"/>
        <text:p text:style-name="P17"><text:span text:style-name="T8">2.1 Tipos de direcciones</text:span></text:p>
        <text:p text:style-name="P15"/>
        <text:p text:style-name="P15"><text:span text:style-name="T9">Las direcciones de IPv6 son identificadores de 128 bits (16 bytes) para interfaces y conjuntos de estas. Existen tres tipos de direcciones: </text:span><text:span text:style-name="T10">unicast</text:span><text:span text:style-name="T9">, </text:span><text:span text:style-name="T10">anycast</text:span><text:span text:style-name="T9"> y </text:span><text:span text:style-name="T10">multicast</text:span><text:span text:style-name="T9">. En IPv6 no hay direcciones de broadcast; su función es reemplazada por las direcciones multicast.</text:span></text:p>
        <text:p text:style-name="P15"/>
        <text:p text:style-name="P15"><text:span text:style-name="T9">Las direcciones unicast identifican una única interface. Un paquete enviado a una dirección unicast será entregado a la interface identificada por dicha dirección.</text:span></text:p>
        <text:p text:style-name="P15"/>
        <text:p text:style-name="P15"><text:span text:style-name="T9">Las direcciones anycast identifican un conjunto de interfaces, generalmente pertenecientes a diferentes nodos. Un paquete enviado a una dirección anycast será entregado a una de las interfaces identificadas por la dirección. En particular a la mas cercana, midiendo la distancia según la métrica que utilice el protocolo de enrutamiento en uso.</text:span></text:p>
        <text:p text:style-name="P15"/>
        <text:p text:style-name="P15"><text:span text:style-name="T9">Las direcciones multicast identifican un conjunto de interfaces, generalmente pertenecientes a diferentes nodos. Un paquete enviado a una dirección multicast será entregado a todas las interfaces identificadas con la dirección.</text:span></text:p>
        <text:p text:style-name="P15"/>
        <text:p text:style-name="P15"/>
        <text:p text:style-name="P17"><text:span text:style-name="T8">2.2 Principios de asignación de direcciones</text:span></text:p>
        <text:p text:style-name="P15"/>
        <text:p text:style-name="P16"><text:span text:style-name="T6">Dado que cada interface pertenece a un solo nodo, su dirección unicast puede ser utilizada como identificador del nodo al cual la interface esta conectada.</text:span></text:p>
        <text:p text:style-name="P15"/>
        <text:p text:style-name="P15"><text:span text:style-name="T6">Una dirección unicast IPv6 identifica una única interface. A su vez, esta interface puede tener múltiples direcciones IPv6 de cualquiera de los tipos de direcciones antes mencionados. Existen dos excepciones:</text:span></text:p>
        <text:p text:style-name="P15"/>
        <text:list text:style-name="L1">
          <text:list-item>
            <text:p text:style-name="P18"><text:span text:style-name="T11"/><text:span text:style-name="T6">Una dirección puede ser asignada a múltiples interfaces físicas si la implementación las trata como una sola interface cuando las presenta en la capa de internet.</text:span></text:p>
          </text:list-item>
          <text:list-item>
            <text:p text:style-name="P18"><text:span text:style-name="T11"/><text:span text:style-name="T6">Los routers pueden tener interfaces no numeradas (que no tengan asignada dirección IPv6) en los enlaces punto a punto, para eliminar la necesidad de configurar y publicar manualmente sus direcciones.</text:span></text:p>
          </text:list-item>
        </text:list>
        <text:p text:style-name="P17"><text:span text:style-name="T8">2.3 Asignación de dirección inicial</text:span></text:p>
        <text:p text:style-name="P15"/>
        <text:p text:style-name="P15"><text:span text:style-name="T6">IPv6 soporta direcciones cuatro veces mas grandes que las utilizadas por IPv4 (128 bits contra 32 bits de IPv4). Esto proporciona un espacio de direccionamiento 2</text:span><text:span text:style-name="T12">96</text:span><text:span text:style-name="T6"> veces el mayor que el que brinda IPv4. Si bien el espacio de direcciones es extremadamente grande, la asignación y el enrutamiento de las mismas requiere la utilización de esquemas jerárquicos que reducen la eficiencia del espacio de direccionamiento utilizado. Así y todo, se estima que en el peor de los casos, las direcciones de 128 bits de IPv6 pueden acomodar 10</text:span><text:span text:style-name="T12">18</text:span><text:span text:style-name="T6"> host; esto es mas de 1500 direcciones por metro cuadrado de la superficie de la tierra.</text:span></text:p>
        <text:p text:style-name="P15"/>
        <text:p text:style-name="P15"><text:span text:style-name="T6">El tipo especifico de una dirección IPv6 queda determinado por los primeros bits. La asignación actual de los prefijos se muestra en la siguiente tabla.</text:span></text:p>
        <text:p text:style-name="P15"/>
        <table:table table:name="Table6" table:style-name="Table6">
          <table:table-column table:style-name="Table6.col1"/>
          <table:table-column table:style-name="Table6.col2"/>
          <table:table-column table:style-name="Table6.col3"/>
          <table:table-row>
            <table:table-cell table:style-name="Table6_col1_row1">
              <text:p text:style-name="P5"><text:span text:style-name="T13">Asignación</text:span></text:p>
            </table:table-cell>
            <table:table-cell table:style-name="Table6_col2_row1">
              <text:p text:style-name="P5"><text:span text:style-name="T13">Prefijo (binario)</text:span></text:p>
            </table:table-cell>
            <table:table-cell table:style-name="Table6_col3_row1">
              <text:p text:style-name="P19"><text:span text:style-name="T13">Fracción del espacio de direcciones</text:span></text:p>
            </table:table-cell>
          </table:table-row>
          <table:table-row>
            <table:table-cell table:style-name="Table6_col1_row2">
              <text:p text:style-name="P15"><text:span text:style-name="T6">Reservado</text:span></text:p>
            </table:table-cell>
            <table:table-cell table:style-name="Table6_col2_row2">
              <text:p text:style-name="P15"><text:span text:style-name="T6">0000 0000</text:span></text:p>
            </table:table-cell>
            <table:table-cell table:style-name="Table6_col3_row2">
              <text:p text:style-name="P5"><text:span text:style-name="T6">1/256</text:span></text:p>
            </table:table-cell>
          </table:table-row>
          <table:table-row>
            <table:table-cell table:style-name="Table6_col1_row3">
              <text:p text:style-name="P15"><text:span text:style-name="T6">No asignado</text:span></text:p>
            </table:table-cell>
            <table:table-cell table:style-name="Table6_col2_row3">
              <text:p text:style-name="P15"><text:span text:style-name="T6">0000 0001</text:span></text:p>
            </table:table-cell>
            <table:table-cell table:style-name="Table6_col3_row3">
              <text:p text:style-name="P5"><text:span text:style-name="T6">1/256</text:span></text:p>
            </table:table-cell>
          </table:table-row>
          <table:table-row>
            <table:table-cell table:style-name="Table6_col1_row4">
              <text:p text:style-name="P15"><text:span text:style-name="T6">Reservado para asignación NSAP</text:span></text:p>
            </table:table-cell>
            <table:table-cell table:style-name="Table6_col2_row4">
              <text:p text:style-name="P15"><text:span text:style-name="T6">0000 001</text:span></text:p>
            </table:table-cell>
            <table:table-cell table:style-name="Table6_col3_row4">
              <text:p text:style-name="P5"><text:span text:style-name="T6">1/128</text:span></text:p>
            </table:table-cell>
          </table:table-row>
          <table:table-row>
            <table:table-cell table:style-name="Table6_col1_row5">
              <text:p text:style-name="P15"><text:span text:style-name="T6">Reservado para asignación IPX</text:span></text:p>
            </table:table-cell>
            <table:table-cell table:style-name="Table6_col2_row5">
              <text:p text:style-name="P15"><text:span text:style-name="T6">0000010</text:span></text:p>
            </table:table-cell>
            <table:table-cell table:style-name="Table6_col3_row5">
              <text:p text:style-name="P5"><text:span text:style-name="T6">1/128</text:span></text:p>
            </table:table-cell>
          </table:table-row>
          <table:table-row>
            <table:table-cell table:style-name="Table6_col1_row6">
              <text:p text:style-name="P15"><text:span text:style-name="T6">No asignado</text:span></text:p>
            </table:table-cell>
            <table:table-cell table:style-name="Table6_col2_row6">
              <text:p text:style-name="P15"><text:span text:style-name="T6">0000011</text:span></text:p>
            </table:table-cell>
            <table:table-cell table:style-name="Table6_col3_row6">
              <text:p text:style-name="P5"><text:span text:style-name="T6">1/128</text:span></text:p>
            </table:table-cell>
          </table:table-row>
          <table:table-row>
            <table:table-cell table:style-name="Table6_col1_row7">
              <text:p text:style-name="P15"><text:span text:style-name="T6">No asignado</text:span></text:p>
            </table:table-cell>
            <table:table-cell table:style-name="Table6_col2_row7">
              <text:p text:style-name="P15"><text:span text:style-name="T6">0000 0</text:span></text:p>
            </table:table-cell>
            <table:table-cell table:style-name="Table6_col3_row7">
              <text:p text:style-name="P5"><text:span text:style-name="T6">1/32</text:span></text:p>
            </table:table-cell>
          </table:table-row>
          <table:table-row>
            <table:table-cell table:style-name="Table6_col1_row8">
              <text:p text:style-name="P15"><text:span text:style-name="T6">No asignado</text:span></text:p>
            </table:table-cell>
            <table:table-cell table:style-name="Table6_col2_row8">
              <text:p text:style-name="P15"><text:span text:style-name="T6">00001</text:span></text:p>
            </table:table-cell>
            <table:table-cell table:style-name="Table6_col3_row8">
              <text:p text:style-name="P5"><text:span text:style-name="T6">1/16</text:span></text:p>
            </table:table-cell>
          </table:table-row>
          <table:table-row>
            <table:table-cell table:style-name="Table6_col1_row9">
              <text:p text:style-name="P15"><text:span text:style-name="T6">No asignado</text:span></text:p>
            </table:table-cell>
            <table:table-cell table:style-name="Table6_col2_row9">
              <text:p text:style-name="P15"><text:span text:style-name="T6">001</text:span></text:p>
            </table:table-cell>
            <table:table-cell table:style-name="Table6_col3_row9">
              <text:p text:style-name="P5"><text:span text:style-name="T6">1/8</text:span></text:p>
            </table:table-cell>
          </table:table-row>
          <table:table-row>
            <table:table-cell table:style-name="Table6_col1_row10">
              <text:p text:style-name="P15"><text:span text:style-name="T6">Dirección unicast basada en proveedor</text:span></text:p>
            </table:table-cell>
            <table:table-cell table:style-name="Table6_col2_row10">
              <text:p text:style-name="P15"><text:span text:style-name="T6">010</text:span></text:p>
            </table:table-cell>
            <table:table-cell table:style-name="Table6_col3_row10">
              <text:p text:style-name="P5"><text:span text:style-name="T6">1/8</text:span></text:p>
            </table:table-cell>
          </table:table-row>
          <table:table-row>
            <table:table-cell table:style-name="Table6_col1_row11">
              <text:p text:style-name="P15"><text:span text:style-name="T6">No asignado</text:span></text:p>
            </table:table-cell>
            <table:table-cell table:style-name="Table6_col2_row11">
              <text:p text:style-name="P15"><text:span text:style-name="T6">011</text:span></text:p>
            </table:table-cell>
            <table:table-cell table:style-name="Table6_col3_row11">
              <text:p text:style-name="P5"><text:span text:style-name="T6">1/8</text:span></text:p>
            </table:table-cell>
          </table:table-row>
          <table:table-row>
            <table:table-cell table:style-name="Table6_col1_row12">
              <text:p text:style-name="P15"><text:span text:style-name="T6">Reservado para direcciones unicast basadas en regiones geográficas</text:span></text:p>
            </table:table-cell>
            <table:table-cell table:style-name="Table6_col2_row12">
              <text:p text:style-name="P15"><text:span text:style-name="T6">100</text:span></text:p>
            </table:table-cell>
            <table:table-cell table:style-name="Table6_col3_row12">
              <text:p text:style-name="P5"><text:span text:style-name="T6">1/8</text:span></text:p>
            </table:table-cell>
          </table:table-row>
          <table:table-row>
            <table:table-cell table:style-name="Table6_col1_row13">
              <text:p text:style-name="P15"><text:span text:style-name="T6">No asignado</text:span></text:p>
            </table:table-cell>
            <table:table-cell table:style-name="Table6_col2_row13">
              <text:p text:style-name="P15"><text:span text:style-name="T6">101</text:span></text:p>
            </table:table-cell>
            <table:table-cell table:style-name="Table6_col3_row13">
              <text:p text:style-name="P5"><text:span text:style-name="T6">1/8</text:span></text:p>
            </table:table-cell>
          </table:table-row>
          <table:table-row>
            <table:table-cell table:style-name="Table6_col1_row14">
              <text:p text:style-name="P15"><text:span text:style-name="T6">No asignado</text:span></text:p>
            </table:table-cell>
            <table:table-cell table:style-name="Table6_col2_row14">
              <text:p text:style-name="P15"><text:span text:style-name="T6">110</text:span></text:p>
            </table:table-cell>
            <table:table-cell table:style-name="Table6_col3_row14">
              <text:p text:style-name="P5"><text:span text:style-name="T6">1/8</text:span></text:p>
            </table:table-cell>
          </table:table-row>
          <table:table-row>
            <table:table-cell table:style-name="Table6_col1_row15">
              <text:p text:style-name="P15"><text:span text:style-name="T6">No asignado</text:span></text:p>
            </table:table-cell>
            <table:table-cell table:style-name="Table6_col2_row15">
              <text:p text:style-name="P15"><text:span text:style-name="T6">1110</text:span></text:p>
            </table:table-cell>
            <table:table-cell table:style-name="Table6_col3_row15">
              <text:p text:style-name="P5"><text:span text:style-name="T6">1/16</text:span></text:p>
            </table:table-cell>
          </table:table-row>
          <table:table-row>
            <table:table-cell table:style-name="Table6_col1_row16">
              <text:p text:style-name="P15"><text:span text:style-name="T6">No asignado</text:span></text:p>
            </table:table-cell>
            <table:table-cell table:style-name="Table6_col2_row16">
              <text:p text:style-name="P15"><text:span text:style-name="T6">1111 0</text:span></text:p>
            </table:table-cell>
            <table:table-cell table:style-name="Table6_col3_row16">
              <text:p text:style-name="P5"><text:span text:style-name="T6">1/32</text:span></text:p>
            </table:table-cell>
          </table:table-row>
          <table:table-row>
            <table:table-cell table:style-name="Table6_col1_row17">
              <text:p text:style-name="P15"><text:span text:style-name="T6">No asignado</text:span></text:p>
            </table:table-cell>
            <table:table-cell table:style-name="Table6_col2_row17">
              <text:p text:style-name="P15"><text:span text:style-name="T6">1111 10</text:span></text:p>
            </table:table-cell>
            <table:table-cell table:style-name="Table6_col3_row17">
              <text:p text:style-name="P5"><text:span text:style-name="T6">1/64</text:span></text:p>
            </table:table-cell>
          </table:table-row>
          <table:table-row>
            <table:table-cell table:style-name="Table6_col1_row18">
              <text:p text:style-name="P15"><text:span text:style-name="T6">No asignado</text:span></text:p>
            </table:table-cell>
            <table:table-cell table:style-name="Table6_col2_row18">
              <text:p text:style-name="P15"><text:span text:style-name="T6">1111 110</text:span></text:p>
            </table:table-cell>
            <table:table-cell table:style-name="Table6_col3_row18">
              <text:p text:style-name="P5"><text:span text:style-name="T6">1/128</text:span></text:p>
            </table:table-cell>
          </table:table-row>
          <table:table-row>
            <table:table-cell table:style-name="Table6_col1_row19">
              <text:p text:style-name="P15"><text:span text:style-name="T6">No asignado</text:span></text:p>
            </table:table-cell>
            <table:table-cell table:style-name="Table6_col2_row19">
              <text:p text:style-name="P15"><text:span text:style-name="T6">1111 1110 0</text:span></text:p>
            </table:table-cell>
            <table:table-cell table:style-name="Table6_col3_row19">
              <text:p text:style-name="P5"><text:span text:style-name="T6">1/512</text:span></text:p>
            </table:table-cell>
          </table:table-row>
          <table:table-row>
            <table:table-cell table:style-name="Table6_col1_row20">
              <text:p text:style-name="P15"><text:span text:style-name="T6">Direcciones para el uso del enlace local</text:span></text:p>
            </table:table-cell>
            <table:table-cell table:style-name="Table6_col2_row20">
              <text:p text:style-name="P15"><text:span text:style-name="T6">1111 1110 10</text:span></text:p>
            </table:table-cell>
            <table:table-cell table:style-name="Table6_col3_row20">
              <text:p text:style-name="P5"><text:span text:style-name="T6">1/1024</text:span></text:p>
            </table:table-cell>
          </table:table-row>
          <table:table-row>
            <table:table-cell table:style-name="Table6_col1_row21">
              <text:p text:style-name="P15"><text:span text:style-name="T6">Direcciones para el uso del sitio local</text:span></text:p>
            </table:table-cell>
            <table:table-cell table:style-name="Table6_col2_row21">
              <text:p text:style-name="P15"><text:span text:style-name="T6">1111 1110 11</text:span></text:p>
            </table:table-cell>
            <table:table-cell table:style-name="Table6_col3_row21">
              <text:p text:style-name="P5"><text:span text:style-name="T6">1/1024</text:span></text:p>
            </table:table-cell>
          </table:table-row>
          <table:table-row>
            <table:table-cell table:style-name="Table6_col1_row22">
              <text:p text:style-name="P15"><text:span text:style-name="T6">Direcciones multicast</text:span></text:p>
            </table:table-cell>
            <table:table-cell table:style-name="Table6_col2_row22">
              <text:p text:style-name="P15"><text:span text:style-name="T6">1111 1111</text:span></text:p>
            </table:table-cell>
            <table:table-cell table:style-name="Table6_col3_row22">
              <text:p text:style-name="P5"><text:span text:style-name="T6">1/256</text:span></text:p>
            </table:table-cell>
          </table:table-row>
        </table:table>
        <text:p text:style-name="P15"/>
        <text:p text:style-name="P15"/>
        <text:p text:style-name="P15"><text:span text:style-name="T6">Hay tres convenciones para representar las direcciones IPv6: la </text:span><text:span text:style-name="T5">forma preferida</text:span><text:span text:style-name="T6"> (la dirección completa expresada en valores hexadecimales), la </text:span><text:span text:style-name="T5">forma comprimida</text:span><text:span text:style-name="T6"> (con omisión de las cadenas de ceros) y la </text:span><text:span text:style-name="T5">forma mixta</text:span><text:span text:style-name="T6"> (conveniente para entornos en los que se mezcla IPv4 con IPv6).</text:span></text:p>
        <text:p text:style-name="P15"/>
        <text:p text:style-name="P15"><text:span text:style-name="T6">La </text:span><text:span text:style-name="T14">forma preferida</text:span><text:span text:style-name="T5"> </text:span><text:span text:style-name="T6">tiene el siguiente formato: “X:X:X:X:X:X:X:X”, donde “X” es el valor hexadecimal de cada uno de los ocho conjuntos de 16 bits (en total 128 bits). Algunos ejemplos son:</text:span></text:p>
        <text:p text:style-name="P15"/>
        <text:list text:style-name="L2">
          <text:list-item>
            <text:p text:style-name="P20"><text:span text:style-name="T11"/><text:span text:style-name="T15">FEDC:2A5F:709C:216:AEBC:97:3154:3D12</text:span></text:p>
          </text:list-item>
          <text:list-item>
            <text:p text:style-name="P21"><text:span text:style-name="T11"/><text:span text:style-name="T5">1030:2A9C:0:0:0:500:200C:3A4</text:span></text:p>
          </text:list-item>
        </text:list>
        <text:p text:style-name="P15"/>
        <text:p text:style-name="P15"><text:span text:style-name="T6">Es común que aparezcan direcciones con largas cadenas de ceros. La </text:span><text:span text:style-name="T14">forma comprimida </text:span><text:span text:style-name="T6">proporciona una manera mas sencilla de escribir estas direcciones. Por ejemplo:</text:span></text:p>
        <text:p text:style-name="P15"/>
        <text:list text:style-name="L3">
          <text:list-item>
            <text:p text:style-name="P22"><text:span text:style-name="T11"/><text:span text:style-name="T5">FF08:0:0:0:0:0:209A:61</text:span><text:span text:style-name="T6"><text:tab/><text:tab/>puede representarse como </text:span><text:span text:style-name="T5">FF08::209A:61</text:span></text:p>
          </text:list-item>
          <text:list-item>
            <text:p text:style-name="P22"><text:span text:style-name="T11"/><text:span text:style-name="T5">1030:2A9C:0:0:0:500:200C:3A4</text:span><text:span text:style-name="T6"><text:tab/>puede representarse como </text:span><text:span text:style-name="T5">1030:2A9C::500:200C:3A4</text:span></text:p>
          </text:list-item>
          <text:list-item>
            <text:p text:style-name="P22"><text:span text:style-name="T11"/><text:span text:style-name="T5">0:0:0:0:0:0:0:1</text:span><text:span text:style-name="T6"><text:tab/><text:tab/><text:tab/>puede representarse como </text:span><text:span text:style-name="T5">::1</text:span></text:p>
          </text:list-item>
        </text:list>
        <text:p text:style-name="P15"/>
        <text:p text:style-name="P15"/>
        <text:p text:style-name="P15"/>
        <text:p text:style-name="P15"><text:span text:style-name="T6">En ambientes donde se mezclan nodos IPv4 con IPv6, la forma de representación de direcciones mas conveniente resulta ser la </text:span><text:span text:style-name="T14">forma mixta</text:span><text:span text:style-name="T6">. Tiene el siguiente formato: “X:X:X:X:X:X:D.D.D.D</text:span><text:span text:style-name="T5">”</text:span><text:span text:style-name="T6"> donde las “X” representan el valor hexadecimal de los primeros conjuntos de 16 bits y las “D” son el valor decimal de los 4 conjuntos de 8 bits restantes. Por ejemplo:</text:span></text:p>
        <text:p text:style-name="P15"/>
        <text:list text:style-name="L4">
          <text:list-item>
            <text:p text:style-name="P23"><text:span text:style-name="T11"/><text:span text:style-name="T5">0:0:0:0:0:0:193.136.239.163</text:span><text:span text:style-name="T6"><text:tab/><text:tab/>y, en formato comprimido será: </text:span><text:span text:style-name="T5">::193.136.239.163</text:span></text:p>
          </text:list-item>
          <text:list-item>
            <text:p text:style-name="P23"><text:span text:style-name="T11"/><text:span text:style-name="T5">0:0:0:0:0:FFFF:129.145.34.10<text:tab/></text:span><text:span text:style-name="T6">y, en formato comprimido será: </text:span><text:span text:style-name="T5">::FFFF:129.145.34.10</text:span></text:p>
          </text:list-item>
        </text:list>
        <text:p text:style-name="P17"/>
        <text:p text:style-name="P17"/>
        <text:p text:style-name="P17"><text:span text:style-name="T8">2.4 Direcciones unicast</text:span></text:p>
        <text:p text:style-name="P1"/>
        <text:p text:style-name="P1"><text:span text:style-name="T6">Hay varias formas de asignación de direcciones unicast en IPv6.</text:span></text:p>
        <text:p text:style-name="P1"/>
        <text:list text:style-name="L5">
          <text:list-item>
            <text:p text:style-name="P24"><text:span text:style-name="T11"/><text:span text:style-name="T6">direcciones unicast basadas en el proveedor global ;</text:span></text:p>
          </text:list-item>
          <text:list-item>
            <text:p text:style-name="P24"><text:span text:style-name="T11"/><text:span text:style-name="T6">direcciones unicast basadas en la región geográfica;</text:span></text:p>
          </text:list-item>
          <text:list-item>
            <text:p text:style-name="P24"><text:span text:style-name="T11"/><text:span text:style-name="T6">direcciones NSAP</text:span></text:p>
          </text:list-item>
          <text:list-item>
            <text:p text:style-name="P24"><text:span text:style-name="T11"/><text:span text:style-name="T6">direcciones jerárquicas IPX;</text:span></text:p>
          </text:list-item>
          <text:list-item>
            <text:p text:style-name="P24"><text:span text:style-name="T11"/><text:span text:style-name="T6">direcciones para el uso del sitio local;</text:span></text:p>
          </text:list-item>
          <text:list-item>
            <text:p text:style-name="P24"><text:span text:style-name="T11"/><text:span text:style-name="T6">direcciones para el uso del enlace local;</text:span></text:p>
          </text:list-item>
          <text:list-item>
            <text:p text:style-name="P24"><text:span text:style-name="T11"/><text:span text:style-name="T6">direcciones de host habilitadas para IPv4.</text:span></text:p>
          </text:list-item>
        </text:list>
        <text:p text:style-name="P1"/>
        <text:p text:style-name="P1"><text:span text:style-name="T6">Los nodos IPv6, dependiendo del rol que cumplan (hosts, routers), deben tener conocimiento de la estructura interna de la dirección IPv6.</text:span></text:p>
        <text:p text:style-name="P1"/>
        <text:p text:style-name="P1"><text:span text:style-name="T6">En el caso mas simple, el nodo puede considerar que la dirección unicast no tiene estructura interna (sin estructura jerárquica).</text:span></text:p>
        <text:p text:style-name="P1"/>
        <table:table table:name="Table7" table:style-name="Table7">
          <table:table-column table:style-name="Table7.col1"/>
          <table:table-row>
            <table:table-cell table:style-name="Table7_col1_row1">
              <text:p text:style-name="P5"><text:span text:style-name="T6">128 bits (16 bytes)</text:span></text:p>
            </table:table-cell>
          </table:table-row>
          <table:table-row>
            <table:table-cell table:style-name="Table7_col1_row2">
              <text:p text:style-name="P5"><text:span text:style-name="T6">Dirección del nodo</text:span></text:p>
            </table:table-cell>
          </table:table-row>
        </table:table>
        <text:p text:style-name="P1"/>
        <text:p text:style-name="P15"/>
        <text:p text:style-name="P15"><text:span text:style-name="T6">Hosts mas sofisticados (por ejemplo routers) deben tener conciencia de la jerarquía en las direcciones unicast. El conocimiento de estos limites diferirá de un nodo a otro, dependiendo del rol del nodo y de su posición en la jerarquía de la infraestructura. El siguiente es un ejemplo en el que un sitio u organización requiere de varias capas de jerarquía interna.</text:span></text:p>
        <text:p text:style-name="P15"/>
        <table:table table:name="Table8" table:style-name="Table8">
          <table:table-column table:style-name="Table8.col1"/>
          <table:table-column table:style-name="Table8.col2"/>
          <table:table-column table:style-name="Table8.col3"/>
          <table:table-column table:style-name="Table8.col4"/>
          <table:table-row>
            <table:table-cell table:style-name="Table8_col1_row1">
              <text:p text:style-name="P15"><text:span text:style-name="T7">s bits</text:span></text:p>
            </table:table-cell>
            <table:table-cell table:style-name="Table8_col2_row1">
              <text:p text:style-name="P15"><text:span text:style-name="T7">n bits</text:span></text:p>
            </table:table-cell>
            <table:table-cell table:style-name="Table8_col3_row1">
              <text:p text:style-name="P15"><text:span text:style-name="T7">m bits</text:span></text:p>
            </table:table-cell>
            <table:table-cell table:style-name="Table8_col4_row1">
              <text:p text:style-name="P15"><text:span text:style-name="T7">128-s-n-m bits</text:span></text:p>
            </table:table-cell>
          </table:table-row>
          <table:table-row>
            <table:table-cell table:style-name="Table8_col1_row2">
              <text:p text:style-name="P15"><text:span text:style-name="T6">Prefijo</text:span></text:p>
            </table:table-cell>
            <table:table-cell table:style-name="Table8_col2_row2">
              <text:p text:style-name="P15"><text:span text:style-name="T6">ID área</text:span></text:p>
            </table:table-cell>
            <table:table-cell table:style-name="Table8_col3_row2">
              <text:p text:style-name="P15"><text:span text:style-name="T7">ID subred</text:span></text:p>
            </table:table-cell>
            <table:table-cell table:style-name="Table8_col4_row2">
              <text:p text:style-name="P15"><text:span text:style-name="T7">ID interface</text:span></text:p>
            </table:table-cell>
          </table:table-row>
        </table:table>
        <text:p text:style-name="P15"/>
        <text:p text:style-name="P15"/>
        <text:p text:style-name="P15"><text:span text:style-name="T6">La dirección 0:0:0:0:0:0:0:0 se llama dirección </text:span><text:span text:style-name="T5">no especificada</text:span><text:span text:style-name="T6"> y no debe ser asignada a ningún nodo, ya que indica la ausencia de dirección. Un ejemplo de su uso es enviarla en el campo de dirección fuente en un datagrama IPv6 para inicializar un host antes de que este tome conocimiento de su propia dirección.</text:span></text:p>
        <text:p text:style-name="P15"/>
        <text:p text:style-name="P15"><text:span text:style-name="T6">La dirección 0:0:0:0:0:0:0:1 se llama dirección de </text:span><text:span text:style-name="T5">loopback</text:span><text:span text:style-name="T6"> y puede ser usada para que un nodo se envíe datagramas IPv6 a si mismo. Esta dirección no debe ser asignada a ninguna interface ni debe ser contenida como dirección fuente en ningún datagrama IPv6 enviado por la red.</text:span></text:p>
        <text:p text:style-name="P15"/>
        <text:p text:style-name="P15"/>
        <text:p text:style-name="P17"><text:span text:style-name="T5">2.4.1 Direcciones unicast basadas en proveedor</text:span></text:p>
        <text:p text:style-name="P15"/>
        <text:p text:style-name="P15"><text:span text:style-name="T6">Las direcciones unicast basadas en proveedor son usadas para la comunicación global. Tienen el siguiente formato:</text:span></text:p>
        <text:p text:style-name="P15"/>
        <table:table table:name="Table9" table:style-name="Table9">
          <table:table-column table:style-name="Table9.col1"/>
          <table:table-column table:style-name="Table9.col2"/>
          <table:table-column table:style-name="Table9.col3"/>
          <table:table-column table:style-name="Table9.col4"/>
          <table:table-column table:style-name="Table9.col5"/>
          <table:table-row>
            <table:table-cell table:style-name="Table9_col1_row1">
              <text:p text:style-name="P5"><text:span text:style-name="T7">3 bits</text:span></text:p>
            </table:table-cell>
            <table:table-cell table:style-name="Table9_col2_row1">
              <text:p text:style-name="P5"><text:span text:style-name="T7">n bits</text:span></text:p>
            </table:table-cell>
            <table:table-cell table:style-name="Table9_col3_row1">
              <text:p text:style-name="P5"><text:span text:style-name="T7">m bits</text:span></text:p>
            </table:table-cell>
            <table:table-cell table:style-name="Table9_col4_row1">
              <text:p text:style-name="P5"><text:span text:style-name="T7">p bits</text:span></text:p>
            </table:table-cell>
            <table:table-cell table:style-name="Table9_col5_row1">
              <text:p text:style-name="P5"><text:span text:style-name="T7">125-n-m-p bits</text:span></text:p>
            </table:table-cell>
          </table:table-row>
          <table:table-row>
            <table:table-cell table:style-name="Table9_col1_row2">
              <text:p text:style-name="P5"><text:span text:style-name="T7">010</text:span></text:p>
            </table:table-cell>
            <table:table-cell table:style-name="Table9_col2_row2">
              <text:p text:style-name="P5"><text:span text:style-name="T7">ID registro</text:span></text:p>
            </table:table-cell>
            <table:table-cell table:style-name="Table9_col3_row2">
              <text:p text:style-name="P5"><text:span text:style-name="T7">ID proveedor</text:span></text:p>
            </table:table-cell>
            <table:table-cell table:style-name="Table9_col4_row2">
              <text:p text:style-name="P5"><text:span text:style-name="T7">ID subscriptor</text:span></text:p>
            </table:table-cell>
            <table:table-cell table:style-name="Table9_col5_row2">
              <text:p text:style-name="P5"><text:span text:style-name="T6">Intra-subscriptor</text:span></text:p>
            </table:table-cell>
          </table:table-row>
        </table:table>
        <text:p text:style-name="P16"><text:span text:style-name="T6">Los primeros tres bits identifican la dirección como </text:span><text:span text:style-name="T14">dirección basada en proveedor</text:span><text:span text:style-name="T6">. Los siguientes campos son asignados respectivamente para el registro de autoridades, las que entonces asignan porciones del espacio de direcciones al proveedor de servicio, quien a su vez asigna porciones del espacio de direcciones a los subscriptores. La porción de intra-subscriptor se organiza según la topología local de internet del subscriptor.</text:span></text:p>
        <text:p text:style-name="P16"/>
        <text:p text:style-name="P16"/>
        <text:p text:style-name="P16"><text:span text:style-name="T5">2.4.2 Direcciones unicast de uso local</text:span></text:p>
        <text:p text:style-name="P16"/>
        <text:p text:style-name="P16"><text:span text:style-name="T6">Una </text:span><text:span text:style-name="T14">dirección de uso local</text:span><text:span text:style-name="T6"> es una dirección unicast que solo tiene alcance de enrutamiento local. Hay dos tipos de direcciones de uso local: enlace local y sitio local.</text:span></text:p>
        <text:p text:style-name="P16"/>
        <text:p text:style-name="P16"><text:span text:style-name="T6">Las direcciones de tipo </text:span><text:span text:style-name="T14">enlace local</text:span><text:span text:style-name="T6"> están diseñadas para ser usadas en direccionamiento por un enlace simple, para propósitos tales como configuración de autodirección, detección de vecinos, o cuando no hay routers presentes.</text:span></text:p>
        <text:p text:style-name="P15"/>
        <text:p text:style-name="P15"><text:span text:style-name="T6">Las direcciones de tipo </text:span><text:span text:style-name="T14">sitio local</text:span><text:span text:style-name="T6"> pueden ser usadas por sitios u organizaciones que no están conectadas a la red global Internet.</text:span></text:p>
        <text:p text:style-name="P15"/>
        <text:p text:style-name="P15"><text:span text:style-name="T6">La parte mas baja de ambos tipos de direcciones de uso local contiene un identificador de campo, el cual debe ser único en el dominio en el cual esta siendo usado. En la mayoría de los casos, este campo contendrá direcciones de los nodos (de 48 bits IEEE-802).</text:span></text:p>
        <text:p text:style-name="P15"/>
        <text:p text:style-name="P15"/>
        <text:p text:style-name="P17"><text:span text:style-name="T8">2.5 Direcciones anycast</text:span></text:p>
        <text:p text:style-name="P1"/>
        <text:p text:style-name="P15"><text:span text:style-name="T6">Una dirección anycast es una dirección asignada a mas de una interface, generalmente pertenecientes a diferentes nodos. Un paquete enviado a una dirección anycast será dirigido a la interface mas cercana, teniendo como medida de distancia la que implemente el protocolo de enrutamiento.</text:span></text:p>
        <text:p text:style-name="P15"/>
        <text:p text:style-name="P15"><text:span text:style-name="T6">Un uso posible para estas direcciones es identificar un conjunto de routers pertenecientes a un proveedor de servicios de internet. Otro uso podría ser identificar un conjunto de routers conectados a una subred en particular.</text:span></text:p>
        <text:p text:style-name="P15"/>
        <text:p text:style-name="P15"><text:span text:style-name="T6">Las direcciones anycast son asignadas desde el espacio de direcciones unicast utilizando cualquiera de los formatos definidos para este tipo de direcciones. Así, las direcciones anycast son sintácticamente indistinguibles de las direcciones unicast. Cuando una dirección unicast es asignada a mas de una interface, se torna una dirección anycast. Los nodos a los cuales la dirección les fue asignada deben ser explícitamente configurados para que sepan que la dirección es una dirección anycast.</text:span></text:p>
        <text:p text:style-name="P15"/>
        <text:p text:style-name="P15"><text:span text:style-name="T6">Hasta que se acumule una mayor experiencia en el tema, se imponen las siguientes restricciones a las direcciones anycast de IPv6:</text:span></text:p>
        <text:p text:style-name="P15"/>
        <text:list text:style-name="L6">
          <text:list-item>
            <text:p text:style-name="P25"><text:span text:style-name="T11"/><text:span text:style-name="T6">no puede usarse una dirección anycast como dirección fuente en un paquete IPv6;</text:span></text:p>
          </text:list-item>
          <text:list-item>
            <text:p text:style-name="P25"><text:span text:style-name="T11"/><text:span text:style-name="T6">no puede asignarse una dirección anycast a un host IPv6. O sea, podrán ser asignadas solamente a routers IPv6.</text:span></text:p>
          </text:list-item>
        </text:list>
        <text:p text:style-name="P15"/>
        <text:p text:style-name="P15"/>
        <text:p text:style-name="P17"><text:span text:style-name="T8">2.6 Direcciones multicast</text:span></text:p>
        <text:p text:style-name="P15"/>
        <text:p text:style-name="P15"><text:span text:style-name="T6">Una dirección multicast es un identificador para un grupo de nodos, y su formato es el siguiente:</text:span></text:p>
        <text:p text:style-name="P15"/>
        <table:table table:name="Table10" table:style-name="Table10">
          <table:table-column table:style-name="Table10.col1"/>
          <table:table-column table:style-name="Table10.col2"/>
          <table:table-column table:style-name="Table10.col3"/>
          <table:table-column table:style-name="Table10.col4"/>
          <table:table-row>
            <table:table-cell table:style-name="Table10_col1_row1">
              <text:p text:style-name="P5"><text:span text:style-name="T7">8 bits</text:span></text:p>
            </table:table-cell>
            <table:table-cell table:style-name="Table10_col2_row1">
              <text:p text:style-name="P5"><text:span text:style-name="T7">4 bits</text:span></text:p>
            </table:table-cell>
            <table:table-cell table:style-name="Table10_col3_row1">
              <text:p text:style-name="P5"><text:span text:style-name="T7">4 bits</text:span></text:p>
            </table:table-cell>
            <table:table-cell table:style-name="Table10_col4_row1">
              <text:p text:style-name="P5"><text:span text:style-name="T6">112 bits</text:span></text:p>
            </table:table-cell>
          </table:table-row>
          <table:table-row>
            <table:table-cell table:style-name="Table10_col1_row2">
              <text:p text:style-name="P5"><text:span text:style-name="T6">11111111</text:span></text:p>
            </table:table-cell>
            <table:table-cell table:style-name="Table10_col2_row2">
              <text:p text:style-name="P5"><text:span text:style-name="T6">bandera</text:span></text:p>
            </table:table-cell>
            <table:table-cell table:style-name="Table10_col3_row2">
              <text:p text:style-name="P5"><text:span text:style-name="T6">alcance</text:span></text:p>
            </table:table-cell>
            <table:table-cell table:style-name="Table10_col4_row2">
              <text:p text:style-name="P5"><text:span text:style-name="T6">ID de grupo</text:span></text:p>
            </table:table-cell>
          </table:table-row>
        </table:table>
        <text:p text:style-name="P15"/>
        <text:p text:style-name="P15"/>
        <text:p text:style-name="P15"/>
        <text:p text:style-name="P15"><text:span text:style-name="T6">La descripción de los campos es la siguiente:</text:span></text:p>
        <text:p text:style-name="P15"/>
        <text:list text:style-name="L7">
          <text:list-item>
            <text:p text:style-name="P26"><text:span text:style-name="T11"/><text:span text:style-name="T5">11111111</text:span><text:span text:style-name="T6"><text:tab/>al comienzo identifica a la dirección como una dirección multicast.</text:span></text:p>
          </text:list-item>
          <text:list-item>
            <text:p text:style-name="P26"><text:span text:style-name="T11"/><text:span text:style-name="T5">bandera</text:span><text:span text:style-name="T6"><text:tab/>es un conjunto de 4 bits. Los 3 primeros están reservado y deben inicializarse en 0. Si el cuarto bit tiene un valor 0, indica que la dirección es una dirección multicast permanente (“well-know”) asignada por una autoridad de internet. Si este bit tiene un valor 1, indica que no se trata de una dirección permanente. Se trata de una dirección transitoria.</text:span></text:p>
          </text:list-item>
          <text:list-item>
            <text:p text:style-name="P26"><text:span text:style-name="T11"/><text:span text:style-name="T5">alcance</text:span><text:span text:style-name="T6"><text:tab/>son cuatro bits utilizados para limitar el alcance del grupo multicast. Los valores son:</text:span></text:p>
          </text:list-item>
        </text:list>
        <text:p text:style-name="P15"/>
        <table:table table:name="Table11" table:style-name="Table11">
          <table:table-column table:style-name="Table11.col1"/>
          <table:table-column table:style-name="Table11.col2"/>
          <table:table-row>
            <table:table-cell table:style-name="Table11_col1_row1">
              <text:p text:style-name="P15"><text:span text:style-name="T6">0</text:span></text:p>
            </table:table-cell>
            <table:table-cell table:style-name="Table11_col2_row1">
              <text:p text:style-name="P15"><text:span text:style-name="T6">Reservado</text:span></text:p>
            </table:table-cell>
          </table:table-row>
          <table:table-row>
            <table:table-cell table:style-name="Table11_col1_row2">
              <text:p text:style-name="P15"><text:span text:style-name="T6">1</text:span></text:p>
            </table:table-cell>
            <table:table-cell table:style-name="Table11_col2_row2">
              <text:p text:style-name="P15"><text:span text:style-name="T6">Alcance de nodo local</text:span></text:p>
            </table:table-cell>
          </table:table-row>
          <table:table-row>
            <table:table-cell table:style-name="Table11_col1_row3">
              <text:p text:style-name="P15"><text:span text:style-name="T6">2</text:span></text:p>
            </table:table-cell>
            <table:table-cell table:style-name="Table11_col2_row3">
              <text:p text:style-name="P15"><text:span text:style-name="T6">Alcance de enlace local</text:span></text:p>
            </table:table-cell>
          </table:table-row>
          <table:table-row>
            <table:table-cell table:style-name="Table11_col1_row4">
              <text:p text:style-name="P15"><text:span text:style-name="T6">3, 4</text:span></text:p>
            </table:table-cell>
            <table:table-cell table:style-name="Table11_col2_row4">
              <text:p text:style-name="P15"><text:span text:style-name="T6">No asignado</text:span></text:p>
            </table:table-cell>
          </table:table-row>
          <table:table-row>
            <table:table-cell table:style-name="Table11_col1_row5">
              <text:p text:style-name="P15"><text:span text:style-name="T6">5</text:span></text:p>
            </table:table-cell>
            <table:table-cell table:style-name="Table11_col2_row5">
              <text:p text:style-name="P15"><text:span text:style-name="T6">Alcance de sitio local</text:span></text:p>
            </table:table-cell>
          </table:table-row>
          <table:table-row>
            <table:table-cell table:style-name="Table11_col1_row6">
              <text:p text:style-name="P15"><text:span text:style-name="T6">6, 7</text:span></text:p>
            </table:table-cell>
            <table:table-cell table:style-name="Table11_col2_row6">
              <text:p text:style-name="P15"><text:span text:style-name="T6">no asignado</text:span></text:p>
            </table:table-cell>
          </table:table-row>
          <table:table-row>
            <table:table-cell table:style-name="Table11_col1_row7">
              <text:p text:style-name="P15"><text:span text:style-name="T6">8</text:span></text:p>
            </table:table-cell>
            <table:table-cell table:style-name="Table11_col2_row7">
              <text:p text:style-name="P15"><text:span text:style-name="T6">Alcance de organización local</text:span></text:p>
            </table:table-cell>
          </table:table-row>
          <table:table-row>
            <table:table-cell table:style-name="Table11_col1_row8">
              <text:p text:style-name="P15"><text:span text:style-name="T6">9 – D</text:span></text:p>
            </table:table-cell>
            <table:table-cell table:style-name="Table11_col2_row8">
              <text:p text:style-name="P15"><text:span text:style-name="T6">No asignado</text:span></text:p>
            </table:table-cell>
          </table:table-row>
          <table:table-row>
            <table:table-cell table:style-name="Table11_col1_row9">
              <text:p text:style-name="P15"><text:span text:style-name="T6">E</text:span></text:p>
            </table:table-cell>
            <table:table-cell table:style-name="Table11_col2_row9">
              <text:p text:style-name="P15"><text:span text:style-name="T6">Alcance global</text:span></text:p>
            </table:table-cell>
          </table:table-row>
          <table:table-row>
            <table:table-cell table:style-name="Table11_col1_row10">
              <text:p text:style-name="P15"><text:span text:style-name="T6">F</text:span></text:p>
            </table:table-cell>
            <table:table-cell table:style-name="Table11_col2_row10">
              <text:p text:style-name="P15"><text:span text:style-name="T6">Reservado</text:span></text:p>
            </table:table-cell>
          </table:table-row>
        </table:table>
        <text:p text:style-name="P15"/>
        <text:list text:style-name="L8">
          <text:list-item>
            <text:p text:style-name="P27"><text:span text:style-name="T11"/><text:span text:style-name="T5">ID de grupo</text:span><text:span text:style-name="T6"><text:tab/><text:tab/>identifica el grupo multicast.</text:span></text:p>
          </text:list-item>
        </text:list>
        <text:p text:style-name="P15"/>
        <text:p text:style-name="P15"><text:span text:style-name="T6">Las direcciones multicast no deben ser usadas como dirección fuente en los datagramas IPv6 ni aparecer en cualquier cabecera de enrutamiento.</text:span></text:p>
        <text:p text:style-name="P15"/>
        <text:p text:style-name="P15"/>
        <text:p text:style-name="P28"><text:span text:style-name="T5">2.6.1 Direcciones multicast predeterminadas</text:span></text:p>
        <text:p text:style-name="P15"/>
        <text:p text:style-name="P15"><text:span text:style-name="T6">La siguiente tabla presenta las direcciones multicast que son reservadas o predeterminadas.</text:span></text:p>
        <text:p text:style-name="P15"/>
        <table:table table:name="Table12" table:style-name="Table12">
          <table:table-column table:style-name="Table12.col1"/>
          <table:table-column table:style-name="Table12.col2"/>
          <table:table-row>
            <table:table-cell table:style-name="Table12_col1_row1">
              <text:p text:style-name="P15"><text:span text:style-name="T6">FF00:0:0:0:0:0:0:0</text:span></text:p>
            </table:table-cell>
            <table:table-cell table:style-name="Table12_col2_row1">
              <text:p text:style-name="P15"><text:span text:style-name="T6">Reservado</text:span></text:p>
            </table:table-cell>
          </table:table-row>
          <table:table-row>
            <table:table-cell table:style-name="Table12_col1_row2">
              <text:p text:style-name="P15"><text:span text:style-name="T6">FF01:0:0:0:0:0:0:0</text:span></text:p>
            </table:table-cell>
            <table:table-cell table:style-name="Table12_col2_row2">
              <text:p text:style-name="P15"><text:span text:style-name="T6">Reservado</text:span></text:p>
            </table:table-cell>
          </table:table-row>
          <table:table-row>
            <table:table-cell table:style-name="Table12_col1_row3">
              <text:p text:style-name="P15"><text:span text:style-name="T6">FF02:0:0:0:0:0:0:0</text:span></text:p>
            </table:table-cell>
            <table:table-cell table:style-name="Table12_col2_row3">
              <text:p text:style-name="P15"><text:span text:style-name="T6">Reservado</text:span></text:p>
            </table:table-cell>
          </table:table-row>
          <table:table-row>
            <table:table-cell table:style-name="Table12_col1_row4">
              <text:p text:style-name="P15"><text:span text:style-name="T6">FF03:0:0:0:0:0:0:0</text:span></text:p>
            </table:table-cell>
            <table:table-cell table:style-name="Table12_col2_row4">
              <text:p text:style-name="P15"><text:span text:style-name="T6">Reservado</text:span></text:p>
            </table:table-cell>
          </table:table-row>
          <table:table-row>
            <table:table-cell table:style-name="Table12_col1_row5">
              <text:p text:style-name="P15"><text:span text:style-name="T6">FF04:0:0:0:0:0:0:0</text:span></text:p>
            </table:table-cell>
            <table:table-cell table:style-name="Table12_col2_row5">
              <text:p text:style-name="P15"><text:span text:style-name="T6">Reservado</text:span></text:p>
            </table:table-cell>
          </table:table-row>
          <table:table-row>
            <table:table-cell table:style-name="Table12_col1_row6">
              <text:p text:style-name="P15"><text:span text:style-name="T6">FF05:0:0:0:0:0:0:0</text:span></text:p>
            </table:table-cell>
            <table:table-cell table:style-name="Table12_col2_row6">
              <text:p text:style-name="P15"><text:span text:style-name="T6">Reservado</text:span></text:p>
            </table:table-cell>
          </table:table-row>
          <table:table-row>
            <table:table-cell table:style-name="Table12_col1_row7">
              <text:p text:style-name="P15"><text:span text:style-name="T6">FF06:0:0:0:0:0:0:0</text:span></text:p>
            </table:table-cell>
            <table:table-cell table:style-name="Table12_col2_row7">
              <text:p text:style-name="P15"><text:span text:style-name="T6">Reservado</text:span></text:p>
            </table:table-cell>
          </table:table-row>
          <table:table-row>
            <table:table-cell table:style-name="Table12_col1_row8">
              <text:p text:style-name="P15"><text:span text:style-name="T6">FF07:0:0:0:0:0:0:0</text:span></text:p>
            </table:table-cell>
            <table:table-cell table:style-name="Table12_col2_row8">
              <text:p text:style-name="P15"><text:span text:style-name="T6">Reservado</text:span></text:p>
            </table:table-cell>
          </table:table-row>
          <table:table-row>
            <table:table-cell table:style-name="Table12_col1_row9">
              <text:p text:style-name="P15"><text:span text:style-name="T6">FF08:0:0:0:0:0:0:0</text:span></text:p>
            </table:table-cell>
            <table:table-cell table:style-name="Table12_col2_row9">
              <text:p text:style-name="P15"><text:span text:style-name="T6">Reservado</text:span></text:p>
            </table:table-cell>
          </table:table-row>
          <table:table-row>
            <table:table-cell table:style-name="Table12_col1_row10">
              <text:p text:style-name="P15"><text:span text:style-name="T6">FF09:0:0:0:0:0:0:0</text:span></text:p>
            </table:table-cell>
            <table:table-cell table:style-name="Table12_col2_row10">
              <text:p text:style-name="P15"><text:span text:style-name="T6">Reservado</text:span></text:p>
            </table:table-cell>
          </table:table-row>
          <table:table-row>
            <table:table-cell table:style-name="Table12_col1_row11">
              <text:p text:style-name="P15"><text:span text:style-name="T6">FF0A:0:0:0:0:0:0:0</text:span></text:p>
            </table:table-cell>
            <table:table-cell table:style-name="Table12_col2_row11">
              <text:p text:style-name="P15"><text:span text:style-name="T6">Reservado</text:span></text:p>
            </table:table-cell>
          </table:table-row>
          <table:table-row>
            <table:table-cell table:style-name="Table12_col1_row12">
              <text:p text:style-name="P15"><text:span text:style-name="T6">FF0B:0:0:0:0:0:0:0</text:span></text:p>
            </table:table-cell>
            <table:table-cell table:style-name="Table12_col2_row12">
              <text:p text:style-name="P15"><text:span text:style-name="T6">Reservado</text:span></text:p>
            </table:table-cell>
          </table:table-row>
          <table:table-row>
            <table:table-cell table:style-name="Table12_col1_row13">
              <text:p text:style-name="P15"><text:span text:style-name="T6">FF0C:0:0:0:0:0:0:0</text:span></text:p>
            </table:table-cell>
            <table:table-cell table:style-name="Table12_col2_row13">
              <text:p text:style-name="P15"><text:span text:style-name="T6">Reservado</text:span></text:p>
            </table:table-cell>
          </table:table-row>
          <table:table-row>
            <table:table-cell table:style-name="Table12_col1_row14">
              <text:p text:style-name="P15"><text:span text:style-name="T6">FF0D:0:0:0:0:0:0:0</text:span></text:p>
            </table:table-cell>
            <table:table-cell table:style-name="Table12_col2_row14">
              <text:p text:style-name="P15"><text:span text:style-name="T6">Reservado</text:span></text:p>
            </table:table-cell>
          </table:table-row>
          <table:table-row>
            <table:table-cell table:style-name="Table12_col1_row15">
              <text:p text:style-name="P15"><text:span text:style-name="T6">FF0E:0:0:0:0:0:0:0</text:span></text:p>
            </table:table-cell>
            <table:table-cell table:style-name="Table12_col2_row15">
              <text:p text:style-name="P15"><text:span text:style-name="T6">Reservado</text:span></text:p>
            </table:table-cell>
          </table:table-row>
          <table:table-row>
            <table:table-cell table:style-name="Table12_col1_row16">
              <text:p text:style-name="P15"><text:span text:style-name="T6">FF0F:0:0:0:0:0:0:0</text:span></text:p>
            </table:table-cell>
            <table:table-cell table:style-name="Table12_col2_row16">
              <text:p text:style-name="P15"><text:span text:style-name="T6">Reservado</text:span></text:p>
            </table:table-cell>
          </table:table-row>
          <table:table-row>
            <table:table-cell table:style-name="Table12_col1_row17">
              <text:p text:style-name="P15"><text:span text:style-name="T6">FF01:0:0:0:0:0:0:1</text:span></text:p>
            </table:table-cell>
            <table:table-cell table:style-name="Table12_col2_row17">
              <text:p text:style-name="P15"><text:span text:style-name="T6">Todos los nodos (alcance de nodo local)</text:span></text:p>
            </table:table-cell>
          </table:table-row>
          <table:table-row>
            <table:table-cell table:style-name="Table12_col1_row18">
              <text:p text:style-name="P15"><text:span text:style-name="T6">FF02:0:0:0:0:0:0:1</text:span></text:p>
            </table:table-cell>
            <table:table-cell table:style-name="Table12_col2_row18">
              <text:p text:style-name="P15"><text:span text:style-name="T6">Todos los nodos (alcance de enlace local)</text:span></text:p>
            </table:table-cell>
          </table:table-row>
          <table:table-row>
            <table:table-cell table:style-name="Table12_col1_row19">
              <text:p text:style-name="P15"><text:span text:style-name="T6">FF01:0:0:0:0:0:0:2</text:span></text:p>
            </table:table-cell>
            <table:table-cell table:style-name="Table12_col2_row19">
              <text:p text:style-name="P15"><text:span text:style-name="T6">Todos los routers (alcance de nodo local)</text:span></text:p>
            </table:table-cell>
          </table:table-row>
          <table:table-row>
            <table:table-cell table:style-name="Table12_col1_row20">
              <text:p text:style-name="P15"><text:span text:style-name="T6">FF02:0:0:0:0:0:0:2</text:span></text:p>
            </table:table-cell>
            <table:table-cell table:style-name="Table12_col2_row20">
              <text:p text:style-name="P15"><text:span text:style-name="T6">Todos los routers (alcance de enlace local)</text:span></text:p>
            </table:table-cell>
          </table:table-row>
        </table:table>
        <text:p text:style-name="P15"/>
        <text:p text:style-name="P15"/>
        <text:p text:style-name="P15"/>
        <text:p text:style-name="P15"/>
        <text:p text:style-name="P15"/>
        <text:p text:style-name="P15"><text:span text:style-name="T16">2.7 La transición de IPv4 a IPv6</text:span></text:p>
        <text:p text:style-name="P15"/>
        <text:p text:style-name="P16"><text:span text:style-name="T6">Hoy en día existen mecanismos que pueden ser implementados por hosts y routers IPv6 para mantener la compatibilidad con IPv4 los cuales agilizan la expansión de IPv6 en Internet y facilitan la transición. La clave para una transición exitosa a IPv6 es la compatibilidad con IPv4.</text:span></text:p>
        <text:p text:style-name="P16"><text:span text:style-name="T6">Los mecanismos están diseñados para ser empleados por hosts y routers IPv6 que necesitan interactuar con hosts IPv4 y que utilizan la infraestructura de enrutamiento de IPv4.</text:span></text:p>
        <text:p text:style-name="P16"/>
        <text:p text:style-name="P16"><text:span text:style-name="T6">Los mecanismos son los siguientes:</text:span></text:p>
        <text:p text:style-name="P16"/>
        <text:list text:style-name="L9">
          <text:list-item>
            <text:p text:style-name="P29"><text:span text:style-name="T11"/><text:span text:style-name="T5">Dual IP layer</text:span><text:span text:style-name="T6"> (doble capa IP): Consiste en proveer en hosts y routers un soporte completo tanto para IPv6 como para IPv4.</text:span></text:p>
          </text:list-item>
          <text:list-item>
            <text:p text:style-name="P29"><text:span text:style-name="T11"/><text:span text:style-name="T5">IPv6-over-IPv4 tunneling</text:span><text:span text:style-name="T6"> (IPv6 sobre IPv4): Consiste en encapsular los paquetes de IPv6 dentro de los headers de IPv4 para transportarlos sobre las estructuras de enrutamiento actuales. Los dos tipos de túneles que se emplean son: </text:span><text:span text:style-name="T5">configurados </text:span><text:span text:style-name="T6">y</text:span><text:span text:style-name="T5"> automáticos</text:span><text:span text:style-name="T6">. </text:span></text:p>
          </text:list-item>
        </text:list>
        <text:p text:style-name="P16"/>
        <text:p text:style-name="P16"><text:span text:style-name="T6">En un futuro probablemente se desarrollen mecanismos alternativos.</text:span></text:p>
        <text:p text:style-name="P16"/>
        <text:p text:style-name="P16"/>
        <text:p text:style-name="P16"><text:span text:style-name="T5">2.7.1 Dual IP layer</text:span></text:p>
        <text:p text:style-name="P16"/>
        <text:p text:style-name="P16"><text:span text:style-name="T6">El camino mas simple para que los nodos IPv6 tengan compatibilidad con los nodos IPv4 es proveerlos de una implementación completa de IPv4. Los nodos con estas características (que pueden enviar y recibir tanto paquetes IPv4 como IPv6) son llamados </text:span><text:span text:style-name="T5">IPv6/IPv4</text:span><text:span text:style-name="T6">. Estos nodos pueden interactuar directamente con nodos IPv4 y nodos IPv6.</text:span></text:p>
        <text:p text:style-name="P16"><text:span text:style-name="T6">Esta técnica puede o no ser usada conjuntamente con IPv6-over-IPv4. Así, se pueden dar las siguientes configuraciones:</text:span></text:p>
        <text:p text:style-name="P16"/>
        <text:list text:style-name="L10">
          <text:list-item>
            <text:p text:style-name="P30"><text:span text:style-name="T11"/><text:span text:style-name="T6">nodos IPv6/IPv4 que no realizan tunneling;</text:span></text:p>
          </text:list-item>
          <text:list-item>
            <text:p text:style-name="P30"><text:span text:style-name="T11"/><text:span text:style-name="T6">nodos IPv6/IPv4 que solo realizan tunneling configurado;</text:span></text:p>
          </text:list-item>
          <text:list-item>
            <text:p text:style-name="P30"><text:span text:style-name="T11"/><text:span text:style-name="T6">nodos IPv6/IPv4 que realizan tunneling configurado y automático.</text:span></text:p>
          </text:list-item>
        </text:list>
        <text:p text:style-name="P16"/>
        <text:p text:style-name="P16"><text:span text:style-name="T6">Como los nodos IPv6/IPv4 soportan los dos protocolos, pueden ser configurados con direcciones IPv4 e IPv6. Aunque estas direcciones pueden estar relacionadas, no es obligatorio que lo estén.</text:span></text:p>
        <text:p text:style-name="P16"><text:span text:style-name="T6">Los nodos que ejecutan tunneling automático son configurados con</text:span><text:span text:style-name="T14"> direcciones IPv6 compatibles con IPv4</text:span><text:span text:style-name="T6"> (descriptas en la sección </text:span><text:span text:style-name="T14">2.3</text:span><text:span text:style-name="T6">). Tales direcciones pueden verse como direcciones simples capaces de ser usadas por cualquiera de los dos protocolos.</text:span></text:p>
        <text:p text:style-name="P16"><text:span text:style-name="T6">Los nodos IPv6/IPv4 pueden utilizar los mecanismos de configuración de direcciones de IPv6 o DHCP para IPv6 para adquirir sus direcciones IPv6. A su vez, pueden utilizar los mecanismos de IPv4 para adquirir sus direcciones IPv4. También pueden adquirir su </text:span><text:span text:style-name="T14">dirección IPv6 compatible con IPv4</text:span><text:span text:style-name="T6"> desde otra fuente: utilizar cualquier mecanismo de configuración de direcciones de IPv4 y entonces “mapear” esa dirección en una </text:span><text:span text:style-name="T14">dirección IPv6 compatible con IPv4</text:span><text:span text:style-name="T6">. Este modo de configuración permite a los nodos IPv6/IPv4 aprovechar la base existente de servidores de configuración de direcciones IPv4. Esto es particularmente útil en entornos donde los routers y servidores de configuración de direcciones IPv6 no estén aun expandidos.</text:span></text:p>
        <text:p text:style-name="P16"/>
        <text:p text:style-name="P16"><text:span text:style-name="T6">El algoritmo para adquirir direcciones compatibles utilizando protocolos de configuración de direcciones basados en IPv4 sigue los siguientes pasos:</text:span></text:p>
        <text:list text:style-name="L11">
          <text:list-item>
            <text:p text:style-name="P31"><text:span text:style-name="T11"/><text:span text:style-name="T6">Los nodos IPv6/IPv4 usan mecanismos o protocolos estándar para adquirir su propia dirección IPv4. Por ejemplo: </text:span><text:span text:style-name="T5">DHCP</text:span><text:span text:style-name="T6"> (dynamic host configuration protocol), </text:span><text:span text:style-name="T5">BOOTP</text:span><text:span text:style-name="T6"> (bootstrap protocol), </text:span><text:span text:style-name="T5">RARP</text:span><text:span text:style-name="T6"> (reverse address resolution protocol), configuraciones manuales, etc.</text:span></text:p>
          </text:list-item>
          <text:list-item>
            <text:p text:style-name="P31"><text:span text:style-name="T11"/><text:span text:style-name="T6">Los nodos utilizan esta dirección como dirección IPv4.</text:span></text:p>
          </text:list-item>
          <text:list-item>
            <text:p text:style-name="P31"><text:span text:style-name="T11"/><text:span text:style-name="T6">El nodo prepara un prefijo “0:0:0:0:0:0” para añadirle a la dirección IPv4 de 32 bits obtenida en el paso 1 y como resultado se tiene una </text:span><text:span text:style-name="T14">dirección IPv6 compatible con IPv4</text:span><text:span text:style-name="T6"> <text:s/>con la propia dirección IPv4 del nodo embebida en los últimos 32 bits. Así, el nodo usa esta dirección como su propia dirección IPv6.</text:span></text:p>
          </text:list-item>
        </text:list>
        <text:p text:style-name="P16"><text:span text:style-name="T15">2.7.2 IPv6-over-IPv4 tunneling</text:span></text:p>
        <text:p text:style-name="P16"/>
        <text:p text:style-name="P16"><text:span text:style-name="T6">La infraestructura IPv6 esta en una constante evolución. Mientras esta infraestructura se desarrolla y se expande, la infraestructura de enrutamiento existente (IPv4) puede seguir funcionando y ser utilizada para transportar trafico IPv6. </text:span><text:span text:style-name="T14">Tunneling</text:span><text:span text:style-name="T6"> provee un camino para lograr esto.</text:span></text:p>
        <text:p text:style-name="P16"/>
        <text:p text:style-name="P16"><text:span text:style-name="T6">Los hosts y routers IPv6/IPv4 pueden pasar datagramas IPv6 sobre regiones de topología de enrutamiento IPv4 encapsulandolos dentro de paquetes IPv4.</text:span></text:p>
        <text:p text:style-name="P16"/>
        <text:p text:style-name="P16"><text:span text:style-name="T14">Tunneling</text:span><text:span text:style-name="T6"> puede ser usado en una variedad de formas:</text:span></text:p>
        <text:p text:style-name="P16"/>
        <text:list text:style-name="L12">
          <text:list-item>
            <text:p text:style-name="P32"><text:span text:style-name="T11"/><text:span text:style-name="T14">Router-to-Router</text:span><text:span text:style-name="T6">: Los routers IPv6/IPv4 interconectados con una infraestructura IPv4 pueden pasarse entre sí paquetes IPv6. En este caso el túnel abarca un segmento del trayecto que toma el paquete IPv6.</text:span></text:p>
          </text:list-item>
          <text:list-item>
            <text:p text:style-name="P32"><text:span text:style-name="T11"/><text:span text:style-name="T14">Host</text:span><text:span text:style-name="T6">-to-Router: Los host IPv6/IPv4 pueden pasar paquetes IPv6 por un router IPv6/IPv4 intermediario que sea alcanzable por la infraestructura IPv4. Este tipo de túnel abarca el primer segmento del trayecto del paquete.</text:span></text:p>
          </text:list-item>
          <text:list-item>
            <text:p text:style-name="P32"><text:span text:style-name="T11"/><text:span text:style-name="T14">Host-to-Host</text:span><text:span text:style-name="T6">: Los hosts IPv6/IPv4 interconectados con una infraestructura IPv4 pueden pasarse paquetes IPv6 entre sí. En este caso el túnel abarca el recorrido completo que toman los paquetes.</text:span></text:p>
          </text:list-item>
          <text:list-item>
            <text:p text:style-name="P32"><text:span text:style-name="T11"/><text:span text:style-name="T14">Router-to-Host</text:span><text:span text:style-name="T6">: Los routers IPv6/IPv4 pueden pasar paquetes IPv6 hasta su host IPv6/IPv4 destinatario (final). Este túnel abarca el ultimo segmento del recorrido.</text:span></text:p>
          </text:list-item>
        </text:list>
        <text:p text:style-name="P16"/>
        <text:p text:style-name="P16"><text:span text:style-name="T6">Las técnicas de tunneling se clasifican según el mecanismo por el cual el nodo de encapsulamiento determina la dirección del nodo al final del túnel. En los primeros dos casos (</text:span><text:span text:style-name="T14">Router-to-Router</text:span><text:span text:style-name="T6"> y </text:span><text:span text:style-name="T14">Host-to-Router</text:span><text:span text:style-name="T6">) el paquete IPv6 es pasado (tunneled) a un router. El </text:span><text:span text:style-name="T14">endpoint</text:span><text:span text:style-name="T6"> de este tipo de túneles es un router intermediario el cual debe desencapsular el paquete IPv6 y reenviarlo a su destino final. Cuando se envían paquetes a un router, el endpoint del túnel es distinto del destino final del paquete que se esta enviando. Así, la dirección del paquete IPv6 que se envía no provee la dirección IPv4 del endpoint del túnel. Por esto, dicha dirección deberá obtenerse de la información de configuración en el nodo que ejecuta el tunneling. Por lo tanto se usa el termino </text:span><text:span text:style-name="T5">tuneling configurado</text:span><text:span text:style-name="T6"> (configurate tunneling) para describir el tipo de túneles donde el endpoint esta explícitamente configurado.</text:span></text:p>
        <text:p text:style-name="P16"/>
        <text:p text:style-name="P16"><text:span text:style-name="T6">En los últimos dos casos (</text:span><text:span text:style-name="T14">Host-to-Host</text:span><text:span text:style-name="T6"> y </text:span><text:span text:style-name="T14">Router-to-Host</text:span><text:span text:style-name="T6">) el endpoint del túnel es el nodo al cual el paquete IPv6 esta direccionado. Por lo tanto el endpoint puede ser determinado por la dirección IPv6 de destino del paquete. Si dicha dirección es una </text:span><text:span text:style-name="T14">dirección IPv6 compatible con IPv4</text:span><text:span text:style-name="T6"> entonces los últimos 32 bits especifican la dirección del nodo de destino y se puede usar como dirección del endpoint del túnel. De esta forma se evita configurar explícitamente de la dirección del endpoint. Esta técnica es llamada </text:span><text:span text:style-name="T5">tuneling automático</text:span><text:span text:style-name="T6">.</text:span></text:p>
        <text:p text:style-name="P16"/>
        <text:p text:style-name="P16"><text:span text:style-name="T6">Las dos técnicas de tunneling se diferencian principalmente en como se valen para determinar la dirección del endpoint del tunel. La mayor parte de estos mecanismos son lo mismo:</text:span></text:p>
        <text:p text:style-name="P16"/>
        <text:list text:style-name="L13">
          <text:list-item>
            <text:p text:style-name="P33"><text:span text:style-name="T11"/><text:span text:style-name="T6">El nodo de entrada del túnel (nodo de encapsulamiento) crea un paquete IPv4 en el que encapsula el paquete IPv6, y lo transmite encapsulado. El header IPv4 contiene las direcciones fuente y destino y el cuerpo del paquete contiene el header IPv6 seguido inmediatamente por los datos.</text:span></text:p>
          </text:list-item>
          <text:list-item>
            <text:p text:style-name="P34"><text:span text:style-name="T11"/><text:span text:style-name="T6">El nodo de salida del túnel (nodo de desencapsulamiento) recibe el paquete encapsulado, elimina el header IPv4, actualiza el header IPv6 y procesa el paquete IPv6 recibido.</text:span></text:p>
          </text:list-item>
        </text:list>
        <text:p text:style-name="P16"/>
        <text:p text:style-name="P16"/>
        <table:table table:name="Table13" table:style-name="Table13">
          <table:table-column table:style-name="Table13.col1"/>
          <table:table-column table:style-name="Table13.col2"/>
          <table:table-column table:style-name="Table13.col3"/>
          <table:table-row>
            <table:table-cell table:style-name="Table13_col1_row1">
              <text:p text:style-name="P16"/>
            </table:table-cell>
            <table:table-cell table:style-name="Table13_col2_row1">
              <text:p text:style-name="P16"/>
            </table:table-cell>
            <table:table-cell table:style-name="Table13_col3_row1">
              <text:p text:style-name="P16"><text:span text:style-name="T6">Cabecera </text:span></text:p>
              <text:p text:style-name="P16"><text:span text:style-name="T6">IPv4</text:span></text:p>
            </table:table-cell>
          </table:table-row>
          <table:table-row>
            <table:table-cell table:style-name="Table13_col1_row2">
              <text:p text:style-name="P16"><text:span text:style-name="T6">Cabecera </text:span></text:p>
              <text:p text:style-name="P16"><text:span text:style-name="T6">IPv6</text:span></text:p>
            </table:table-cell>
            <table:table-cell table:style-name="Table13_col2_row2">
              <text:p text:style-name="P16"/>
            </table:table-cell>
            <table:table-cell table:style-name="Table13_col3_row2">
              <text:p text:style-name="P16"><text:span text:style-name="T6">Cabecera </text:span></text:p>
              <text:p text:style-name="P16"><text:span text:style-name="T6">IPv6</text:span></text:p>
            </table:table-cell>
          </table:table-row>
          <table:table-row>
            <table:table-cell table:style-name="Table13_col1_row3">
              <text:p text:style-name="P16"><text:span text:style-name="T6">Cabecera de </text:span></text:p>
              <text:p text:style-name="P16"><text:span text:style-name="T6">capa de transporte</text:span></text:p>
            </table:table-cell>
            <table:table-cell table:style-name="Table13_col2_row3">
              <text:p text:style-name="P16"/>
            </table:table-cell>
            <table:table-cell table:style-name="Table13_col3_row3">
              <text:p text:style-name="P16"><text:span text:style-name="T6">Cabecera de </text:span></text:p>
              <text:p text:style-name="P16"><text:span text:style-name="T6">capa de transporte</text:span></text:p>
            </table:table-cell>
          </table:table-row>
          <table:table-row>
            <table:table-cell table:style-name="Table13_col1_row4">
              <text:p text:style-name="P16"><text:span text:style-name="T6">Datos</text:span></text:p>
            </table:table-cell>
            <table:table-cell table:style-name="Table13_col2_row4">
              <text:p text:style-name="P16"/>
            </table:table-cell>
            <table:table-cell table:style-name="Table13_col3_row4">
              <text:p text:style-name="P16"><text:span text:style-name="T6">Datos</text:span></text:p>
            </table:table-cell>
          </table:table-row>
        </table:table>
        <text:p text:style-name="P16"/>
        <table:table table:name="Table14" table:style-name="Table14">
          <table:table-column table:style-name="Table14.col1"/>
          <table:table-row>
            <table:table-cell table:style-name="Table14_col1_row1">
              <text:p text:style-name="P2"><text:span text:style-name="T1">3. Importancia operativa en el área de redes</text:span></text:p>
            </table:table-cell>
          </table:table-row>
        </table:table>
        <text:p text:style-name="P1"/>
        <text:p text:style-name="P1"/>
        <text:list text:style-name="L14">
          <text:list-item>
            <text:p text:style-name="P35"><text:span text:style-name="T11"/><text:span text:style-name="T6">Escalabilidad: IPv6 utiliza un espacio de direcciones de 128 bits. La cantidad de direcciones que se logran extremadamente superior a la que se consigue con las direcciones de 32 bits de IPv4.</text:span></text:p>
          </text:list-item>
        </text:list>
        <text:p text:style-name="P1"/>
        <text:list text:style-name="L15">
          <text:list-item>
            <text:p text:style-name="P36"><text:span text:style-name="T11"/><text:span text:style-name="T6">Seguridad: La especificación básica de IPv6 incluye seguridad. Esto es paquetes de encriptación (ESP: encapsulated security payload) y fuentes de autenticación (AH: autentication header).</text:span></text:p>
          </text:list-item>
        </text:list>
        <text:p text:style-name="P1"/>
        <text:list text:style-name="L16">
          <text:list-item>
            <text:p text:style-name="P37"><text:span text:style-name="T11"/><text:span text:style-name="T6">Tiempo Real: Para soportar este tipo de trafico (como video conferencia), IPv6 tiene una “marca de flujo”. Utilizando esta marca los routers pueden identificar los paquetes que pertenecen al trafico de tiempo real.</text:span></text:p>
          </text:list-item>
        </text:list>
        <text:p text:style-name="P1"/>
        <text:list text:style-name="L17">
          <text:list-item>
            <text:p text:style-name="P38"><text:span text:style-name="T11"/><text:span text:style-name="T6">Autoconfiguración: La especificación básica de IPv6 incluye una dirección de autoconfiguración. Esto permite que hasta los usuarios mas inexpertos puedan conectar sus maquinas a la red.</text:span></text:p>
          </text:list-item>
        </text:list>
        <text:p text:style-name="P1"/>
        <text:list text:style-name="L18">
          <text:list-item>
            <text:p text:style-name="P39"><text:span text:style-name="T11"/><text:span text:style-name="T6">Optimización: IPv6 rescata las mejores partes de su antecesor IPv4 y descarta las características no utilizadas del mismo.</text:span></text:p>
          </text:list-item>
        </text:list>
        <text:p text:style-name="P1"/>
        <text:p text:style-name="P1"/>
        <text:p text:style-name="P1"/>
        <table:table table:name="Table15" table:style-name="Table15">
          <table:table-column table:style-name="Table15.col1"/>
          <table:table-row>
            <table:table-cell table:style-name="Table15_col1_row1">
              <text:p text:style-name="P2"><text:span text:style-name="T1">4. Estado actual y situación en el mercado</text:span></text:p>
            </table:table-cell>
          </table:table-row>
        </table:table>
        <text:p text:style-name="P15"/>
        <text:p text:style-name="P15"/>
        <text:p text:style-name="P15"><text:span text:style-name="T6">IPv6 todavía tiene un largo camino para convertirse en el protocolo de internet. Deben finalizarse los estándares y los vendedores deben comenzar a ofrecer IPv6 en sus productos. Todavía no se dan las condiciones para la implementación y se estima que serán necesarios entre 2 y 10 años mas.</text:span></text:p>
        <text:p text:style-name="P15"/>
        <table:table table:name="Table16" table:style-name="Table16">
          <table:table-column table:style-name="Table16.col1"/>
          <table:table-column table:style-name="Table16.col2"/>
          <table:table-row>
            <table:table-cell table:style-name="Table16_col1_row1">
              <text:p text:style-name="P15"/>
            </table:table-cell>
            <table:table-cell table:style-name="Table16_col2_row1">
              <text:p text:style-name="P15"/>
              <text:p text:style-name="P15"><text:span text:style-name="T6">6bone (abreviatura de “IPv6 Backbone”) es uno de los resultados del proyecto IPng (IP next generación) de la IETF. Actualmente es una red basada en IPv6 con el propósito de testear la </text:span></text:p>
            </table:table-cell>
          </table:table-row>
          <table:table-row>
            <table:table-cell table:style-name="Table16_col1_row2" table:number-columns-spanned="2">
              <text:p text:style-name="P15"><text:span text:style-name="T6">interoperabilidad del protocolo así como encontrar problemas que puedan surgir durante las operaciones de IPv6. Colaboran en este proyecto Estados Unidos, Europa y Japón. 6bone es hoy lo que ARPANET fue en los años 60’: un entorno en el que usuarios y proveedores pueden probar nuevas ideas y tecnologías para adquirir experiencia y conocimientos sobre IPv6.</text:span></text:p>
            </table: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7" table:style-name="Table17">
          <table:table-column table:style-name="Table17.col1"/>
          <table:table-row>
            <table:table-cell table:style-name="Table17_col1_row1">
              <text:p text:style-name="P2"><text:span text:style-name="T1">5 Bibliografía </text:span></text:p>
            </table:table-cell>
          </table:table-row>
        </table:table>
        <text:p text:style-name="P15"><text:span text:style-name="T6"> </text:span></text:p>
        <text:p text:style-name="P15"/>
        <text:p text:style-name="P15"><text:span text:style-name="T6">Para el desarrollo de la presente monografía se recopilo información de las siguientes fuentes.</text:span></text:p>
        <text:p text:style-name="P15"/>
        <text:list text:style-name="L19">
          <text:list-item>
            <text:p text:style-name="P40"><text:span text:style-name="T11"/><text:span text:style-name="T6">“</text:span><text:span text:style-name="T5">Comunicación de datos, redes de computadores y sistemas abiertos</text:span><text:span text:style-name="T6">”, Fred Halsall. </text:span></text:p>
          </text:list-item>
        </text:list>
        <text:p text:style-name="P41"><text:span text:style-name="T6">Addison Wesley Longman, cuarta edición.</text:span></text:p>
        <text:p text:style-name="P15"/>
        <text:p text:style-name="P17"><text:span text:style-name="T5">Direcciones de Internet consultadas</text:span></text:p>
        <text:p text:style-name="P15"/>
        <text:list text:style-name="L20">
          <text:list-item>
            <text:p text:style-name="P42"><text:span text:style-name="T11"/><text:span text:style-name="T6">http://www.ipv6.org/</text:span></text:p>
          </text:list-item>
          <text:list-item>
            <text:p text:style-name="P42"><text:span text:style-name="T11"/><text:span text:style-name="T6">http://www.ipv6.com</text:span></text:p>
          </text:list-item>
          <text:list-item>
            <text:p text:style-name="P42"><text:span text:style-name="T11"/><text:span text:style-name="T6">http://faq.v6.wide.ad.jp/</text:span></text:p>
          </text:list-item>
          <text:list-item>
            <text:p text:style-name="P42"><text:span text:style-name="T11"/><text:span text:style-name="T6">http://www.sun.com</text:span></text:p>
          </text:list-item>
          <text:list-item>
            <text:p text:style-name="P42"><text:span text:style-name="T11"/><text:span text:style-name="T6">http://linux.com/howto/IR-HOWTO.html</text:span></text:p>
          </text:list-item>
          <text:list-item>
            <text:p text:style-name="P42"><text:span text:style-name="T11"/><text:span text:style-name="T6">http://www.ewos.be/coexist/etg071/gintrod.htm#INICIO</text:span></text:p>
          </text:list-item>
        </text:list>
        <text:list text:style-name="L21">
          <text:list-item>
            <text:p text:style-name="P43"><text:span text:style-name="T11"/><text:span text:style-name="T6">http://www.reuna.ci/consorxio/INternet/Ripv6.htm </text:span></text:p>
          </text:list-item>
          <text:list-item>
            <text:p text:style-name="P43"><text:span text:style-name="T11"/><text:span text:style-name="T6">http://www.europe.decus.org/symposium/97/intranet/sessions/html/s223.htm</text:span></text:p>
          </text:list-item>
        </text:list>
        <text:list text:style-name="L22">
          <text:list-item>
            <text:p text:style-name="P44"><text:span text:style-name="T11"/><text:span text:style-name="T6">http://intraware.netscape.com/ms/mktg/indaa/ew/implement_ipv6.html</text:span></text:p>
          </text:list-item>
          <text:list-item>
            <text:p text:style-name="P44"><text:span text:style-name="T11"/><text:span text:style-name="T6">http://playground.sun.com/pub/ipng/html/ipng-main.html</text:span></text:p>
          </text:list-item>
          <text:list-item>
            <text:p text:style-name="P44"><text:span text:style-name="T11"/><text:span text:style-name="T6">http://www.6bone.net/</text:span></text:p>
          </text:list-item>
          <text:list-item>
            <text:p text:style-name="P44"><text:span text:style-name="T11"/><text:span text:style-name="T6">http://www.6bone.net/about_6bone.html</text:span></text:p>
          </text:list-item>
          <text:list-item>
            <text:p text:style-name="P44"><text:span text:style-name="T11"/><text:span text:style-name="T6">http://dsi.cem.itesm.mx/~ltrejo/REDES/Lan/node154.html</text:span></text:p>
          </text:list-item>
          <text:list-item>
            <text:p text:style-name="P44"><text:span text:style-name="T11"/><text:span text:style-name="T6">http://ietf.org/rfc/1933.txt</text:span></text:p>
          </text:list-item>
          <text:list-item>
            <text:p text:style-name="P44"><text:span text:style-name="T11"/><text:span text:style-name="T6">http://ietf.org/rfc/2529.txt</text:span></text:p>
          </text:list-item>
        </text:list>
        <text:p/>
        <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TÃ­tulo 5" style:parent-style-name="Normal" style:next-style-name="Normal">
      <style:paragraph-properties fo:text-align="center" fo:line-height="100%" fo:keep-with-next="always" style:writing-mode="lr"/>
      <style:text-properties style:font-name="Times New Roman" fo:font-size="10pt" fo:language="es" fo:country="ES" fo:font-weight="bold"/>
    </style:style>
    <style:style style:family="paragraph" style:name="TÃ­tulo 6" style:parent-style-name="Normal" style:next-style-name="Normal">
      <style:paragraph-properties fo:text-align="center" fo:line-height="100%" fo:keep-with-next="always" style:writing-mode="lr"/>
      <style:text-properties style:font-name="Times New Roman" fo:font-size="16pt" fo:language="es" fo:country="ES"/>
    </style:style>
    <style:style style:family="paragraph" style:name="TÃ­tulo 7" style:parent-style-name="Normal" style:next-style-name="Normal">
      <style:paragraph-properties fo:text-align="center" fo:line-height="100%" fo:keep-with-next="always" style:writing-mode="lr"/>
      <style:text-properties style:font-name="Times New Roman" fo:font-size="20pt" fo:language="es" fo:country="ES"/>
    </style:style>
    <style:style style:family="paragraph" style:name="TÃ­tulo 8" style:parent-style-name="Normal" style:next-style-name="Normal">
      <style:paragraph-properties fo:text-align="left" fo:line-height="100%" fo:keep-with-next="always" style:writing-mode="lr"/>
      <style:text-properties style:font-name="Times New Roman" fo:font-size="10pt" fo:language="es" fo:country="ES" fo:font-weight="bold"/>
    </style:style>
    <style:style style:family="paragraph" style:name="Heading 1" style:parent-style-name="Normal" style:next-style-name="Normal">
      <style:paragraph-properties fo:text-align="justify" fo:line-height="100%" fo:keep-with-next="always" style:writing-mode="lr"/>
      <style:text-properties fo:color="#ffffff" style:font-name="Times New Roman" fo:font-size="18pt" fo:language="es" fo:country="MX" fo:font-weight="bold"/>
    </style:style>
    <style:style style:family="paragraph" style:name="Encabezado" style:parent-style-name="Normal" style:next-style-name="Encabezado">
      <style:paragraph-properties fo:text-align="left" fo:line-height="100%" style:writing-mode="lr">
        <style:tab-stops>
          <style:tab-stop style:type="center" style:position="3.068750in"/>
          <style:tab-stop style:type="center" style:position="6.137500in"/>
        </style:tab-stops>
      </style:paragraph-properties>
      <style:text-properties style:font-name="Times New Roman" fo:font-size="10pt" fo:language="es" fo:country="ES"/>
    </style:style>
    <style:style style:family="paragraph" style:name="Normal" style:next-style-name="Normal">
      <style:paragraph-properties fo:text-align="left" fo:text-indent="0in" fo:line-height="100%" fo:background-color="transparent" fo:widows="2" fo:margin-left="0pt" fo:margin-right="0pt" fo:margin-top="0pt" fo:margin-bottom="0pt" style:writing-mode="lr"/>
      <style:text-properties fo:color="#000000" style:font-name="Times New Roman" fo:font-size="10pt" fo:language="es" fo:country="ES" fo:font-weight="normal" fo:background-color="transparent"/>
    </style:style>
    <style:style style:family="paragraph" style:name="TÃ­tulo de Ã­ndice" style:parent-style-name="Normal">
      <style:paragraph-properties fo:text-align="left" fo:line-height="100%" style:writing-mode="lr"/>
      <style:text-properties style:font-name="Times New Roman" fo:font-size="10pt" fo:language="es" fo:country="ES"/>
    </style:style>
    <style:style style:family="paragraph" style:name="Texto independiente" style:parent-style-name="Normal" style:next-style-name="Texto independiente">
      <style:paragraph-properties fo:text-align="justify" fo:line-height="100%" style:writing-mode="lr"/>
      <style:text-properties style:font-name="Times New Roman" fo:font-size="10pt" fo:language="es" fo:country="ES"/>
    </style:style>
    <style:style style:family="paragraph" style:name="Heading 2" style:parent-style-name="Normal" style:next-style-name="Normal">
      <style:paragraph-properties fo:text-align="justify" fo:line-height="100%" fo:keep-with-next="always" style:writing-mode="lr"/>
      <style:text-properties style:font-name="Times New Roman" fo:font-size="10pt" fo:language="es" fo:country="MX" fo:font-weight="bold"/>
    </style:style>
    <style:style style:family="paragraph" style:name="Heading 4" style:parent-style-name="Normal" style:next-style-name="Normal">
      <style:paragraph-properties fo:text-align="center" fo:line-height="100%" fo:keep-with-next="always" style:writing-mode="lr"/>
      <style:text-properties style:font-name="Times New Roman" fo:font-size="8pt" fo:language="es" fo:country="ES" fo:font-weight="bold"/>
    </style:style>
    <style:style style:family="paragraph" style:name="Tabla de ilustraciones" style:parent-style-name="Normal" style:next-style-name="Normal">
      <style:paragraph-properties fo:text-align="left" fo:text-indent="-0.2778in" fo:line-height="100%" fo:margin-left="0.2778in" style:writing-mode="lr"/>
      <style:text-properties style:font-name="Times New Roman" fo:font-size="10pt" fo:language="es" fo:country="ES"/>
    </style:style>
    <style:style style:family="paragraph" style:name="Pie de pÃ¡gina" style:parent-style-name="Normal" style:next-style-name="Pie de pÃ¡gina">
      <style:paragraph-properties fo:text-align="left" fo:line-height="100%" style:writing-mode="lr">
        <style:tab-stops>
          <style:tab-stop style:type="center" style:position="3.068750in"/>
          <style:tab-stop style:type="center" style:position="6.137500in"/>
        </style:tab-stops>
      </style:paragraph-properties>
      <style:text-properties style:font-name="Times New Roman" fo:font-size="10pt" fo:language="es" fo:country="ES"/>
    </style:style>
  </office:styles>
  <office:automatic-styles>
    <style:style style:family="text" style:name="T1">
      <style:text-properties style:font-name="Times New Roman" fo:font-size="10pt" fo:language="none" fo:country="none"/>
    </style:style>
    <style:style style:family="text" style:name="T2" style:parent-style-name="NÃºmero de pÃ¡gina">
      <style:text-properties style:font-name="Times New Roman" fo:font-size="10pt" fo:language="none" fo:country="none"/>
    </style:style>
    <style:style style:family="text" style:name="T3">
      <style:text-properties style:font-name="Times New Roman" fo:font-size="10pt" fo:language="es" fo:country="ES"/>
    </style:style>
    <style:style style:family="paragraph" style:name="P2" style:parent-style-name="Encabezado">
      <style:paragraph-properties fo:text-align="left" fo:line-height="100%" style:writing-mode="lr">
        <style:tab-stops>
          <style:tab-stop style:type="center" style:position="3.066667in"/>
          <style:tab-stop style:type="center" style:position="6.137500in"/>
        </style:tab-stops>
      </style:paragraph-properties>
    </style:style>
    <style:style style:family="paragraph" style:name="P3" style:parent-style-name="Normal">
      <style:paragraph-properties fo:text-align="left" fo:line-height="100%" style:writing-mode="lr"/>
    </style:style>
    <style:style style:family="paragraph" style:name="P4" style:parent-style-name="Pie de pÃ¡gina">
      <style:paragraph-properties fo:text-align="left" fo:line-height="100%" style:writing-mode="lr">
        <style:tab-stops>
          <style:tab-stop style:type="center" style:position="3.066667in"/>
          <style:tab-stop style:type="center" style:position="6.137500in"/>
        </style:tab-stops>
      </style:paragraph-properties>
    </style:style>
    <style:style style:family="paragraph" style:name="P5" style:parent-style-name="Pie de pÃ¡gina">
      <style:paragraph-properties fo:text-align="left" fo:line-height="100%" fo:margin-right="6.3mm" style:writing-mode="lr">
        <style:tab-stops>
          <style:tab-stop style:type="center" style:position="3.066667in"/>
          <style:tab-stop style:type="center" style:position="6.137500in"/>
        </style:tab-stops>
      </style:paragraph-properties>
    </style:style>
    <style:style style:family="paragraph" style:name="P1" style:parent-style-name="Encabezado">
      <style:paragraph-properties fo:text-align="end" fo:line-height="100%" style:writing-mode="lr">
        <style:tab-stops>
          <style:tab-stop style:type="center" style:position="3.066667in"/>
          <style:tab-stop style:type="center" style:position="6.137500in"/>
        </style:tab-stops>
      </style:paragraph-properties>
    </style:style>
    <style:page-layout style:name="Standard">
      <style:page-layout-properties fo:page-width="210.000000mm" fo:page-height="297.000000mm" style:print-orientation="portrait" fo:margin-top="2.000000cm" fo:margin-bottom="0.500000cm" fo:margin-left="40.0mm" fo:margin-right="25.0mm"/>
      <style:header-style>
        <style:header-footer-properties svg:height="1.645916cm"/>
      </style:header-style>
      <style:footer-style>
        <style:header-footer-properties svg:height="2.426334cm"/>
      </style:footer-style>
    </style:page-layout>
  </office:automatic-styles>
  <office:master-styles>
    <style:master-page style:name="Standard" style:page-layout-name="Standard">
      <style:header>
        <text:p text:style-name="P1"><text:span text:style-name="T1">Direccionamiento en IPv6</text:span></text:p>
        <text:p text:style-name="P2"/>
        <text:p text:style-name="P3"/>
        <text:p/>
      </style:header>
      <style:footer>
        <text:p text:style-name="P4"><text:page-number>11</text:page-number></text:p>
        <text:p text:style-name="P4"><text:span text:style-name="T2">PAGE <text:s/>11</text:span></text:p>
        <text:p text:style-name="P5"><text:span text:style-name="T3">Ingeniero en Sistemas de Información</text:span></text:p>
        <text:p text:style-name="P5"/>
        <text:p text:style-name="P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dc:title>UNIVERSIDAD TECNOLOGICA NACIONAL</dc:title>
    <dc:creator>Pablo Augusto Sznajdleder</dc:creator>
    <meta:creation-date>1999-12-12T16:37:00Z</meta:creation-date>
    <dc:date>2002-11-19T09:53:00Z</dc:date>
  </office:meta>
</office:document-meta>
</file>